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Gradient_20_3" draw:textarea-horizontal-align="justify" draw:textarea-vertical-align="middle" draw:auto-grow-height="false" fo:min-height="1.033cm" fo:min-width="2.405cm" fo:padding-top="0.1cm" fo:padding-bottom="0.1cm" fo:padding-left="0.225cm" fo:padding-right="0.225cm" fo:wrap-option="no-wrap" draw:shadow="hidden" draw:shadow-offset-x="0.2cm" draw:shadow-offset-y="0.2cm" draw:shadow-color="#808080"/>
    </style:style>
    <style:style style:name="gr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graphic-properties svg:stroke-width="0.053cm" svg:stroke-color="#ed1c24" draw:marker-start-width="0.279cm" draw:marker-end-width="0.279cm" draw:textarea-vertical-align="middle" fo:padding-top="0.151cm" fo:padding-bottom="0.151cm" fo:padding-left="0.276cm" fo:padding-right="0.276cm"/>
    </style:style>
    <style:style style:name="gr22" style:family="graphic" style:parent-style-name="standard">
      <style:graphic-properties draw:stroke="none" svg:stroke-color="#000000" draw:fill="none" draw:fill-color="#ffffff" draw:textarea-vertical-align="top" fo:min-height="2.666cm"/>
    </style:style>
    <style:style style:name="gr23" style:family="graphic" style:parent-style-name="standard">
      <style:graphic-properties draw:stroke="dash" draw:stroke-dash="Dashed_20__28_var_29_" svg:stroke-width="0.053cm" svg:stroke-color="#00a65d" draw:marker-start-width="0.359cm" draw:marker-end-width="0.359cm" draw:fill="none" draw:textarea-horizontal-align="justify" draw:textarea-vertical-align="middle" draw:auto-grow-height="false" fo:min-height="3.015cm" fo:min-width="4.195cm" fo:padding-top="0.151cm" fo:padding-bottom="0.151cm" fo:padding-left="0.276cm" fo:padding-right="0.276cm"/>
    </style:style>
    <style:style style:name="gr24" style:family="graphic" style:parent-style-name="standard">
      <style:graphic-properties svg:stroke-width="0.053cm" svg:stroke-color="#f58220" draw:marker-start-width="0.279cm" draw:marker-end-width="0.279cm" draw:textarea-vertical-align="middle" fo:padding-top="0.151cm" fo:padding-bottom="0.151cm" fo:padding-left="0.276cm" fo:padding-right="0.276cm"/>
    </style:style>
    <style:style style:name="gr25" style:family="graphic" style:parent-style-name="standard">
      <style:graphic-properties draw:stroke="solid" svg:stroke-width="0.053cm" svg:stroke-color="#a3238e" draw:marker-start-width="0.279cm" draw:marker-end-width="0.279cm" draw:textarea-vertical-align="middle" fo:padding-top="0.151cm" fo:padding-bottom="0.151cm" fo:padding-left="0.276cm" fo:padding-right="0.276cm"/>
    </style:style>
    <style:style style:name="gr26" style:family="graphic" style:parent-style-name="standard">
      <style:graphic-properties svg:stroke-width="0.053cm" svg:stroke-color="#a3238e" draw:marker-start-width="0.279cm" draw:marker-end-width="0.279cm" draw:textarea-vertical-align="middle" fo:padding-top="0.151cm" fo:padding-bottom="0.151cm" fo:padding-left="0.276cm" fo:padding-right="0.276cm"/>
    </style:style>
    <style:style style:name="gr27" style:family="graphic" style:parent-style-name="standard">
      <style:graphic-properties svg:stroke-width="0.053cm" svg:stroke-color="#00a65d" draw:marker-start-width="0.279cm" draw:marker-end-width="0.279cm" draw:textarea-vertical-align="middle" fo:padding-top="0.151cm" fo:padding-bottom="0.151cm" fo:padding-left="0.276cm" fo:padding-right="0.276cm"/>
    </style:style>
    <style:style style:name="gr28" style:family="graphic" style:parent-style-name="standard">
      <style:graphic-properties svg:stroke-width="0.053cm" svg:stroke-color="#0066b3" draw:marker-start-width="0.279cm" draw:marker-end-width="0.279cm" draw:textarea-vertical-align="middle" fo:padding-top="0.151cm" fo:padding-bottom="0.151cm" fo:padding-left="0.276cm" fo:padding-right="0.276cm"/>
    </style:style>
    <style:style style:name="gr29" style:family="graphic" style:parent-style-name="standard">
      <style:graphic-properties draw:stroke="none" svg:stroke-color="#000000" draw:fill="none" draw:fill-color="#ffffff" fo:min-height="1.07cm"/>
    </style:style>
    <style:style style:name="gr3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graphic-properties draw:stroke="none" svg:stroke-color="#000000" draw:fill="none" draw:fill-color="#ffffff" fo:min-height="1.067cm"/>
    </style:style>
    <style:style style:name="gr28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7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37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3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cm" fo:padding-bottom="0.1cm" fo:padding-left="0.225cm" fo:padding-right="0.2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9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9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1">
      <style:graphic-properties draw:stroke="solid" draw:stroke-dash="Dashed_20__28_var_29__20_2" svg:stroke-width="0.05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cm" fo:padding-bottom="0.1cm" fo:padding-left="0.225cm" fo:padding-right="0.22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graphic-properties draw:stroke="none" svg:stroke-color="#000000" draw:fill="none" draw:fill-color="#ffffff" fo:min-height="0.534cm"/>
    </style:style>
    <style:style style:name="gr544" style:family="graphic" style:parent-style-name="objectwithoutfill">
      <style:graphic-properties svg:stroke-width="0.053cm" svg:stroke-color="#00a65d" draw:marker-start-width="0.279cm" draw:marker-end-width="0.279cm" draw:fill="none" draw:textarea-vertical-align="middle" fo:padding-top="0.151cm" fo:padding-bottom="0.151cm" fo:padding-left="0.276cm" fo:padding-right="0.276cm"/>
    </style:style>
    <style:style style:name="gr545"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3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8"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9"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cm" fo:padding-bottom="0.1cm" fo:padding-left="0.225cm" fo:padding-right="0.2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5"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6"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0"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1"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2"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3"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standard">
      <style:graphic-properties draw:stroke="dash" draw:stroke-dash="Dashed_20__28_var_29_" svg:stroke-width="0.053cm" svg:stroke-color="#a3238e" draw:marker-start-width="0.359cm" draw:marker-end-width="0.359cm" draw:fill="none" draw:textarea-horizontal-align="justify" draw:textarea-vertical-align="middle" draw:auto-grow-height="false" fo:min-height="3.391cm" fo:min-width="4.769cm" fo:padding-top="0.151cm" fo:padding-bottom="0.151cm" fo:padding-left="0.276cm" fo:padding-right="0.276cm"/>
    </style:style>
    <style:style style:name="gr675" style:family="graphic" style:parent-style-name="standard">
      <style:graphic-properties draw:stroke="dash" draw:stroke-dash="Dashed_20__28_var_29_" svg:stroke-width="0.053cm" svg:stroke-color="#0066b3" draw:marker-start-width="0.359cm" draw:marker-end-width="0.359cm" draw:fill="none" draw:textarea-horizontal-align="justify" draw:textarea-vertical-align="middle" draw:auto-grow-height="false" fo:min-height="3.174cm" fo:min-width="4.814cm" fo:padding-top="0.151cm" fo:padding-bottom="0.151cm" fo:padding-left="0.276cm" fo:padding-right="0.276cm"/>
    </style:style>
    <style:style style:name="gr676" style:family="graphic" style:parent-style-name="standard">
      <style:graphic-properties draw:stroke="dash" draw:stroke-dash="Dashed_20__28_var_29_" svg:stroke-width="0.053cm" svg:stroke-color="#f58220" draw:marker-start-width="0.359cm" draw:marker-end-width="0.359cm" draw:fill="none" draw:textarea-horizontal-align="justify" draw:textarea-vertical-align="middle" draw:auto-grow-height="false" fo:min-height="3.174cm" fo:min-width="4.814cm" fo:padding-top="0.151cm" fo:padding-bottom="0.151cm" fo:padding-left="0.276cm" fo:padding-right="0.276cm"/>
    </style:style>
    <style:style style:name="gr677" style:family="graphic" style:parent-style-name="standard">
      <style:graphic-properties draw:stroke="dash" draw:stroke-dash="Dashed_20__28_var_29_" svg:stroke-width="0.053cm" svg:stroke-color="#00a65d" draw:marker-start-width="0.359cm" draw:marker-end-width="0.359cm" draw:fill="none" draw:textarea-horizontal-align="justify" draw:textarea-vertical-align="middle" draw:auto-grow-height="false" fo:min-height="5.842cm" fo:min-width="1.927cm" fo:padding-top="0.151cm" fo:padding-bottom="0.151cm" fo:padding-left="0.276cm" fo:padding-right="0.276cm"/>
    </style:style>
    <style:style style:name="gr678" style:family="graphic" style:parent-style-name="standard">
      <style:graphic-properties draw:stroke="dash" draw:stroke-dash="Dashed_20__28_var_29_" svg:stroke-width="0.053cm" svg:stroke-color="#00a65d" draw:marker-start-width="0.359cm" draw:marker-end-width="0.359cm" draw:fill="none" draw:textarea-horizontal-align="justify" draw:textarea-vertical-align="middle" draw:auto-grow-height="false" fo:min-height="5.782cm" fo:min-width="1.927cm" fo:padding-top="0.151cm" fo:padding-bottom="0.151cm" fo:padding-left="0.276cm" fo:padding-right="0.276cm"/>
    </style:style>
    <style:style style:name="gr679" style:family="graphic" style:parent-style-name="standard">
      <style:graphic-properties svg:stroke-width="0.053cm" svg:stroke-color="#00a65d" draw:marker-start-width="0.28cm" draw:marker-end-width="0.28cm" draw:textarea-vertical-align="middle" fo:padding-top="0.152cm" fo:padding-bottom="0.152cm" fo:padding-left="0.277cm" fo:padding-right="0.277cm"/>
    </style:style>
    <style:style style:name="gr68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8"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0"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1"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2"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3"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4" style:family="graphic" style:parent-style-name="standard" style:list-style-name="L1">
      <style:graphic-properties draw:stroke="solid" draw:stroke-dash="Dashed_20__28_var_29__20_2" svg:stroke-width="0.05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0"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7"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5cm" fo:padding-bottom="0.05cm" fo:padding-left="0.175cm" fo:padding-right="0.1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9"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5cm" fo:padding-bottom="0.15cm" fo:padding-left="0.275cm" fo:padding-right="0.27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0"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3"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4"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5"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6"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7"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8"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9"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0"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1"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2"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3"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4"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5"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5cm" fo:padding-bottom="0.05cm" fo:padding-left="0.175cm" fo:padding-right="0.1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6"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7" style:family="graphic" style:parent-style-name="standard" style:list-style-name="L1">
      <style:graphic-properties draw:stroke="solid" draw:stroke-dash="Dashed_20__28_var_29__20_2" svg:stroke-width="0.05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8"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9"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0"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1"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2" style:family="graphic" style:parent-style-name="standard" style:list-style-name="L1">
      <style:graphic-properties draw:stroke="solid" draw:stroke-dash="Dashed_20__28_var_29__20_2" svg:stroke-width="0.05cm" svg:stroke-color="#fffff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3"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4"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5" style:family="graphic" style:parent-style-name="standard" style:list-style-name="L1">
      <style:graphic-properties draw:stroke="solid" draw:stroke-dash="Dashed_20__28_var_29__20_2" svg:stroke-width="0.05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5cm" fo:padding-bottom="0.15cm" fo:padding-left="0.275cm" fo:padding-right="0.27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6" style:family="graphic" style:parent-style-name="standard" style:list-style-name="L1">
      <style:graphic-properties draw:stroke="none" draw:stroke-dash="Dashed_20__28_var_29__20_2" svg:stroke-width="0.05cm" svg:stroke-color="#808080" draw:marker-start="" draw:marker-start-width="0.275cm" draw:marker-start-center="false" draw:marker-end="" draw:marker-end-width="0.275cm" draw:marker-end-center="false" svg:stroke-opacity="100%" draw:stroke-linejoin="round"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Light_20_Red_20_Axial_20_H"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4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49"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75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751"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752"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ffffff" draw:textarea-horizontal-align="justify" draw:textarea-vertical-align="middle" draw:auto-grow-height="false" fo:padding-top="0.134cm" fo:padding-bottom="0.134cm" fo:padding-left="0.259cm" fo:padding-right="0.259cm" draw:shadow="hidden" draw:shadow-offset-x="0.2cm" draw:shadow-offset-y="0.2cm" draw:shadow-color="#808080"/>
    </style:style>
    <style:style style:name="gr75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5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5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5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5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5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5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6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6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6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6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6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6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6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6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68"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69"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0"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71"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72"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73"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74"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75"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76"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77" style:family="graphic" style:parent-style-name="standard" style:list-style-name="L1">
      <style:graphic-properties draw:stroke="solid" svg:stroke-width="0.05cm" svg:stroke-color="#ffffff" draw:marker-start="" draw:marker-start-width="0.275cm" draw:marker-start-center="false" draw:marker-end="" draw:marker-end-width="0.275cm" draw:marker-end-center="false" draw:fill="none" draw:fill-color="#729fcf" draw:textarea-horizontal-align="justify" draw:textarea-vertical-align="middle" fo:padding-top="0.025cm" fo:padding-bottom="0.025cm" fo:padding-left="0.025cm" fo:padding-right="0.025cm" draw:shadow="hidden" draw:shadow-offset-x="0.2cm" draw:shadow-offset-y="0.2cm" draw:shadow-color="#808080"/>
    </style:style>
    <style:style style:name="gr77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5cm" fo:padding-bottom="0.15cm" fo:padding-left="0.275cm" fo:padding-right="0.275cm" draw:shadow="hidden" draw:shadow-offset-x="0.2cm" draw:shadow-offset-y="0.2cm" draw:shadow-color="#808080"/>
    </style:style>
    <style:style style:name="gr779" style:family="graphic" style:parent-style-name="standard">
      <style:graphic-properties draw:stroke="none" draw:stroke-dash="Dashed_20__28_var_29__20_1" svg:stroke-width="0cm" svg:stroke-color="#233c4c" draw:marker-start="" draw:marker-start-center="false" draw:marker-end=""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80"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34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81" style:family="graphic" style:parent-style-name="standard">
      <style:graphic-properties draw:stroke="none" draw:stroke-dash="Dashed_20__28_var_29__20_1" svg:stroke-width="0cm" svg:stroke-color="#233c4c" draw:marker-start="" draw:marker-start-width="0.321cm" draw:marker-start-center="false" draw:marker-end="" draw:marker-end-width="0.321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82"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67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83" style:family="graphic" style:parent-style-name="standard">
      <style:graphic-properties draw:stroke="none" draw:stroke-dash="Dashed_20__28_var_29__20_1" svg:stroke-width="0cm" svg:stroke-color="#233c4c" draw:marker-start="" draw:marker-start-width="0.442cm" draw:marker-start-center="false" draw:marker-end="" draw:marker-end-width="0.442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84"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85" style:family="graphic" style:parent-style-name="standard">
      <style:graphic-properties draw:stroke="none" draw:stroke-dash="Dashed_20__28_var_29__20_1" svg:stroke-width="0cm" svg:stroke-color="#233c4c" draw:marker-start="" draw:marker-start-width="0.805cm" draw:marker-start-center="false" draw:marker-end="" draw:marker-end-width="0.805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86"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5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87" style:family="graphic" style:parent-style-name="standard">
      <style:graphic-properties draw:stroke="none" draw:stroke-dash="Dashed_20__28_var_29__20_1" svg:stroke-width="0cm" svg:stroke-color="#233c4c" draw:marker-start="" draw:marker-start-width="0.926cm" draw:marker-start-center="false" draw:marker-end="" draw:marker-end-width="0.926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88"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797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89" style:family="graphic" style:parent-style-name="standard">
      <style:graphic-properties draw:stroke="none" draw:stroke-dash="Dashed_20__28_var_29__20_1" svg:stroke-width="0cm" svg:stroke-color="#233c4c" draw:marker-start="" draw:marker-start-width="1.047cm" draw:marker-start-center="false" draw:marker-end="" draw:marker-end-width="1.047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90"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3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91" style:family="graphic" style:parent-style-name="standard">
      <style:graphic-properties draw:stroke="none" draw:stroke-dash="Dashed_20__28_var_29__20_1" svg:stroke-width="0cm" svg:stroke-color="#233c4c" draw:marker-start="" draw:marker-start-width="1.289cm" draw:marker-start-center="false" draw:marker-end="" draw:marker-end-width="1.289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92"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879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93" style:family="graphic" style:parent-style-name="standard">
      <style:graphic-properties draw:stroke="none" draw:stroke-dash="Dashed_20__28_var_29__20_1" svg:stroke-width="0cm" svg:stroke-color="#233c4c" draw:marker-start="" draw:marker-start-width="1.168cm" draw:marker-start-center="false" draw:marker-end="" draw:marker-end-width="1.168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94"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95" style:family="graphic" style:parent-style-name="standard">
      <style:graphic-properties draw:stroke="none" draw:stroke-dash="Dashed_20__28_var_29__20_1" svg:stroke-width="0cm" svg:stroke-color="#233c4c" draw:marker-start="" draw:marker-start-width="0.563cm" draw:marker-start-center="false" draw:marker-end="" draw:marker-end-width="0.563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96"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ff8f00"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1.96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97" style:family="graphic" style:parent-style-name="standard">
      <style:graphic-properties draw:stroke="none" draw:stroke-dash="Dashed_20__28_var_29__20_1" svg:stroke-width="0cm" svg:stroke-color="#233c4c" draw:marker-start="" draw:marker-start-width="0.684cm" draw:marker-start-center="false" draw:marker-end="" draw:marker-end-width="0.684cm" draw:marker-end-center="false" svg:stroke-opacity="100%" draw:stroke-linejoin="round" svg:stroke-linecap="butt" draw:fill="solid" draw:fill-color="#233c4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2.0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98" style:family="graphic" style:parent-style-name="standard" style:list-style-name="L1">
      <style:graphic-properties draw:stroke="solid" svg:stroke-width="0.05cm" svg:stroke-color="#000000" draw:marker-start="" draw:marker-start-width="0.275cm" draw:marker-start-center="false" draw:marker-end="" draw:marker-end-width="0.275cm" draw:marker-end-center="false" draw:fill="gradient" draw:fill-color="#cfe7f5" draw:fill-gradient-name="VRT_20_Light_20_Axial_20_V" draw:textarea-horizontal-align="justify" draw:textarea-vertical-align="middle" draw:auto-grow-height="false" fo:min-height="0.644cm" fo:min-width="1.504cm" fo:padding-top="0.1cm" fo:padding-bottom="0.1cm" fo:padding-left="0.225cm" fo:padding-right="0.225cm" fo:wrap-option="no-wrap" draw:shadow="hidden" draw:shadow-offset-x="0.2cm" draw:shadow-offset-y="0.2cm" draw:shadow-color="#808080"/>
    </style:style>
    <style:style style:name="P1" style:family="paragraph">
      <loext:graphic-properties draw:fill="gradient" draw:fill-color="#cfe7f5" draw:fill-gradient-name="Gradient_20_3"/>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Titillium Web" fo:font-size="10pt" fo:font-style="normal" fo:text-shadow="none" style:text-underline-style="none" fo:font-weight="bold" style:letter-kerning="true" fo:background-color="transparent"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P2" style:family="paragraph">
      <loext:graphic-properties draw:fill="solid" draw:fill-color="#e5e5e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text-align="center"/>
    </style:style>
    <style:style style:name="P12" style:family="paragraph">
      <style:paragraph-properties fo:margin-top="0cm" fo:margin-bottom="0cm" fo:text-align="start" style:writing-mode="lr-tb"/>
    </style:style>
    <style:style style:name="P13" style:family="paragraph">
      <loext:graphic-properties draw:fill="none" draw:fill-color="#ffffff"/>
      <style:paragraph-properties fo:margin-top="0cm" fo:margin-bottom="0cm" fo:text-align="start" style:writing-mode="lr-tb"/>
      <style:text-properties style:font-name="Titillium Web" fo:font-size="10pt" style:font-size-asian="12pt" style:font-size-complex="12pt"/>
    </style:style>
    <style:style style:name="P14" style:family="paragraph">
      <loext:graphic-properties draw:fill="none"/>
      <style:paragraph-properties fo:text-align="center"/>
    </style:style>
    <style:style style:name="P15" style:family="paragraph">
      <loext:graphic-properties draw:fill="none" draw:fill-color="#ffffff"/>
      <style:paragraph-properties fo:text-align="center"/>
      <style:text-properties fo:color="#00a65d" style:font-name="Titillium Web" fo:font-size="10pt" style:font-size-asian="12pt" style:font-size-complex="12pt"/>
    </style:style>
    <style:style style:name="P16"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style:paragraph-properties fo:margin-top="0cm" fo:margin-bottom="0cm" fo:text-align="center"/>
    </style:style>
    <style:style style:name="P21" style:family="paragraph">
      <loext:graphic-properties draw:fill="none" draw:fill-color="#ffffff"/>
      <style:paragraph-properties fo:margin-top="0cm" fo:margin-bottom="0cm" fo:text-align="center"/>
      <style:text-properties fo:color="#00a65d" style:font-name="Titillium Web" fo:font-size="10pt" fo:font-weight="bold" style:font-size-asian="12pt" style:font-size-complex="12pt"/>
    </style:style>
    <style:style style:name="P22" style:family="paragraph">
      <style:paragraph-properties fo:text-align="end"/>
    </style:style>
    <style:style style:name="P23" style:family="paragraph">
      <loext:graphic-properties draw:fill="none" draw:fill-color="#ffffff"/>
      <style:paragraph-properties fo:text-align="end"/>
      <style:text-properties fo:color="#000000" style:font-name="Titillium Web" fo:font-size="10pt" style:font-size-asian="12pt" style:font-size-complex="12pt"/>
    </style:style>
    <style:style style:name="P24" style:family="paragraph">
      <style:paragraph-properties fo:text-align="start"/>
    </style:style>
    <style:style style:name="P25"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none" draw:fill-color="#ffffff"/>
      <style:paragraph-properties fo:text-align="end"/>
      <style:text-properties fo:color="#ed1c24" style:font-name="Titillium Web" fo:font-size="10pt" style:font-size-asian="12pt" style:font-size-complex="12pt"/>
    </style:style>
    <style:style style:name="P30" style:family="paragraph">
      <loext:graphic-properties draw:fill="none" draw:fill-color="#ffffff"/>
      <style:paragraph-properties fo:text-align="start"/>
      <style:text-properties fo:color="#00a65d" style:font-name="Titillium Web" fo:font-size="10pt" style:font-size-asian="12pt" style:font-size-complex="12pt"/>
    </style:style>
    <style:style style:name="P31"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5"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8"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ffffff"/>
      <style:paragraph-properties fo:text-align="end"/>
      <style:text-properties fo:color="#a3238e" style:font-name="Titillium Web" fo:font-size="10pt" style:font-size-asian="12pt" style:font-size-complex="12pt"/>
    </style:style>
    <style:style style:name="P40" style:family="paragraph">
      <loext:graphic-properties draw:fill="none" draw:fill-color="#ffffff"/>
      <style:paragraph-properties fo:text-align="end"/>
      <style:text-properties fo:color="#0066b3" style:font-name="Titillium Web" fo:font-size="10pt" style:font-size-asian="12pt" style:font-size-complex="12pt"/>
    </style:style>
    <style:style style:name="P41" style:family="paragraph">
      <loext:graphic-properties draw:fill="none" draw:fill-color="#ffffff"/>
      <style:paragraph-properties fo:text-align="end"/>
      <style:text-properties fo:color="#f58220" style:font-name="Titillium Web" fo:font-size="10pt" style:font-size-asian="12pt" style:font-size-complex="12pt"/>
    </style:style>
    <style:style style:name="P42" style:family="paragraph">
      <style:paragraph-properties fo:margin-left="0cm" fo:margin-right="0cm" fo:margin-top="0cm" fo:margin-bottom="0cm" fo:line-height="100%" fo:text-align="center" fo:text-indent="0cm"/>
    </style:style>
    <style:style style:name="P43" style:family="paragraph">
      <loext:graphic-properties draw:fill="gradient" draw:fill-color="#cfe7f5" draw:fill-gradient-name="VRT_20_Light_20_Axial_20_V"/>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T1" style:family="text">
      <style:text-properties fo:color="#00a65d" style:font-name="Titillium Web" fo:font-size="10pt" fo:font-weight="bold" style:font-size-asian="12pt" style:font-weight-asian="bold" style:font-size-complex="12pt" style:font-weight-complex="bold"/>
    </style:style>
    <style:style style:name="T2" style:family="text">
      <style:text-properties fo:color="#000000" style:font-name="Titillium Web" fo:font-size="10pt" fo:font-weight="bold" style:font-size-asian="12pt" style:font-weight-asian="bold" style:font-size-complex="12pt" style:font-weight-complex="bold"/>
    </style:style>
    <style:style style:name="T3" style:family="text">
      <style:text-properties fo:color="#000000" style:font-name="Titillium Web" fo:font-size="10pt" fo:font-weight="bold" style:font-size-asian="12pt" style:font-size-complex="12pt"/>
    </style:style>
    <style:style style:name="T4" style:family="text">
      <style:text-properties fo:color="#00a65d" style:font-name="Titillium Web" fo:font-size="10pt" fo:font-weight="bold" style:font-size-asian="12pt" style:font-size-complex="12pt"/>
    </style:style>
    <style:style style:name="T5" style:family="text">
      <style:text-properties fo:color="#ed1c24" style:font-name="Titillium Web" fo:font-size="10pt" fo:font-weight="bold" style:font-size-asian="12pt" style:font-weight-asian="bold" style:font-size-complex="12pt" style:font-weight-complex="bold"/>
    </style:style>
    <style:style style:name="T6" style:family="text">
      <style:text-properties fo:color="#a3238e" style:font-name="Titillium Web" fo:font-size="10pt" fo:font-weight="bold" style:font-size-asian="12pt" style:font-weight-asian="bold" style:font-size-complex="12pt" style:font-weight-complex="bold"/>
    </style:style>
    <style:style style:name="T7" style:family="text">
      <style:text-properties fo:color="#0066b3" style:font-name="Titillium Web" fo:font-size="10pt" fo:font-weight="bold" style:font-size-asian="12pt" style:font-weight-asian="bold" style:font-size-complex="12pt" style:font-weight-complex="bold"/>
    </style:style>
    <style:style style:name="T8" style:family="text">
      <style:text-properties fo:color="#f58220" style:font-name="Titillium Web" fo:font-size="10pt" fo:font-weight="bold" style:font-size-asian="12pt" style:font-weight-asian="bold" style:font-size-complex="12pt" style:font-weight-complex="bold"/>
    </style:style>
    <style:style style:name="T9" style:family="text">
      <style:text-properties fo:font-variant="normal" fo:text-transform="none" fo:color="#ffffff" style:text-outline="false" style:text-line-through-style="none" style:text-line-through-type="none" style:font-name="Titillium Web" fo:font-size="10pt" fo:font-style="normal" fo:text-shadow="none" style:text-underline-style="none" fo:font-weight="bold" style:letter-kerning="true" style:font-name-asian="DejaVu Sans"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37cm" svg:height="1.9cm" svg:x="0cm" svg:y="5.179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8" draw:id="id8">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glue-point draw:id="14" svg:x="-3.84cm" svg:y="0.014cm"/>
          <draw:path draw:style-name="gr2" draw:text-style-name="P2" draw:layer="layout" svg:width="0.597cm" svg:height="0.374cm" svg:x="2.474cm" svg:y="7.159cm" svg:viewBox="0 0 598 375" svg:d="M0 375c137 0 598-144 598-259 0-116-50-116-100-116 0 87-498 260-498 375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3" draw:text-style-name="P3" draw:layer="layout" svg:width="0.497cm" svg:height="0.489cm" svg:x="2.474cm" svg:y="7.044cm" svg:viewBox="0 0 498 490" draw:points="0,490 0,289 498,0 498,202">
              <text:p/>
            </draw:polygon>
            <draw:polygon draw:style-name="gr4" draw:text-style-name="P4" draw:layer="layout" svg:width="1.244cm" svg:height="0.72cm" svg:x="1.727cm" svg:y="6.612cm" svg:viewBox="0 0 1245 721" draw:points="747,721 0,289 498,0 1245,433">
              <text:p/>
            </draw:polygon>
            <draw:polygon draw:style-name="gr5" draw:text-style-name="P5" draw:layer="layout" svg:width="0.746cm" svg:height="0.633cm" svg:x="1.727cm" svg:y="6.9cm" svg:viewBox="0 0 747 634" draw:points="0,202 0,0 747,433 747,634">
              <text:p/>
            </draw:polygon>
            <draw:polygon draw:style-name="gr6" draw:text-style-name="P6" draw:layer="layout" svg:width="1.244cm" svg:height="0.922cm" svg:x="1.727cm" svg:y="6.612cm" svg:viewBox="0 0 1245 923" draw:points="0,490 0,289 498,0 1245,433 1245,634 747,923">
              <text:p/>
            </draw:polygon>
            <draw:polygon draw:style-name="gr7" draw:text-style-name="P7" draw:layer="layout" svg:width="0.049cm" svg:height="0.115cm" svg:x="2.324cm" svg:y="7.303cm" svg:viewBox="0 0 50 116" draw:points="0,87 0,0 50,28 50,116">
              <text:p/>
            </draw:polygon>
            <draw:polygon draw:style-name="gr8" draw:text-style-name="P8" draw:layer="layout" svg:width="0.049cm" svg:height="0.547cm" svg:x="2.275cm" svg:y="6.121cm" svg:viewBox="0 0 50 548" draw:points="0,519 0,0 50,0 50,548">
              <text:p/>
            </draw:polygon>
            <draw:polygon draw:style-name="gr9" draw:text-style-name="P8" draw:layer="layout" svg:width="0.049cm" svg:height="0.547cm" svg:x="2.872cm" svg:y="6.468cm" svg:viewBox="0 0 50 548" draw:points="0,519 0,0 50,0 50,548">
              <text:p/>
            </draw:polygon>
          </draw:g>
        </draw:g>
        <draw:g xml:id="id2" draw:id="id2">
          <draw:glue-point draw:id="4" svg:x="0cm" svg:y="0cm"/>
          <draw:glue-point draw:id="5" svg:x="0cm" svg:y="0cm"/>
          <draw:glue-point draw:id="6" svg:x="0cm" svg:y="0cm"/>
          <draw:glue-point draw:id="7" svg:x="0cm" svg:y="0cm"/>
          <draw:glue-point draw:id="8" svg:x="0cm" svg:y="0cm"/>
          <draw:glue-point draw:id="9" svg:x="0cm" svg:y="0cm"/>
          <draw:glue-point draw:id="10" svg:x="0cm" svg:y="0cm"/>
          <draw:glue-point draw:id="11" svg:x="0cm" svg:y="0cm"/>
          <draw:glue-point draw:id="12" svg:x="0cm" svg:y="0cm"/>
          <draw:glue-point draw:id="13" svg:x="0cm" svg:y="0cm"/>
          <draw:path draw:style-name="gr10" draw:text-style-name="P2" draw:layer="layout" svg:width="0.424cm" svg:height="0.265cm" svg:x="8.475cm" svg:y="1.026cm" svg:viewBox="0 0 425 266" svg:d="M0 266c97 0 425-102 425-184s-35-82-70-82c0 61-355 184-355 266z">
            <text:p/>
          </draw:path>
          <draw:g>
            <draw:glue-point draw:id="4" svg:x="0cm" svg:y="0cm"/>
            <draw:glue-point draw:id="5" svg:x="0cm" svg:y="0cm"/>
            <draw:glue-point draw:id="6" svg:x="0cm" svg:y="0cm"/>
            <draw:glue-point draw:id="7" svg:x="0cm" svg:y="0cm"/>
            <draw:glue-point draw:id="8" svg:x="0cm" svg:y="0cm"/>
            <draw:glue-point draw:id="9" svg:x="0cm" svg:y="0cm"/>
            <draw:glue-point draw:id="10" svg:x="0cm" svg:y="0cm"/>
            <draw:glue-point draw:id="11" svg:x="0cm" svg:y="0cm"/>
            <draw:glue-point draw:id="12" svg:x="0cm" svg:y="0cm"/>
            <draw:glue-point draw:id="13" svg:x="0cm" svg:y="0cm"/>
            <draw:glue-point draw:id="14" svg:x="0cm" svg:y="0cm"/>
            <draw:polygon draw:style-name="gr11" draw:text-style-name="P3" draw:layer="layout" svg:width="0.354cm" svg:height="0.347cm" svg:x="8.475cm" svg:y="0.944cm" svg:viewBox="0 0 355 348" draw:points="0,348 0,205 355,0 355,144">
              <text:p/>
            </draw:polygon>
            <draw:polygon draw:style-name="gr12" draw:text-style-name="P4" draw:layer="layout" svg:width="0.885cm" svg:height="0.511cm" svg:x="7.943cm" svg:y="0.637cm" svg:viewBox="0 0 886 512" draw:points="532,512 0,205 355,0 886,307">
              <text:p/>
            </draw:polygon>
            <draw:polygon draw:style-name="gr13" draw:text-style-name="P5" draw:layer="layout" svg:width="0.531cm" svg:height="0.45cm" svg:x="7.943cm" svg:y="0.842cm" svg:viewBox="0 0 532 451" draw:points="0,144 0,0 532,307 532,451">
              <text:p/>
            </draw:polygon>
            <draw:polygon draw:style-name="gr14" draw:text-style-name="P6" draw:layer="layout" svg:width="0.885cm" svg:height="0.655cm" svg:x="7.943cm" svg:y="0.637cm" svg:viewBox="0 0 886 656" draw:points="0,348 0,205 355,0 886,307 886,451 532,656">
              <text:p/>
            </draw:polygon>
            <draw:polygon draw:style-name="gr15" draw:text-style-name="P7" draw:layer="layout" svg:width="0.035cm" svg:height="0.081cm" svg:x="8.368cm" svg:y="1.129cm" svg:viewBox="0 0 36 82" draw:points="0,61 0,0 36,21 36,82">
              <text:p/>
            </draw:polygon>
            <draw:polygon draw:style-name="gr16" draw:text-style-name="P9" draw:layer="layout" svg:width="0.035cm" svg:height="0.081cm" svg:x="8.298cm" svg:y="1.088cm" svg:viewBox="0 0 36 82" draw:points="0,61 0,0 36,21 36,82">
              <text:p/>
            </draw:polygon>
            <draw:line draw:style-name="gr17" draw:text-style-name="P10" draw:layer="layout" svg:x1="7.979cm" svg:y1="0.903cm" svg:x2="8.263cm" svg:y2="1.067cm">
              <text:p/>
            </draw:line>
            <draw:line draw:style-name="gr18" draw:text-style-name="P10" draw:layer="layout" svg:x1="7.979cm" svg:y1="0.924cm" svg:x2="8.263cm" svg:y2="1.088cm">
              <text:p/>
            </draw:line>
            <draw:line draw:style-name="gr19" draw:text-style-name="P10" draw:layer="layout" svg:x1="7.979cm" svg:y1="0.944cm" svg:x2="8.263cm" svg:y2="1.108cm">
              <text:p/>
            </draw:line>
            <draw:line draw:style-name="gr20" draw:text-style-name="P10" draw:layer="layout" svg:x1="7.979cm" svg:y1="0.965cm" svg:x2="8.263cm" svg:y2="1.129cm">
              <text:p/>
            </draw:line>
          </draw:g>
        </draw:g>
        <draw:connector draw:style-name="gr21" draw:text-style-name="P11" draw:layer="layout" draw:line-skew="2.491cm" svg:x1="9.501cm" svg:y1="5.878cm" svg:x2="8.421cm" svg:y2="1.293cm" draw:start-shape="id1" draw:start-glue-point="23" draw:end-shape="id2" draw:end-glue-point="2" svg:d="M9501 5878v-1h-1080v-4584" svg:viewBox="0 0 1081 4586">
          <text:p/>
        </draw:connector>
        <draw:connector draw:style-name="gr21" draw:text-style-name="P11" draw:layer="layout" svg:x1="8.9cm" svg:y1="0.965cm" svg:x2="14.85cm" svg:y2="0.965cm" draw:start-shape="id2" draw:start-glue-point="1" svg:d="M8900 965h5950" svg:viewBox="0 0 5951 1">
          <text:p/>
        </draw:connector>
        <draw:frame draw:style-name="gr22" draw:text-style-name="P13" draw:layer="layout" svg:width="3.248cm" svg:height="2.916cm" svg:x="6.353cm" svg:y="5.967cm">
          <draw:text-box>
            <text:p text:style-name="P12"><text:span text:style-name="T1">10.16.1.253</text:span><text:span text:style-name="T1"><text:line-break/></text:span><text:span text:style-name="T1">10.20.100.254</text:span><text:span text:style-name="T1"><text:line-break/></text:span><text:span text:style-name="T1">10.20.200.254</text:span><text:span text:style-name="T1"><text:line-break/></text:span><text:span text:style-name="T1">10.30.10.254</text:span><text:span text:style-name="T1"><text:line-break/></text:span><text:span text:style-name="T1">10.30.20.254</text:span></text:p>
          </draw:text-box>
        </draw:frame>
        <draw:custom-shape draw:style-name="gr23" draw:text-style-name="P14" draw:layer="layout" svg:width="5.105cm" svg:height="3.675cm" svg:x="6.281cm" svg:y="5.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4" draw:text-style-name="P11" draw:layer="layout" draw:line-skew="0cm -0.111cm" svg:x1="5.348cm" svg:y1="9.413cm" svg:x2="4.39cm" svg:y2="1.97cm" draw:start-shape="id3" draw:start-glue-point="52" draw:end-shape="id4" draw:end-glue-point="4" svg:d="M5348 9413v-3435h1v-4008h-959" svg:viewBox="0 0 960 7444">
          <text:p/>
        </draw:connector>
        <draw:connector draw:style-name="gr25" draw:text-style-name="P11" draw:layer="layout" svg:x1="11.532cm" svg:y1="4.076cm" svg:x2="10.378cm" svg:y2="6.298cm" draw:start-shape="id5" draw:start-glue-point="4" draw:end-shape="id1" draw:end-glue-point="36" svg:d="M11532 4076v2222h-1154" svg:viewBox="0 0 1155 2223">
          <text:p/>
        </draw:connector>
        <draw:connector draw:style-name="gr26" draw:text-style-name="P11" draw:layer="layout" draw:line-skew="0.602cm -3.577cm" svg:x1="9.93cm" svg:y1="6.574cm" svg:x2="12.815cm" svg:y2="9.61cm" draw:start-shape="id1" draw:start-glue-point="16" draw:end-shape="id6" draw:end-glue-point="27" svg:d="M9930 6574v2103h2v933h2883" svg:viewBox="0 0 2886 3037">
          <text:p/>
        </draw:connector>
        <draw:connector draw:style-name="gr26" draw:text-style-name="P11" draw:layer="layout" svg:x1="9.757cm" svg:y1="6.674cm" svg:x2="5.7cm" svg:y2="9.609cm" draw:start-shape="id1" draw:start-glue-point="18" draw:end-shape="id3" draw:end-glue-point="27" svg:d="M9757 6674v2935h-4057" svg:viewBox="0 0 4058 2936">
          <text:p/>
        </draw:connector>
        <draw:connector draw:style-name="gr27" draw:text-style-name="P11" draw:layer="layout" draw:line-skew="-2.862cm" svg:x1="14.562cm" svg:y1="12.166cm" svg:x2="12.767cm" svg:y2="9.775cm" draw:start-shape="id7" draw:start-glue-point="12" draw:end-shape="id6" draw:end-glue-point="7" svg:d="M14562 12166h-1790v-2391h-5" svg:viewBox="0 0 1796 2392">
          <text:p/>
        </draw:connector>
        <draw:connector draw:style-name="gr28" draw:text-style-name="P11" draw:layer="layout" svg:x1="2.971cm" svg:y1="7.093cm" svg:x2="5.008cm" svg:y2="9.413cm" draw:start-shape="id8" draw:start-glue-point="8" draw:end-shape="id3" draw:end-glue-point="51" svg:d="M2971 7093h2037v2320" svg:viewBox="0 0 2038 2321">
          <text:p/>
        </draw:connector>
        <draw:connector draw:style-name="gr27" draw:text-style-name="P11" draw:layer="layout" draw:line-skew="-3.105cm" svg:x1="14.588cm" svg:y1="14.575cm" svg:x2="12.594cm" svg:y2="9.875cm" draw:start-shape="id9" draw:start-glue-point="12" draw:end-shape="id6" draw:end-glue-point="10" svg:d="M14588 14575h-1990v-4700h-4" svg:viewBox="0 0 1995 4701">
          <text:p/>
        </draw:connector>
        <draw:connector draw:style-name="gr27" draw:text-style-name="P11" draw:layer="layout" draw:line-skew="-2.853cm" svg:x1="7.434cm" svg:y1="12.21cm" svg:x2="5.652cm" svg:y2="9.774cm" draw:start-shape="id10" draw:start-glue-point="12" draw:end-shape="id3" draw:end-glue-point="7" svg:d="M7434 12210h-1781v-2436h-1" svg:viewBox="0 0 1783 2437">
          <text:p/>
        </draw:connector>
        <draw:connector draw:style-name="gr27" draw:text-style-name="P11" draw:layer="layout" draw:line-skew="-3.093cm" svg:x1="7.46cm" svg:y1="14.619cm" svg:x2="5.48cm" svg:y2="9.874cm" draw:start-shape="id11" draw:start-glue-point="12" draw:end-shape="id3" draw:end-glue-point="10" svg:d="M7460 14619h-1978v-4745h-2" svg:viewBox="0 0 1981 4746">
          <text:p/>
        </draw:connector>
        <draw:connector draw:style-name="gr27" draw:text-style-name="P11" draw:layer="layout" svg:x1="3.246cm" svg:y1="12.216cm" svg:x2="4.702cm" svg:y2="10.321cm" draw:start-shape="id12" draw:start-glue-point="12" draw:end-shape="id3" draw:end-glue-point="18" svg:d="M3246 12216h1456v-1895" svg:viewBox="0 0 1457 1896">
          <text:p/>
        </draw:connector>
        <draw:connector draw:style-name="gr27" draw:text-style-name="P11" draw:layer="layout" svg:x1="4.875cm" svg:y1="10.221cm" svg:x2="3.192cm" svg:y2="14.617cm" draw:start-shape="id3" draw:start-glue-point="16" draw:end-shape="id13" draw:end-glue-point="13" svg:d="M4875 10221v4396h-1683" svg:viewBox="0 0 1684 4397">
          <text:p/>
        </draw:connector>
        <draw:connector draw:style-name="gr27" draw:text-style-name="P11" draw:layer="layout" svg:x1="11.817cm" svg:y1="10.322cm" svg:x2="10.415cm" svg:y2="12.216cm" draw:start-shape="id6" draw:start-glue-point="18" draw:end-shape="id14" draw:end-glue-point="12" svg:d="M11817 10322v1894h-1402" svg:viewBox="0 0 1403 1895">
          <text:p/>
        </draw:connector>
        <draw:connector draw:style-name="gr27" draw:text-style-name="P11" draw:layer="layout" svg:x1="11.99cm" svg:y1="10.222cm" svg:x2="10.364cm" svg:y2="14.611cm" draw:start-shape="id6" draw:start-glue-point="16" draw:end-shape="id15" draw:end-glue-point="13" svg:d="M11990 10222v4389h-1626" svg:viewBox="0 0 1627 4390">
          <text:p/>
        </draw:connector>
        <draw:g>
          <draw:frame draw:style-name="gr29" draw:text-style-name="P15" draw:layer="layout" svg:width="2.9cm" svg:height="1.32cm" svg:x="1.589cm" svg:y="15.523cm">
            <draw:text-box>
              <text:p text:style-name="P11"><text:span text:style-name="T2">VLAN Raum100</text:span><text:span text:style-name="T1"><text:line-break/></text:span><text:span text:style-name="T1">10.20.100.0/24</text:span></text:p>
            </draw:text-box>
          </draw:frame>
          <draw:g>
            <draw:g xml:id="id12" draw:id="id12">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125cm" svg:y="0.334cm"/>
              <draw:g>
                <draw:path draw:style-name="gr30" draw:text-style-name="P2" draw:layer="layout" svg:width="0.311cm" svg:height="0.195cm" svg:x="3.551cm" svg:y="12.997cm" svg:viewBox="0 0 312 196" svg:d="M0 196c78 0 312-65 312-114s-8-82-86-82c0 49-228 49-226 196z">
                  <text:p/>
                </draw:path>
                <draw:g>
                  <draw:polygon draw:style-name="gr31" draw:text-style-name="P5" draw:layer="layout" svg:width="0.14cm" svg:height="0.163cm" svg:x="3.437cm" svg:y="13.03cm" svg:viewBox="0 0 141 164" draw:points="0,98 29,0 141,65 114,164">
                    <text:p/>
                  </draw:polygon>
                  <draw:polygon draw:style-name="gr32" draw:text-style-name="P4" draw:layer="layout" svg:width="0.311cm" svg:height="0.179cm" svg:x="3.465cm" svg:y="12.916cm" svg:viewBox="0 0 312 180" draw:points="0,115 57,65 141,16 199,0 312,65 256,82 170,131 114,180">
                    <text:p/>
                  </draw:polygon>
                  <draw:path draw:style-name="gr33" draw:text-style-name="P16" draw:layer="layout" svg:width="0.255cm" svg:height="0.212cm" svg:x="3.55cm" svg:y="12.981cm" svg:viewBox="0 0 256 213" svg:d="M256 65c0-98-57-65-115-32-56 32-112 32-141 180 0 0 114-66 256-148z">
                    <text:p/>
                  </draw:path>
                  <draw:path draw:style-name="gr34" draw:text-style-name="P6" draw:layer="layout" svg:width="0.368cm" svg:height="0.277cm" svg:x="3.437cm" svg:y="12.916cm" svg:viewBox="0 0 369 278" svg:d="M227 0c-57 16-57 16-113 49-29 16-85 33-114 164 57 32 57 32 114 65 32-14 198-114 255-147 0-82-57-82-142-131z">
                    <text:p/>
                  </draw:path>
                </draw:g>
              </draw:g>
              <draw:g>
                <draw:path draw:style-name="gr35" draw:text-style-name="P2" draw:layer="layout" svg:width="0.51cm" svg:height="0.392cm" svg:x="3.295cm" svg:y="12.212cm" svg:viewBox="0 0 511 393" svg:d="M2 393c78 0 509-17 509-164s-148-229-226-229c0 49-312 33-283 393z">
                  <text:p/>
                </draw:path>
                <draw:g>
                  <draw:polygon draw:style-name="gr36" draw:text-style-name="P5" draw:layer="layout" svg:width="0.283cm" svg:height="0.228cm" svg:x="3.011cm" svg:y="12.375cm" svg:viewBox="0 0 284 229" draw:points="0,65 0,0 284,164 284,229">
                    <text:p/>
                  </draw:polygon>
                  <draw:polygon draw:style-name="gr37" draw:text-style-name="P5" draw:layer="layout" svg:width="0.283cm" svg:height="0.277cm" svg:x="3.238cm" svg:y="12.13cm" svg:viewBox="0 0 284 278" draw:points="0,115 0,0 284,164 284,278">
                    <text:p/>
                  </draw:polygon>
                  <draw:polygon draw:style-name="gr38" draw:text-style-name="P4" draw:layer="layout" svg:width="0.51cm" svg:height="0.294cm" svg:x="3.011cm" svg:y="12.244cm" svg:viewBox="0 0 511 295" draw:points="0,131 227,0 511,164 284,295">
                    <text:p/>
                  </draw:polygon>
                  <draw:line draw:style-name="gr39" draw:text-style-name="P17" draw:layer="layout" svg:x1="3.238cm" svg:y1="12.244cm" svg:x2="3.522cm" svg:y2="12.408cm">
                    <text:p/>
                  </draw:line>
                  <draw:polygon draw:style-name="gr40" draw:text-style-name="P16" draw:layer="layout" svg:width="0.283cm" svg:height="0.277cm" svg:x="3.295cm" svg:y="12.326cm" svg:viewBox="0 0 284 278" draw:points="0,278 0,213 227,82 227,0 284,33 284,115">
                    <text:p/>
                  </draw:polygon>
                  <draw:polygon draw:style-name="gr41" draw:text-style-name="P5" draw:layer="layout" svg:width="0.907cm" svg:height="1.244cm" svg:x="2.699cm" svg:y="11.131cm" svg:viewBox="0 0 908 1245" draw:points="0,720 0,0 908,524 908,1245">
                    <text:p/>
                  </draw:polygon>
                  <draw:polygon draw:style-name="gr42" draw:text-style-name="P18" draw:layer="layout" svg:width="0.851cm" svg:height="1.145cm" svg:x="2.728cm" svg:y="11.181cm" svg:viewBox="0 0 852 1146" draw:points="0,655 0,0 852,491 852,1146">
                    <text:p/>
                  </draw:polygon>
                  <draw:polygon draw:style-name="gr43" draw:text-style-name="P4" draw:layer="layout" svg:width="0.964cm" svg:height="0.555cm" svg:x="2.699cm" svg:y="11.098cm" svg:viewBox="0 0 965 556" draw:points="908,556 0,33 57,0 965,524">
                    <text:p/>
                  </draw:polygon>
                  <draw:polygon draw:style-name="gr44" draw:text-style-name="P16" draw:layer="layout" svg:width="0.056cm" svg:height="0.752cm" svg:x="3.607cm" svg:y="11.623cm" svg:viewBox="0 0 57 753" draw:points="0,753 0,33 57,0 57,720">
                    <text:p/>
                  </draw:polygon>
                  <draw:polygon draw:style-name="gr45" draw:text-style-name="P6" draw:layer="layout" svg:width="0.964cm" svg:height="1.505cm" svg:x="2.699cm" svg:y="11.098cm" svg:viewBox="0 0 965 1506" draw:points="57,0 965,524 965,1245 908,1277 880,1261 880,1343 596,1506 312,1343 312,1277 539,1146 539,1065 0,753 0,33">
                    <text:p/>
                  </draw:polygon>
                </draw:g>
              </draw:g>
              <draw:g>
                <draw:path draw:style-name="gr46" draw:text-style-name="P2" draw:layer="layout" svg:width="0.369cm" svg:height="0.195cm" svg:x="3.181cm" svg:y="12.817cm" svg:viewBox="0 0 370 196" svg:d="M2 196c79 0 368-81 368-131 0-49-7-65-85-65 0 49-312 33-283 196z">
                  <text:p/>
                </draw:path>
                <draw:g>
                  <draw:polygon draw:style-name="gr47" draw:text-style-name="P4" draw:layer="layout" svg:width="1.22cm" svg:height="0.703cm" svg:x="2.273cm" svg:y="12.261cm" svg:viewBox="0 0 1221 704" draw:points="908,704 0,180 312,0 1221,524">
                    <text:p/>
                  </draw:polygon>
                  <draw:polygon draw:style-name="gr48" draw:text-style-name="P19" draw:layer="layout" svg:width="0.822cm" svg:height="0.474cm" svg:x="2.358cm" svg:y="12.31cm" svg:viewBox="0 0 823 475" draw:points="0,131 227,0 823,344 596,475">
                    <text:p/>
                  </draw:polygon>
                  <draw:polygon draw:style-name="gr49" draw:text-style-name="P19" draw:layer="layout" svg:width="0.396cm" svg:height="0.228cm" svg:x="3.011cm" svg:y="12.687cm" svg:viewBox="0 0 397 229" draw:points="0,131 227,0 397,98 170,229">
                    <text:p/>
                  </draw:polygon>
                  <draw:polygon draw:style-name="gr50" draw:text-style-name="P16" draw:layer="layout" svg:width="0.311cm" svg:height="0.244cm" svg:x="3.181cm" svg:y="12.785cm" svg:viewBox="0 0 312 245" draw:points="0,245 0,180 312,0 312,65">
                    <text:p/>
                  </draw:polygon>
                  <draw:line draw:style-name="gr51" draw:text-style-name="P17" draw:layer="layout" svg:x1="2.414cm" svg:y1="12.408cm" svg:x2="3.01cm" svg:y2="12.752cm">
                    <text:p/>
                  </draw:line>
                  <draw:line draw:style-name="gr52" draw:text-style-name="P17" draw:layer="layout" svg:x1="2.472cm" svg:y1="12.375cm" svg:x2="3.068cm" svg:y2="12.719cm">
                    <text:p/>
                  </draw:line>
                  <draw:line draw:style-name="gr53" draw:text-style-name="P17" draw:layer="layout" svg:x1="2.529cm" svg:y1="12.343cm" svg:x2="3.125cm" svg:y2="12.687cm">
                    <text:p/>
                  </draw:line>
                  <draw:line draw:style-name="gr54" draw:text-style-name="P17" draw:layer="layout" svg:x1="3.068cm" svg:y1="12.654cm" svg:x2="3.125cm" svg:y2="12.621cm">
                    <text:p/>
                  </draw:line>
                  <draw:line draw:style-name="gr55" draw:text-style-name="P17" draw:layer="layout" svg:x1="3.011cm" svg:y1="12.621cm" svg:x2="3.068cm" svg:y2="12.588cm">
                    <text:p/>
                  </draw:line>
                  <draw:line draw:style-name="gr56" draw:text-style-name="P17" draw:layer="layout" svg:x1="2.954cm" svg:y1="12.589cm" svg:x2="3.011cm" svg:y2="12.556cm">
                    <text:p/>
                  </draw:line>
                  <draw:line draw:style-name="gr57" draw:text-style-name="P17" draw:layer="layout" svg:x1="2.983cm" svg:y1="12.67cm" svg:x2="3.04cm" svg:y2="12.637cm">
                    <text:p/>
                  </draw:line>
                  <draw:line draw:style-name="gr58" draw:text-style-name="P17" draw:layer="layout" svg:x1="2.926cm" svg:y1="12.638cm" svg:x2="2.983cm" svg:y2="12.605cm">
                    <text:p/>
                  </draw:line>
                  <draw:line draw:style-name="gr59" draw:text-style-name="P17" draw:layer="layout" svg:x1="2.869cm" svg:y1="12.605cm" svg:x2="2.926cm" svg:y2="12.572cm">
                    <text:p/>
                  </draw:line>
                  <draw:line draw:style-name="gr60" draw:text-style-name="P17" draw:layer="layout" svg:x1="2.898cm" svg:y1="12.556cm" svg:x2="2.955cm" svg:y2="12.523cm">
                    <text:p/>
                  </draw:line>
                  <draw:line draw:style-name="gr61" draw:text-style-name="P17" draw:layer="layout" svg:x1="2.812cm" svg:y1="12.572cm" svg:x2="2.869cm" svg:y2="12.539cm">
                    <text:p/>
                  </draw:line>
                  <draw:line draw:style-name="gr62" draw:text-style-name="P17" draw:layer="layout" svg:x1="2.84cm" svg:y1="12.523cm" svg:x2="2.897cm" svg:y2="12.49cm">
                    <text:p/>
                  </draw:line>
                  <draw:line draw:style-name="gr63" draw:text-style-name="P17" draw:layer="layout" svg:x1="2.784cm" svg:y1="12.49cm" svg:x2="2.841cm" svg:y2="12.457cm">
                    <text:p/>
                  </draw:line>
                  <draw:line draw:style-name="gr64" draw:text-style-name="P17" draw:layer="layout" svg:x1="2.728cm" svg:y1="12.457cm" svg:x2="2.785cm" svg:y2="12.424cm">
                    <text:p/>
                  </draw:line>
                  <draw:line draw:style-name="gr65" draw:text-style-name="P17" draw:layer="layout" svg:x1="2.755cm" svg:y1="12.54cm" svg:x2="2.812cm" svg:y2="12.507cm">
                    <text:p/>
                  </draw:line>
                  <draw:line draw:style-name="gr66" draw:text-style-name="P17" draw:layer="layout" svg:x1="2.699cm" svg:y1="12.507cm" svg:x2="2.756cm" svg:y2="12.474cm">
                    <text:p/>
                  </draw:line>
                  <draw:line draw:style-name="gr67" draw:text-style-name="P17" draw:layer="layout" svg:x1="2.642cm" svg:y1="12.474cm" svg:x2="2.699cm" svg:y2="12.441cm">
                    <text:p/>
                  </draw:line>
                  <draw:line draw:style-name="gr68" draw:text-style-name="P17" draw:layer="layout" svg:x1="2.67cm" svg:y1="12.425cm" svg:x2="2.727cm" svg:y2="12.392cm">
                    <text:p/>
                  </draw:line>
                  <draw:line draw:style-name="gr69" draw:text-style-name="P17" draw:layer="layout" svg:x1="2.585cm" svg:y1="12.441cm" svg:x2="2.642cm" svg:y2="12.408cm">
                    <text:p/>
                  </draw:line>
                  <draw:line draw:style-name="gr70" draw:text-style-name="P17" draw:layer="layout" svg:x1="2.613cm" svg:y1="12.392cm" svg:x2="2.67cm" svg:y2="12.359cm">
                    <text:p/>
                  </draw:line>
                  <draw:line draw:style-name="gr71" draw:text-style-name="P17" draw:layer="layout" svg:x1="2.557cm" svg:y1="12.359cm" svg:x2="2.614cm" svg:y2="12.326cm">
                    <text:p/>
                  </draw:line>
                  <draw:line draw:style-name="gr72" draw:text-style-name="P17" draw:layer="layout" svg:x1="2.529cm" svg:y1="12.408cm" svg:x2="2.586cm" svg:y2="12.375cm">
                    <text:p/>
                  </draw:line>
                  <draw:line draw:style-name="gr73" draw:text-style-name="P17" draw:layer="layout" svg:x1="2.898cm" svg:y1="12.687cm" svg:x2="2.955cm" svg:y2="12.654cm">
                    <text:p/>
                  </draw:line>
                  <draw:line draw:style-name="gr74" draw:text-style-name="P17" draw:layer="layout" svg:x1="2.84cm" svg:y1="12.654cm" svg:x2="2.897cm" svg:y2="12.621cm">
                    <text:p/>
                  </draw:line>
                  <draw:line draw:style-name="gr75" draw:text-style-name="P17" draw:layer="layout" svg:x1="2.784cm" svg:y1="12.621cm" svg:x2="2.841cm" svg:y2="12.588cm">
                    <text:p/>
                  </draw:line>
                  <draw:line draw:style-name="gr76" draw:text-style-name="P17" draw:layer="layout" svg:x1="2.755cm" svg:y1="12.67cm" svg:x2="2.812cm" svg:y2="12.637cm">
                    <text:p/>
                  </draw:line>
                  <draw:line draw:style-name="gr77" draw:text-style-name="P17" draw:layer="layout" svg:x1="2.699cm" svg:y1="12.638cm" svg:x2="2.756cm" svg:y2="12.605cm">
                    <text:p/>
                  </draw:line>
                  <draw:line draw:style-name="gr78" draw:text-style-name="P17" draw:layer="layout" svg:x1="2.728cm" svg:y1="12.589cm" svg:x2="2.785cm" svg:y2="12.556cm">
                    <text:p/>
                  </draw:line>
                  <draw:line draw:style-name="gr79" draw:text-style-name="P17" draw:layer="layout" svg:x1="2.67cm" svg:y1="12.556cm" svg:x2="2.727cm" svg:y2="12.523cm">
                    <text:p/>
                  </draw:line>
                  <draw:line draw:style-name="gr80" draw:text-style-name="P17" draw:layer="layout" svg:x1="2.613cm" svg:y1="12.523cm" svg:x2="2.67cm" svg:y2="12.49cm">
                    <text:p/>
                  </draw:line>
                  <draw:line draw:style-name="gr81" draw:text-style-name="P17" draw:layer="layout" svg:x1="2.557cm" svg:y1="12.49cm" svg:x2="2.614cm" svg:y2="12.457cm">
                    <text:p/>
                  </draw:line>
                  <draw:line draw:style-name="gr82" draw:text-style-name="P17" draw:layer="layout" svg:x1="2.472cm" svg:y1="12.507cm" svg:x2="2.529cm" svg:y2="12.474cm">
                    <text:p/>
                  </draw:line>
                  <draw:line draw:style-name="gr83" draw:text-style-name="P17" draw:layer="layout" svg:x1="2.5cm" svg:y1="12.457cm" svg:x2="2.557cm" svg:y2="12.424cm">
                    <text:p/>
                  </draw:line>
                  <draw:line draw:style-name="gr84" draw:text-style-name="P17" draw:layer="layout" svg:x1="2.414cm" svg:y1="12.474cm" svg:x2="2.471cm" svg:y2="12.441cm">
                    <text:p/>
                  </draw:line>
                  <draw:line draw:style-name="gr85" draw:text-style-name="P17" draw:layer="layout" svg:x1="2.869cm" svg:y1="12.736cm" svg:x2="2.926cm" svg:y2="12.703cm">
                    <text:p/>
                  </draw:line>
                  <draw:line draw:style-name="gr86" draw:text-style-name="P17" draw:layer="layout" svg:x1="2.812cm" svg:y1="12.703cm" svg:x2="2.869cm" svg:y2="12.67cm">
                    <text:p/>
                  </draw:line>
                  <draw:line draw:style-name="gr87" draw:text-style-name="P17" draw:layer="layout" svg:x1="3.068cm" svg:y1="12.85cm" svg:x2="3.295cm" svg:y2="12.719cm">
                    <text:p/>
                  </draw:line>
                  <draw:line draw:style-name="gr88" draw:text-style-name="P17" draw:layer="layout" svg:x1="3.125cm" svg:y1="12.883cm" svg:x2="3.352cm" svg:y2="12.752cm">
                    <text:p/>
                  </draw:line>
                  <draw:line draw:style-name="gr89" draw:text-style-name="P17" draw:layer="layout" svg:x1="3.181cm" svg:y1="12.719cm" svg:x2="3.351cm" svg:y2="12.817cm">
                    <text:p/>
                  </draw:line>
                  <draw:line draw:style-name="gr90" draw:text-style-name="P17" draw:layer="layout" svg:x1="3.125cm" svg:y1="12.752cm" svg:x2="3.295cm" svg:y2="12.85cm">
                    <text:p/>
                  </draw:line>
                  <draw:line draw:style-name="gr91" draw:text-style-name="P17" draw:layer="layout" svg:x1="3.068cm" svg:y1="12.785cm" svg:x2="3.182cm" svg:y2="12.85cm">
                    <text:p/>
                  </draw:line>
                  <draw:polygon draw:style-name="gr92" draw:text-style-name="P5" draw:layer="layout" svg:width="0.907cm" svg:height="0.588cm" svg:x="2.273cm" svg:y="12.441cm" svg:viewBox="0 0 908 589" draw:points="0,65 0,0 908,524 908,589">
                    <text:p/>
                  </draw:polygon>
                  <draw:polygon draw:style-name="gr93" draw:text-style-name="P6" draw:layer="layout" svg:width="1.22cm" svg:height="0.768cm" svg:x="2.273cm" svg:y="12.261cm" svg:viewBox="0 0 1221 769" draw:points="312,0 1221,524 1221,589 908,769 0,245 0,180">
                    <text:p/>
                  </draw:polygon>
                </draw:g>
              </draw:g>
            </draw:g>
            <draw:g xml:id="id13" draw:id="id13">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3.21cm" svg:y="1.243cm"/>
              <draw:glue-point draw:id="13" svg:x="1.145cm" svg:y="0.314cm"/>
              <draw:g>
                <draw:path draw:style-name="gr94" draw:text-style-name="P2" draw:layer="layout" svg:width="0.311cm" svg:height="0.195cm" svg:x="3.493cm" svg:y="15.403cm" svg:viewBox="0 0 312 196" svg:d="M0 196c78 0 312-65 312-114s-8-82-86-82c0 49-228 49-226 196z">
                  <text:p/>
                </draw:path>
                <draw:g>
                  <draw:polygon draw:style-name="gr95" draw:text-style-name="P5" draw:layer="layout" svg:width="0.14cm" svg:height="0.163cm" svg:x="3.379cm" svg:y="15.436cm" svg:viewBox="0 0 141 164" draw:points="0,98 29,0 141,65 114,164">
                    <text:p/>
                  </draw:polygon>
                  <draw:polygon draw:style-name="gr96" draw:text-style-name="P4" draw:layer="layout" svg:width="0.311cm" svg:height="0.179cm" svg:x="3.407cm" svg:y="15.322cm" svg:viewBox="0 0 312 180" draw:points="0,115 57,65 141,16 199,0 312,65 256,82 170,131 114,180">
                    <text:p/>
                  </draw:polygon>
                  <draw:path draw:style-name="gr97" draw:text-style-name="P16" draw:layer="layout" svg:width="0.255cm" svg:height="0.212cm" svg:x="3.492cm" svg:y="15.386cm" svg:viewBox="0 0 256 213" svg:d="M256 65c0-98-57-65-115-32-56 32-112 32-141 180 0 0 114-66 256-148z">
                    <text:p/>
                  </draw:path>
                  <draw:path draw:style-name="gr98" draw:text-style-name="P6" draw:layer="layout" svg:width="0.368cm" svg:height="0.277cm" svg:x="3.379cm" svg:y="15.322cm" svg:viewBox="0 0 369 278" svg:d="M227 0c-57 16-57 16-113 49-29 16-85 33-114 164 57 32 57 32 114 65 32-14 198-114 255-147 0-82-57-82-142-131z">
                    <text:p/>
                  </draw:path>
                </draw:g>
              </draw:g>
              <draw:g>
                <draw:path draw:style-name="gr99" draw:text-style-name="P2" draw:layer="layout" svg:width="0.51cm" svg:height="0.392cm" svg:x="3.237cm" svg:y="14.617cm" svg:viewBox="0 0 511 393" svg:d="M2 393c78 0 509-17 509-164s-148-229-226-229c0 49-312 33-283 393z">
                  <text:p/>
                </draw:path>
                <draw:g>
                  <draw:polygon draw:style-name="gr100" draw:text-style-name="P5" draw:layer="layout" svg:width="0.283cm" svg:height="0.228cm" svg:x="2.953cm" svg:y="14.781cm" svg:viewBox="0 0 284 229" draw:points="0,65 0,0 284,164 284,229">
                    <text:p/>
                  </draw:polygon>
                  <draw:polygon draw:style-name="gr101" draw:text-style-name="P5" draw:layer="layout" svg:width="0.283cm" svg:height="0.277cm" svg:x="3.18cm" svg:y="14.535cm" svg:viewBox="0 0 284 278" draw:points="0,115 0,0 284,164 284,278">
                    <text:p/>
                  </draw:polygon>
                  <draw:polygon draw:style-name="gr102" draw:text-style-name="P4" draw:layer="layout" svg:width="0.51cm" svg:height="0.294cm" svg:x="2.953cm" svg:y="14.65cm" svg:viewBox="0 0 511 295" draw:points="0,131 227,0 511,164 284,295">
                    <text:p/>
                  </draw:polygon>
                  <draw:line draw:style-name="gr103" draw:text-style-name="P17" draw:layer="layout" svg:x1="3.18cm" svg:y1="14.65cm" svg:x2="3.464cm" svg:y2="14.814cm">
                    <text:p/>
                  </draw:line>
                  <draw:polygon draw:style-name="gr104" draw:text-style-name="P16" draw:layer="layout" svg:width="0.283cm" svg:height="0.277cm" svg:x="3.237cm" svg:y="14.732cm" svg:viewBox="0 0 284 278" draw:points="0,278 0,213 227,82 227,0 284,33 284,115">
                    <text:p/>
                  </draw:polygon>
                  <draw:polygon draw:style-name="gr105" draw:text-style-name="P5" draw:layer="layout" svg:width="0.907cm" svg:height="1.244cm" svg:x="2.641cm" svg:y="13.537cm" svg:viewBox="0 0 908 1245" draw:points="0,720 0,0 908,524 908,1245">
                    <text:p/>
                  </draw:polygon>
                  <draw:polygon draw:style-name="gr106" draw:text-style-name="P18" draw:layer="layout" svg:width="0.851cm" svg:height="1.145cm" svg:x="2.67cm" svg:y="13.586cm" svg:viewBox="0 0 852 1146" draw:points="0,655 0,0 852,491 852,1146">
                    <text:p/>
                  </draw:polygon>
                  <draw:polygon draw:style-name="gr107" draw:text-style-name="P4" draw:layer="layout" svg:width="0.964cm" svg:height="0.555cm" svg:x="2.641cm" svg:y="13.504cm" svg:viewBox="0 0 965 556" draw:points="908,556 0,33 57,0 965,524">
                    <text:p/>
                  </draw:polygon>
                  <draw:polygon draw:style-name="gr108" draw:text-style-name="P16" draw:layer="layout" svg:width="0.056cm" svg:height="0.752cm" svg:x="3.549cm" svg:y="14.029cm" svg:viewBox="0 0 57 753" draw:points="0,753 0,33 57,0 57,720">
                    <text:p/>
                  </draw:polygon>
                  <draw:polygon draw:style-name="gr109" draw:text-style-name="P6" draw:layer="layout" svg:width="0.964cm" svg:height="1.505cm" svg:x="2.641cm" svg:y="13.504cm" svg:viewBox="0 0 965 1506" draw:points="57,0 965,524 965,1245 908,1277 880,1261 880,1343 596,1506 312,1343 312,1277 539,1146 539,1065 0,753 0,33">
                    <text:p/>
                  </draw:polygon>
                </draw:g>
              </draw:g>
              <draw:g>
                <draw:path draw:style-name="gr110" draw:text-style-name="P2" draw:layer="layout" svg:width="0.369cm" svg:height="0.195cm" svg:x="3.123cm" svg:y="15.223cm" svg:viewBox="0 0 370 196" svg:d="M2 196c79 0 368-81 368-131 0-49-7-65-85-65 0 49-312 33-283 196z">
                  <text:p/>
                </draw:path>
                <draw:g>
                  <draw:polygon draw:style-name="gr111" draw:text-style-name="P4" draw:layer="layout" svg:width="1.22cm" svg:height="0.703cm" svg:x="2.215cm" svg:y="14.667cm" svg:viewBox="0 0 1221 704" draw:points="908,704 0,180 312,0 1221,524">
                    <text:p/>
                  </draw:polygon>
                  <draw:polygon draw:style-name="gr112" draw:text-style-name="P19" draw:layer="layout" svg:width="0.822cm" svg:height="0.474cm" svg:x="2.3cm" svg:y="14.715cm" svg:viewBox="0 0 823 475" draw:points="0,131 227,0 823,344 596,475">
                    <text:p/>
                  </draw:polygon>
                  <draw:polygon draw:style-name="gr113" draw:text-style-name="P19" draw:layer="layout" svg:width="0.396cm" svg:height="0.228cm" svg:x="2.953cm" svg:y="15.092cm" svg:viewBox="0 0 397 229" draw:points="0,131 227,0 397,98 170,229">
                    <text:p/>
                  </draw:polygon>
                  <draw:polygon draw:style-name="gr114" draw:text-style-name="P16" draw:layer="layout" svg:width="0.311cm" svg:height="0.244cm" svg:x="3.123cm" svg:y="15.19cm" svg:viewBox="0 0 312 245" draw:points="0,245 0,180 312,0 312,65">
                    <text:p/>
                  </draw:polygon>
                  <draw:line draw:style-name="gr115" draw:text-style-name="P17" draw:layer="layout" svg:x1="2.356cm" svg:y1="14.813cm" svg:x2="2.952cm" svg:y2="15.157cm">
                    <text:p/>
                  </draw:line>
                  <draw:line draw:style-name="gr116" draw:text-style-name="P17" draw:layer="layout" svg:x1="2.414cm" svg:y1="14.781cm" svg:x2="3.01cm" svg:y2="15.125cm">
                    <text:p/>
                  </draw:line>
                  <draw:line draw:style-name="gr117" draw:text-style-name="P17" draw:layer="layout" svg:x1="2.471cm" svg:y1="14.749cm" svg:x2="3.067cm" svg:y2="15.093cm">
                    <text:p/>
                  </draw:line>
                  <draw:line draw:style-name="gr118" draw:text-style-name="P17" draw:layer="layout" svg:x1="3.01cm" svg:y1="15.06cm" svg:x2="3.067cm" svg:y2="15.027cm">
                    <text:p/>
                  </draw:line>
                  <draw:line draw:style-name="gr119" draw:text-style-name="P17" draw:layer="layout" svg:x1="2.953cm" svg:y1="15.027cm" svg:x2="3.01cm" svg:y2="14.994cm">
                    <text:p/>
                  </draw:line>
                  <draw:line draw:style-name="gr120" draw:text-style-name="P17" draw:layer="layout" svg:x1="2.896cm" svg:y1="14.995cm" svg:x2="2.953cm" svg:y2="14.962cm">
                    <text:p/>
                  </draw:line>
                  <draw:line draw:style-name="gr121" draw:text-style-name="P17" draw:layer="layout" svg:x1="2.925cm" svg:y1="15.076cm" svg:x2="2.982cm" svg:y2="15.043cm">
                    <text:p/>
                  </draw:line>
                  <draw:line draw:style-name="gr122" draw:text-style-name="P17" draw:layer="layout" svg:x1="2.868cm" svg:y1="15.043cm" svg:x2="2.925cm" svg:y2="15.01cm">
                    <text:p/>
                  </draw:line>
                  <draw:line draw:style-name="gr123" draw:text-style-name="P17" draw:layer="layout" svg:x1="2.811cm" svg:y1="15.011cm" svg:x2="2.868cm" svg:y2="14.978cm">
                    <text:p/>
                  </draw:line>
                  <draw:line draw:style-name="gr124" draw:text-style-name="P17" draw:layer="layout" svg:x1="2.84cm" svg:y1="14.962cm" svg:x2="2.897cm" svg:y2="14.929cm">
                    <text:p/>
                  </draw:line>
                  <draw:line draw:style-name="gr125" draw:text-style-name="P17" draw:layer="layout" svg:x1="2.754cm" svg:y1="14.978cm" svg:x2="2.811cm" svg:y2="14.945cm">
                    <text:p/>
                  </draw:line>
                  <draw:line draw:style-name="gr126" draw:text-style-name="P17" draw:layer="layout" svg:x1="2.782cm" svg:y1="14.929cm" svg:x2="2.839cm" svg:y2="14.896cm">
                    <text:p/>
                  </draw:line>
                  <draw:line draw:style-name="gr127" draw:text-style-name="P17" draw:layer="layout" svg:x1="2.726cm" svg:y1="14.896cm" svg:x2="2.783cm" svg:y2="14.863cm">
                    <text:p/>
                  </draw:line>
                  <draw:line draw:style-name="gr128" draw:text-style-name="P17" draw:layer="layout" svg:x1="2.67cm" svg:y1="14.863cm" svg:x2="2.727cm" svg:y2="14.83cm">
                    <text:p/>
                  </draw:line>
                  <draw:line draw:style-name="gr129" draw:text-style-name="P17" draw:layer="layout" svg:x1="2.697cm" svg:y1="14.945cm" svg:x2="2.754cm" svg:y2="14.912cm">
                    <text:p/>
                  </draw:line>
                  <draw:line draw:style-name="gr130" draw:text-style-name="P17" draw:layer="layout" svg:x1="2.641cm" svg:y1="14.913cm" svg:x2="2.698cm" svg:y2="14.88cm">
                    <text:p/>
                  </draw:line>
                  <draw:line draw:style-name="gr131" draw:text-style-name="P17" draw:layer="layout" svg:x1="2.584cm" svg:y1="14.88cm" svg:x2="2.641cm" svg:y2="14.847cm">
                    <text:p/>
                  </draw:line>
                  <draw:line draw:style-name="gr132" draw:text-style-name="P17" draw:layer="layout" svg:x1="2.612cm" svg:y1="14.831cm" svg:x2="2.669cm" svg:y2="14.798cm">
                    <text:p/>
                  </draw:line>
                  <draw:line draw:style-name="gr133" draw:text-style-name="P17" draw:layer="layout" svg:x1="2.527cm" svg:y1="14.846cm" svg:x2="2.584cm" svg:y2="14.813cm">
                    <text:p/>
                  </draw:line>
                  <draw:line draw:style-name="gr134" draw:text-style-name="P17" draw:layer="layout" svg:x1="2.555cm" svg:y1="14.798cm" svg:x2="2.612cm" svg:y2="14.765cm">
                    <text:p/>
                  </draw:line>
                  <draw:line draw:style-name="gr135" draw:text-style-name="P17" draw:layer="layout" svg:x1="2.499cm" svg:y1="14.765cm" svg:x2="2.556cm" svg:y2="14.732cm">
                    <text:p/>
                  </draw:line>
                  <draw:line draw:style-name="gr136" draw:text-style-name="P17" draw:layer="layout" svg:x1="2.471cm" svg:y1="14.814cm" svg:x2="2.528cm" svg:y2="14.781cm">
                    <text:p/>
                  </draw:line>
                  <draw:line draw:style-name="gr137" draw:text-style-name="P17" draw:layer="layout" svg:x1="2.84cm" svg:y1="15.093cm" svg:x2="2.897cm" svg:y2="15.06cm">
                    <text:p/>
                  </draw:line>
                  <draw:line draw:style-name="gr138" draw:text-style-name="P17" draw:layer="layout" svg:x1="2.782cm" svg:y1="15.06cm" svg:x2="2.839cm" svg:y2="15.027cm">
                    <text:p/>
                  </draw:line>
                  <draw:line draw:style-name="gr139" draw:text-style-name="P17" draw:layer="layout" svg:x1="2.726cm" svg:y1="15.027cm" svg:x2="2.783cm" svg:y2="14.994cm">
                    <text:p/>
                  </draw:line>
                  <draw:line draw:style-name="gr140" draw:text-style-name="P17" draw:layer="layout" svg:x1="2.697cm" svg:y1="15.076cm" svg:x2="2.754cm" svg:y2="15.043cm">
                    <text:p/>
                  </draw:line>
                  <draw:line draw:style-name="gr141" draw:text-style-name="P17" draw:layer="layout" svg:x1="2.641cm" svg:y1="15.043cm" svg:x2="2.698cm" svg:y2="15.01cm">
                    <text:p/>
                  </draw:line>
                  <draw:line draw:style-name="gr142" draw:text-style-name="P17" draw:layer="layout" svg:x1="2.67cm" svg:y1="14.995cm" svg:x2="2.727cm" svg:y2="14.962cm">
                    <text:p/>
                  </draw:line>
                  <draw:line draw:style-name="gr143" draw:text-style-name="P17" draw:layer="layout" svg:x1="2.612cm" svg:y1="14.962cm" svg:x2="2.669cm" svg:y2="14.929cm">
                    <text:p/>
                  </draw:line>
                  <draw:line draw:style-name="gr144" draw:text-style-name="P17" draw:layer="layout" svg:x1="2.555cm" svg:y1="14.929cm" svg:x2="2.612cm" svg:y2="14.896cm">
                    <text:p/>
                  </draw:line>
                  <draw:line draw:style-name="gr145" draw:text-style-name="P17" draw:layer="layout" svg:x1="2.499cm" svg:y1="14.896cm" svg:x2="2.556cm" svg:y2="14.863cm">
                    <text:p/>
                  </draw:line>
                  <draw:line draw:style-name="gr146" draw:text-style-name="P17" draw:layer="layout" svg:x1="2.414cm" svg:y1="14.913cm" svg:x2="2.471cm" svg:y2="14.88cm">
                    <text:p/>
                  </draw:line>
                  <draw:line draw:style-name="gr147" draw:text-style-name="P17" draw:layer="layout" svg:x1="2.442cm" svg:y1="14.863cm" svg:x2="2.499cm" svg:y2="14.83cm">
                    <text:p/>
                  </draw:line>
                  <draw:line draw:style-name="gr148" draw:text-style-name="P17" draw:layer="layout" svg:x1="2.356cm" svg:y1="14.88cm" svg:x2="2.413cm" svg:y2="14.847cm">
                    <text:p/>
                  </draw:line>
                  <draw:line draw:style-name="gr149" draw:text-style-name="P17" draw:layer="layout" svg:x1="2.811cm" svg:y1="15.142cm" svg:x2="2.868cm" svg:y2="15.109cm">
                    <text:p/>
                  </draw:line>
                  <draw:line draw:style-name="gr150" draw:text-style-name="P17" draw:layer="layout" svg:x1="2.754cm" svg:y1="15.109cm" svg:x2="2.811cm" svg:y2="15.076cm">
                    <text:p/>
                  </draw:line>
                  <draw:line draw:style-name="gr151" draw:text-style-name="P17" draw:layer="layout" svg:x1="3.01cm" svg:y1="15.256cm" svg:x2="3.237cm" svg:y2="15.125cm">
                    <text:p/>
                  </draw:line>
                  <draw:line draw:style-name="gr152" draw:text-style-name="P17" draw:layer="layout" svg:x1="3.067cm" svg:y1="15.289cm" svg:x2="3.294cm" svg:y2="15.158cm">
                    <text:p/>
                  </draw:line>
                  <draw:line draw:style-name="gr153" draw:text-style-name="P17" draw:layer="layout" svg:x1="3.123cm" svg:y1="15.125cm" svg:x2="3.293cm" svg:y2="15.223cm">
                    <text:p/>
                  </draw:line>
                  <draw:line draw:style-name="gr154" draw:text-style-name="P17" draw:layer="layout" svg:x1="3.067cm" svg:y1="15.158cm" svg:x2="3.237cm" svg:y2="15.256cm">
                    <text:p/>
                  </draw:line>
                  <draw:line draw:style-name="gr155" draw:text-style-name="P17" draw:layer="layout" svg:x1="3.01cm" svg:y1="15.19cm" svg:x2="3.124cm" svg:y2="15.255cm">
                    <text:p/>
                  </draw:line>
                  <draw:polygon draw:style-name="gr156" draw:text-style-name="P5" draw:layer="layout" svg:width="0.907cm" svg:height="0.588cm" svg:x="2.215cm" svg:y="14.847cm" svg:viewBox="0 0 908 589" draw:points="0,65 0,0 908,524 908,589">
                    <text:p/>
                  </draw:polygon>
                  <draw:polygon draw:style-name="gr157" draw:text-style-name="P6" draw:layer="layout" svg:width="1.22cm" svg:height="0.768cm" svg:x="2.215cm" svg:y="14.667cm" svg:viewBox="0 0 1221 769" draw:points="312,0 1221,524 1221,589 908,769 0,245 0,180">
                    <text:p/>
                  </draw:polygon>
                </draw:g>
              </draw:g>
            </draw:g>
          </draw:g>
        </draw:g>
        <draw:g>
          <draw:g xml:id="id11" draw:id="id11">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145cm" svg:y="0.323cm"/>
            <draw:g>
              <draw:path draw:style-name="gr158" draw:text-style-name="P2" draw:layer="layout" svg:width="0.311cm" svg:height="0.195cm" svg:x="7.762cm" svg:y="15.403cm" svg:viewBox="0 0 312 196" svg:d="M0 196c78 0 312-65 312-114s-8-82-86-82c0 49-228 49-226 196z">
                <text:p/>
              </draw:path>
              <draw:g>
                <draw:polygon draw:style-name="gr159" draw:text-style-name="P5" draw:layer="layout" svg:width="0.14cm" svg:height="0.163cm" svg:x="7.648cm" svg:y="15.436cm" svg:viewBox="0 0 141 164" draw:points="0,98 29,0 141,65 114,164">
                  <text:p/>
                </draw:polygon>
                <draw:polygon draw:style-name="gr160" draw:text-style-name="P4" draw:layer="layout" svg:width="0.311cm" svg:height="0.179cm" svg:x="7.677cm" svg:y="15.322cm" svg:viewBox="0 0 312 180" draw:points="0,115 57,65 141,16 199,0 312,65 256,82 170,131 114,180">
                  <text:p/>
                </draw:polygon>
                <draw:path draw:style-name="gr161" draw:text-style-name="P16" draw:layer="layout" svg:width="0.255cm" svg:height="0.212cm" svg:x="7.762cm" svg:y="15.386cm" svg:viewBox="0 0 256 213" svg:d="M256 65c0-98-57-65-115-32-56 32-112 32-141 180 0 0 114-66 256-148z">
                  <text:p/>
                </draw:path>
                <draw:path draw:style-name="gr162" draw:text-style-name="P6" draw:layer="layout" svg:width="0.368cm" svg:height="0.277cm" svg:x="7.648cm" svg:y="15.322cm" svg:viewBox="0 0 369 278" svg:d="M227 0c-57 16-57 16-113 49-29 16-85 33-114 164 57 32 57 32 114 65 32-14 198-114 255-147 0-82-57-82-142-131z">
                  <text:p/>
                </draw:path>
              </draw:g>
            </draw:g>
            <draw:g>
              <draw:path draw:style-name="gr163" draw:text-style-name="P2" draw:layer="layout" svg:width="0.51cm" svg:height="0.392cm" svg:x="7.507cm" svg:y="14.617cm" svg:viewBox="0 0 511 393" svg:d="M2 393c78 0 509-17 509-164s-148-229-226-229c0 49-312 33-283 393z">
                <text:p/>
              </draw:path>
              <draw:g>
                <draw:polygon draw:style-name="gr164" draw:text-style-name="P5" draw:layer="layout" svg:width="0.283cm" svg:height="0.228cm" svg:x="7.222cm" svg:y="14.781cm" svg:viewBox="0 0 284 229" draw:points="0,65 0,0 284,164 284,229">
                  <text:p/>
                </draw:polygon>
                <draw:polygon draw:style-name="gr165" draw:text-style-name="P5" draw:layer="layout" svg:width="0.283cm" svg:height="0.277cm" svg:x="7.449cm" svg:y="14.535cm" svg:viewBox="0 0 284 278" draw:points="0,115 0,0 284,164 284,278">
                  <text:p/>
                </draw:polygon>
                <draw:polygon draw:style-name="gr166" draw:text-style-name="P4" draw:layer="layout" svg:width="0.51cm" svg:height="0.294cm" svg:x="7.222cm" svg:y="14.65cm" svg:viewBox="0 0 511 295" draw:points="0,131 227,0 511,164 284,295">
                  <text:p/>
                </draw:polygon>
                <draw:line draw:style-name="gr167" draw:text-style-name="P17" draw:layer="layout" svg:x1="7.449cm" svg:y1="14.65cm" svg:x2="7.733cm" svg:y2="14.814cm">
                  <text:p/>
                </draw:line>
                <draw:polygon draw:style-name="gr168" draw:text-style-name="P16" draw:layer="layout" svg:width="0.283cm" svg:height="0.277cm" svg:x="7.507cm" svg:y="14.732cm" svg:viewBox="0 0 284 278" draw:points="0,278 0,213 227,82 227,0 284,33 284,115">
                  <text:p/>
                </draw:polygon>
                <draw:polygon draw:style-name="gr169" draw:text-style-name="P5" draw:layer="layout" svg:width="0.907cm" svg:height="1.244cm" svg:x="6.91cm" svg:y="13.537cm" svg:viewBox="0 0 908 1245" draw:points="0,720 0,0 908,524 908,1245">
                  <text:p/>
                </draw:polygon>
                <draw:polygon draw:style-name="gr170" draw:text-style-name="P18" draw:layer="layout" svg:width="0.851cm" svg:height="1.145cm" svg:x="6.939cm" svg:y="13.586cm" svg:viewBox="0 0 852 1146" draw:points="0,655 0,0 852,491 852,1146">
                  <text:p/>
                </draw:polygon>
                <draw:polygon draw:style-name="gr171" draw:text-style-name="P4" draw:layer="layout" svg:width="0.964cm" svg:height="0.555cm" svg:x="6.91cm" svg:y="13.504cm" svg:viewBox="0 0 965 556" draw:points="908,556 0,33 57,0 965,524">
                  <text:p/>
                </draw:polygon>
                <draw:polygon draw:style-name="gr172" draw:text-style-name="P16" draw:layer="layout" svg:width="0.056cm" svg:height="0.752cm" svg:x="7.819cm" svg:y="14.029cm" svg:viewBox="0 0 57 753" draw:points="0,753 0,33 57,0 57,720">
                  <text:p/>
                </draw:polygon>
                <draw:polygon draw:style-name="gr173" draw:text-style-name="P6" draw:layer="layout" svg:width="0.964cm" svg:height="1.505cm" svg:x="6.91cm" svg:y="13.504cm" svg:viewBox="0 0 965 1506" draw:points="57,0 965,524 965,1245 908,1277 880,1261 880,1343 596,1506 312,1343 312,1277 539,1146 539,1065 0,753 0,33">
                  <text:p/>
                </draw:polygon>
              </draw:g>
            </draw:g>
            <draw:g>
              <draw:path draw:style-name="gr174" draw:text-style-name="P2" draw:layer="layout" svg:width="0.369cm" svg:height="0.195cm" svg:x="7.392cm" svg:y="15.223cm" svg:viewBox="0 0 370 196" svg:d="M2 196c79 0 368-81 368-131 0-49-7-65-85-65 0 49-312 33-283 196z">
                <text:p/>
              </draw:path>
              <draw:g>
                <draw:polygon draw:style-name="gr175" draw:text-style-name="P4" draw:layer="layout" svg:width="1.22cm" svg:height="0.703cm" svg:x="6.485cm" svg:y="14.667cm" svg:viewBox="0 0 1221 704" draw:points="908,704 0,180 312,0 1221,524">
                  <text:p/>
                </draw:polygon>
                <draw:polygon draw:style-name="gr176" draw:text-style-name="P19" draw:layer="layout" svg:width="0.822cm" svg:height="0.474cm" svg:x="6.57cm" svg:y="14.715cm" svg:viewBox="0 0 823 475" draw:points="0,131 227,0 823,344 596,475">
                  <text:p/>
                </draw:polygon>
                <draw:polygon draw:style-name="gr177" draw:text-style-name="P19" draw:layer="layout" svg:width="0.396cm" svg:height="0.228cm" svg:x="7.222cm" svg:y="15.092cm" svg:viewBox="0 0 397 229" draw:points="0,131 227,0 397,98 170,229">
                  <text:p/>
                </draw:polygon>
                <draw:polygon draw:style-name="gr178" draw:text-style-name="P16" draw:layer="layout" svg:width="0.311cm" svg:height="0.244cm" svg:x="7.393cm" svg:y="15.19cm" svg:viewBox="0 0 312 245" draw:points="0,245 0,180 312,0 312,65">
                  <text:p/>
                </draw:polygon>
                <draw:line draw:style-name="gr179" draw:text-style-name="P17" draw:layer="layout" svg:x1="6.626cm" svg:y1="14.813cm" svg:x2="7.222cm" svg:y2="15.157cm">
                  <text:p/>
                </draw:line>
                <draw:line draw:style-name="gr180" draw:text-style-name="P17" draw:layer="layout" svg:x1="6.683cm" svg:y1="14.781cm" svg:x2="7.279cm" svg:y2="15.125cm">
                  <text:p/>
                </draw:line>
                <draw:line draw:style-name="gr181" draw:text-style-name="P17" draw:layer="layout" svg:x1="6.74cm" svg:y1="14.749cm" svg:x2="7.336cm" svg:y2="15.093cm">
                  <text:p/>
                </draw:line>
                <draw:line draw:style-name="gr182" draw:text-style-name="P17" draw:layer="layout" svg:x1="7.279cm" svg:y1="15.06cm" svg:x2="7.336cm" svg:y2="15.027cm">
                  <text:p/>
                </draw:line>
                <draw:line draw:style-name="gr183" draw:text-style-name="P17" draw:layer="layout" svg:x1="7.222cm" svg:y1="15.027cm" svg:x2="7.279cm" svg:y2="14.994cm">
                  <text:p/>
                </draw:line>
                <draw:line draw:style-name="gr184" draw:text-style-name="P17" draw:layer="layout" svg:x1="7.166cm" svg:y1="14.995cm" svg:x2="7.223cm" svg:y2="14.962cm">
                  <text:p/>
                </draw:line>
                <draw:line draw:style-name="gr185" draw:text-style-name="P17" draw:layer="layout" svg:x1="7.194cm" svg:y1="15.076cm" svg:x2="7.251cm" svg:y2="15.043cm">
                  <text:p/>
                </draw:line>
                <draw:line draw:style-name="gr186" draw:text-style-name="P17" draw:layer="layout" svg:x1="7.138cm" svg:y1="15.043cm" svg:x2="7.195cm" svg:y2="15.01cm">
                  <text:p/>
                </draw:line>
                <draw:line draw:style-name="gr187" draw:text-style-name="P17" draw:layer="layout" svg:x1="7.081cm" svg:y1="15.011cm" svg:x2="7.138cm" svg:y2="14.978cm">
                  <text:p/>
                </draw:line>
                <draw:line draw:style-name="gr188" draw:text-style-name="P17" draw:layer="layout" svg:x1="7.109cm" svg:y1="14.962cm" svg:x2="7.166cm" svg:y2="14.929cm">
                  <text:p/>
                </draw:line>
                <draw:line draw:style-name="gr189" draw:text-style-name="P17" draw:layer="layout" svg:x1="7.023cm" svg:y1="14.978cm" svg:x2="7.08cm" svg:y2="14.945cm">
                  <text:p/>
                </draw:line>
                <draw:line draw:style-name="gr190" draw:text-style-name="P17" draw:layer="layout" svg:x1="7.052cm" svg:y1="14.929cm" svg:x2="7.109cm" svg:y2="14.896cm">
                  <text:p/>
                </draw:line>
                <draw:line draw:style-name="gr191" draw:text-style-name="P17" draw:layer="layout" svg:x1="6.996cm" svg:y1="14.896cm" svg:x2="7.053cm" svg:y2="14.863cm">
                  <text:p/>
                </draw:line>
                <draw:line draw:style-name="gr192" draw:text-style-name="P17" draw:layer="layout" svg:x1="6.939cm" svg:y1="14.863cm" svg:x2="6.996cm" svg:y2="14.83cm">
                  <text:p/>
                </draw:line>
                <draw:line draw:style-name="gr193" draw:text-style-name="P17" draw:layer="layout" svg:x1="6.967cm" svg:y1="14.945cm" svg:x2="7.024cm" svg:y2="14.912cm">
                  <text:p/>
                </draw:line>
                <draw:line draw:style-name="gr194" draw:text-style-name="P17" draw:layer="layout" svg:x1="6.91cm" svg:y1="14.913cm" svg:x2="6.967cm" svg:y2="14.88cm">
                  <text:p/>
                </draw:line>
                <draw:line draw:style-name="gr195" draw:text-style-name="P17" draw:layer="layout" svg:x1="6.853cm" svg:y1="14.88cm" svg:x2="6.91cm" svg:y2="14.847cm">
                  <text:p/>
                </draw:line>
                <draw:line draw:style-name="gr196" draw:text-style-name="P17" draw:layer="layout" svg:x1="6.882cm" svg:y1="14.831cm" svg:x2="6.939cm" svg:y2="14.798cm">
                  <text:p/>
                </draw:line>
                <draw:line draw:style-name="gr197" draw:text-style-name="P17" draw:layer="layout" svg:x1="6.797cm" svg:y1="14.846cm" svg:x2="6.854cm" svg:y2="14.813cm">
                  <text:p/>
                </draw:line>
                <draw:line draw:style-name="gr198" draw:text-style-name="P17" draw:layer="layout" svg:x1="6.825cm" svg:y1="14.798cm" svg:x2="6.882cm" svg:y2="14.765cm">
                  <text:p/>
                </draw:line>
                <draw:line draw:style-name="gr199" draw:text-style-name="P17" draw:layer="layout" svg:x1="6.768cm" svg:y1="14.765cm" svg:x2="6.825cm" svg:y2="14.732cm">
                  <text:p/>
                </draw:line>
                <draw:line draw:style-name="gr200" draw:text-style-name="P17" draw:layer="layout" svg:x1="6.74cm" svg:y1="14.814cm" svg:x2="6.797cm" svg:y2="14.781cm">
                  <text:p/>
                </draw:line>
                <draw:line draw:style-name="gr201" draw:text-style-name="P17" draw:layer="layout" svg:x1="7.109cm" svg:y1="15.093cm" svg:x2="7.166cm" svg:y2="15.06cm">
                  <text:p/>
                </draw:line>
                <draw:line draw:style-name="gr202" draw:text-style-name="P17" draw:layer="layout" svg:x1="7.052cm" svg:y1="15.06cm" svg:x2="7.109cm" svg:y2="15.027cm">
                  <text:p/>
                </draw:line>
                <draw:line draw:style-name="gr203" draw:text-style-name="P17" draw:layer="layout" svg:x1="6.996cm" svg:y1="15.027cm" svg:x2="7.053cm" svg:y2="14.994cm">
                  <text:p/>
                </draw:line>
                <draw:line draw:style-name="gr204" draw:text-style-name="P17" draw:layer="layout" svg:x1="6.967cm" svg:y1="15.076cm" svg:x2="7.024cm" svg:y2="15.043cm">
                  <text:p/>
                </draw:line>
                <draw:line draw:style-name="gr205" draw:text-style-name="P17" draw:layer="layout" svg:x1="6.91cm" svg:y1="15.043cm" svg:x2="6.967cm" svg:y2="15.01cm">
                  <text:p/>
                </draw:line>
                <draw:line draw:style-name="gr206" draw:text-style-name="P17" draw:layer="layout" svg:x1="6.939cm" svg:y1="14.995cm" svg:x2="6.996cm" svg:y2="14.962cm">
                  <text:p/>
                </draw:line>
                <draw:line draw:style-name="gr207" draw:text-style-name="P17" draw:layer="layout" svg:x1="6.882cm" svg:y1="14.962cm" svg:x2="6.939cm" svg:y2="14.929cm">
                  <text:p/>
                </draw:line>
                <draw:line draw:style-name="gr208" draw:text-style-name="P17" draw:layer="layout" svg:x1="6.825cm" svg:y1="14.929cm" svg:x2="6.882cm" svg:y2="14.896cm">
                  <text:p/>
                </draw:line>
                <draw:line draw:style-name="gr209" draw:text-style-name="P17" draw:layer="layout" svg:x1="6.768cm" svg:y1="14.896cm" svg:x2="6.825cm" svg:y2="14.863cm">
                  <text:p/>
                </draw:line>
                <draw:line draw:style-name="gr210" draw:text-style-name="P17" draw:layer="layout" svg:x1="6.683cm" svg:y1="14.913cm" svg:x2="6.74cm" svg:y2="14.88cm">
                  <text:p/>
                </draw:line>
                <draw:line draw:style-name="gr211" draw:text-style-name="P17" draw:layer="layout" svg:x1="6.712cm" svg:y1="14.863cm" svg:x2="6.769cm" svg:y2="14.83cm">
                  <text:p/>
                </draw:line>
                <draw:line draw:style-name="gr212" draw:text-style-name="P17" draw:layer="layout" svg:x1="6.626cm" svg:y1="14.88cm" svg:x2="6.683cm" svg:y2="14.847cm">
                  <text:p/>
                </draw:line>
                <draw:line draw:style-name="gr213" draw:text-style-name="P17" draw:layer="layout" svg:x1="7.081cm" svg:y1="15.142cm" svg:x2="7.138cm" svg:y2="15.109cm">
                  <text:p/>
                </draw:line>
                <draw:line draw:style-name="gr214" draw:text-style-name="P17" draw:layer="layout" svg:x1="7.023cm" svg:y1="15.109cm" svg:x2="7.08cm" svg:y2="15.076cm">
                  <text:p/>
                </draw:line>
                <draw:line draw:style-name="gr215" draw:text-style-name="P17" draw:layer="layout" svg:x1="7.279cm" svg:y1="15.256cm" svg:x2="7.506cm" svg:y2="15.125cm">
                  <text:p/>
                </draw:line>
                <draw:line draw:style-name="gr216" draw:text-style-name="P17" draw:layer="layout" svg:x1="7.336cm" svg:y1="15.289cm" svg:x2="7.563cm" svg:y2="15.158cm">
                  <text:p/>
                </draw:line>
                <draw:line draw:style-name="gr217" draw:text-style-name="P17" draw:layer="layout" svg:x1="7.393cm" svg:y1="15.125cm" svg:x2="7.563cm" svg:y2="15.223cm">
                  <text:p/>
                </draw:line>
                <draw:line draw:style-name="gr218" draw:text-style-name="P17" draw:layer="layout" svg:x1="7.336cm" svg:y1="15.158cm" svg:x2="7.506cm" svg:y2="15.256cm">
                  <text:p/>
                </draw:line>
                <draw:line draw:style-name="gr219" draw:text-style-name="P17" draw:layer="layout" svg:x1="7.279cm" svg:y1="15.19cm" svg:x2="7.393cm" svg:y2="15.255cm">
                  <text:p/>
                </draw:line>
                <draw:polygon draw:style-name="gr220" draw:text-style-name="P5" draw:layer="layout" svg:width="0.907cm" svg:height="0.588cm" svg:x="6.485cm" svg:y="14.847cm" svg:viewBox="0 0 908 589" draw:points="0,65 0,0 908,524 908,589">
                  <text:p/>
                </draw:polygon>
                <draw:polygon draw:style-name="gr221" draw:text-style-name="P6" draw:layer="layout" svg:width="1.22cm" svg:height="0.768cm" svg:x="6.485cm" svg:y="14.667cm" svg:viewBox="0 0 1221 769" draw:points="312,0 1221,524 1221,589 908,769 0,245 0,180">
                  <text:p/>
                </draw:polygon>
              </draw:g>
            </draw:g>
          </draw:g>
          <draw:g xml:id="id10" draw:id="id10">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41cm" svg:y="0.311cm"/>
            <draw:g>
              <draw:path draw:style-name="gr222" draw:text-style-name="P2" draw:layer="layout" svg:width="0.311cm" svg:height="0.195cm" svg:x="7.693cm" svg:y="12.997cm" svg:viewBox="0 0 312 196" svg:d="M0 196c78 0 312-65 312-114s-8-82-86-82c0 49-228 49-226 196z">
                <text:p/>
              </draw:path>
              <draw:g>
                <draw:polygon draw:style-name="gr223" draw:text-style-name="P5" draw:layer="layout" svg:width="0.14cm" svg:height="0.163cm" svg:x="7.578cm" svg:y="13.029cm" svg:viewBox="0 0 141 164" draw:points="0,98 29,0 141,65 114,164">
                  <text:p/>
                </draw:polygon>
                <draw:polygon draw:style-name="gr224" draw:text-style-name="P4" draw:layer="layout" svg:width="0.311cm" svg:height="0.179cm" svg:x="7.607cm" svg:y="12.915cm" svg:viewBox="0 0 312 180" draw:points="0,115 57,65 141,16 199,0 312,65 256,82 170,131 114,180">
                  <text:p/>
                </draw:polygon>
                <draw:path draw:style-name="gr225" draw:text-style-name="P16" draw:layer="layout" svg:width="0.255cm" svg:height="0.212cm" svg:x="7.692cm" svg:y="12.98cm" svg:viewBox="0 0 256 213" svg:d="M256 65c0-98-57-65-115-32-56 32-112 32-141 180 0 0 114-66 256-148z">
                  <text:p/>
                </draw:path>
                <draw:path draw:style-name="gr226" draw:text-style-name="P6" draw:layer="layout" svg:width="0.368cm" svg:height="0.277cm" svg:x="7.578cm" svg:y="12.915cm" svg:viewBox="0 0 369 278" svg:d="M227 0c-57 16-57 16-113 49-29 16-85 33-114 164 57 32 57 32 114 65 32-14 198-114 255-147 0-82-57-82-142-131z">
                  <text:p/>
                </draw:path>
              </draw:g>
            </draw:g>
            <draw:g>
              <draw:path draw:style-name="gr227" draw:text-style-name="P2" draw:layer="layout" svg:width="0.51cm" svg:height="0.392cm" svg:x="7.437cm" svg:y="12.211cm" svg:viewBox="0 0 511 393" svg:d="M2 393c78 0 509-17 509-164s-148-229-226-229c0 49-312 33-283 393z">
                <text:p/>
              </draw:path>
              <draw:g>
                <draw:polygon draw:style-name="gr228" draw:text-style-name="P5" draw:layer="layout" svg:width="0.283cm" svg:height="0.228cm" svg:x="7.152cm" svg:y="12.374cm" svg:viewBox="0 0 284 229" draw:points="0,65 0,0 284,164 284,229">
                  <text:p/>
                </draw:polygon>
                <draw:polygon draw:style-name="gr229" draw:text-style-name="P5" draw:layer="layout" svg:width="0.283cm" svg:height="0.277cm" svg:x="7.379cm" svg:y="12.129cm" svg:viewBox="0 0 284 278" draw:points="0,115 0,0 284,164 284,278">
                  <text:p/>
                </draw:polygon>
                <draw:polygon draw:style-name="gr230" draw:text-style-name="P4" draw:layer="layout" svg:width="0.51cm" svg:height="0.294cm" svg:x="7.152cm" svg:y="12.244cm" svg:viewBox="0 0 511 295" draw:points="0,131 227,0 511,164 284,295">
                  <text:p/>
                </draw:polygon>
                <draw:line draw:style-name="gr231" draw:text-style-name="P17" draw:layer="layout" svg:x1="7.379cm" svg:y1="12.244cm" svg:x2="7.663cm" svg:y2="12.408cm">
                  <text:p/>
                </draw:line>
                <draw:polygon draw:style-name="gr232" draw:text-style-name="P16" draw:layer="layout" svg:width="0.283cm" svg:height="0.277cm" svg:x="7.437cm" svg:y="12.326cm" svg:viewBox="0 0 284 278" draw:points="0,278 0,213 227,82 227,0 284,33 284,115">
                  <text:p/>
                </draw:polygon>
                <draw:polygon draw:style-name="gr233" draw:text-style-name="P5" draw:layer="layout" svg:width="0.907cm" svg:height="1.244cm" svg:x="6.841cm" svg:y="11.13cm" svg:viewBox="0 0 908 1245" draw:points="0,720 0,0 908,524 908,1245">
                  <text:p/>
                </draw:polygon>
                <draw:polygon draw:style-name="gr234" draw:text-style-name="P18" draw:layer="layout" svg:width="0.851cm" svg:height="1.145cm" svg:x="6.869cm" svg:y="11.18cm" svg:viewBox="0 0 852 1146" draw:points="0,655 0,0 852,491 852,1146">
                  <text:p/>
                </draw:polygon>
                <draw:polygon draw:style-name="gr235" draw:text-style-name="P4" draw:layer="layout" svg:width="0.964cm" svg:height="0.555cm" svg:x="6.841cm" svg:y="11.098cm" svg:viewBox="0 0 965 556" draw:points="908,556 0,33 57,0 965,524">
                  <text:p/>
                </draw:polygon>
                <draw:polygon draw:style-name="gr236" draw:text-style-name="P16" draw:layer="layout" svg:width="0.056cm" svg:height="0.752cm" svg:x="7.749cm" svg:y="11.622cm" svg:viewBox="0 0 57 753" draw:points="0,753 0,33 57,0 57,720">
                  <text:p/>
                </draw:polygon>
                <draw:polygon draw:style-name="gr237" draw:text-style-name="P6" draw:layer="layout" svg:width="0.964cm" svg:height="1.505cm" svg:x="6.841cm" svg:y="11.098cm" svg:viewBox="0 0 965 1506" draw:points="57,0 965,524 965,1245 908,1277 880,1261 880,1343 596,1506 312,1343 312,1277 539,1146 539,1065 0,753 0,33">
                  <text:p/>
                </draw:polygon>
              </draw:g>
            </draw:g>
            <draw:g>
              <draw:path draw:style-name="gr238" draw:text-style-name="P2" draw:layer="layout" svg:width="0.369cm" svg:height="0.195cm" svg:x="7.322cm" svg:y="12.817cm" svg:viewBox="0 0 370 196" svg:d="M2 196c79 0 368-81 368-131 0-49-7-65-85-65 0 49-312 33-283 196z">
                <text:p/>
              </draw:path>
              <draw:g>
                <draw:polygon draw:style-name="gr239" draw:text-style-name="P4" draw:layer="layout" svg:width="1.22cm" svg:height="0.703cm" svg:x="6.415cm" svg:y="12.26cm" svg:viewBox="0 0 1221 704" draw:points="908,704 0,180 312,0 1221,524">
                  <text:p/>
                </draw:polygon>
                <draw:polygon draw:style-name="gr240" draw:text-style-name="P19" draw:layer="layout" svg:width="0.822cm" svg:height="0.474cm" svg:x="6.5cm" svg:y="12.309cm" svg:viewBox="0 0 823 475" draw:points="0,131 227,0 823,344 596,475">
                  <text:p/>
                </draw:polygon>
                <draw:polygon draw:style-name="gr241" draw:text-style-name="P19" draw:layer="layout" svg:width="0.396cm" svg:height="0.228cm" svg:x="7.152cm" svg:y="12.686cm" svg:viewBox="0 0 397 229" draw:points="0,131 227,0 397,98 170,229">
                  <text:p/>
                </draw:polygon>
                <draw:polygon draw:style-name="gr242" draw:text-style-name="P16" draw:layer="layout" svg:width="0.311cm" svg:height="0.244cm" svg:x="7.323cm" svg:y="12.784cm" svg:viewBox="0 0 312 245" draw:points="0,245 0,180 312,0 312,65">
                  <text:p/>
                </draw:polygon>
                <draw:line draw:style-name="gr243" draw:text-style-name="P17" draw:layer="layout" svg:x1="6.556cm" svg:y1="12.407cm" svg:x2="7.152cm" svg:y2="12.751cm">
                  <text:p/>
                </draw:line>
                <draw:line draw:style-name="gr244" draw:text-style-name="P17" draw:layer="layout" svg:x1="6.613cm" svg:y1="12.374cm" svg:x2="7.209cm" svg:y2="12.718cm">
                  <text:p/>
                </draw:line>
                <draw:line draw:style-name="gr245" draw:text-style-name="P17" draw:layer="layout" svg:x1="6.67cm" svg:y1="12.342cm" svg:x2="7.266cm" svg:y2="12.686cm">
                  <text:p/>
                </draw:line>
                <draw:line draw:style-name="gr246" draw:text-style-name="P17" draw:layer="layout" svg:x1="7.209cm" svg:y1="12.654cm" svg:x2="7.266cm" svg:y2="12.621cm">
                  <text:p/>
                </draw:line>
                <draw:line draw:style-name="gr247" draw:text-style-name="P17" draw:layer="layout" svg:x1="7.152cm" svg:y1="12.62cm" svg:x2="7.209cm" svg:y2="12.587cm">
                  <text:p/>
                </draw:line>
                <draw:line draw:style-name="gr248" draw:text-style-name="P17" draw:layer="layout" svg:x1="7.096cm" svg:y1="12.588cm" svg:x2="7.153cm" svg:y2="12.555cm">
                  <text:p/>
                </draw:line>
                <draw:line draw:style-name="gr249" draw:text-style-name="P17" draw:layer="layout" svg:x1="7.124cm" svg:y1="12.67cm" svg:x2="7.181cm" svg:y2="12.637cm">
                  <text:p/>
                </draw:line>
                <draw:line draw:style-name="gr250" draw:text-style-name="P17" draw:layer="layout" svg:x1="7.068cm" svg:y1="12.637cm" svg:x2="7.125cm" svg:y2="12.604cm">
                  <text:p/>
                </draw:line>
                <draw:line draw:style-name="gr251" draw:text-style-name="P17" draw:layer="layout" svg:x1="7.011cm" svg:y1="12.604cm" svg:x2="7.068cm" svg:y2="12.571cm">
                  <text:p/>
                </draw:line>
                <draw:line draw:style-name="gr252" draw:text-style-name="P17" draw:layer="layout" svg:x1="7.039cm" svg:y1="12.556cm" svg:x2="7.096cm" svg:y2="12.523cm">
                  <text:p/>
                </draw:line>
                <draw:line draw:style-name="gr253" draw:text-style-name="P17" draw:layer="layout" svg:x1="6.953cm" svg:y1="12.572cm" svg:x2="7.01cm" svg:y2="12.539cm">
                  <text:p/>
                </draw:line>
                <draw:line draw:style-name="gr254" draw:text-style-name="P17" draw:layer="layout" svg:x1="6.982cm" svg:y1="12.522cm" svg:x2="7.039cm" svg:y2="12.489cm">
                  <text:p/>
                </draw:line>
                <draw:line draw:style-name="gr255" draw:text-style-name="P17" draw:layer="layout" svg:x1="6.926cm" svg:y1="12.489cm" svg:x2="6.983cm" svg:y2="12.456cm">
                  <text:p/>
                </draw:line>
                <draw:line draw:style-name="gr256" draw:text-style-name="P17" draw:layer="layout" svg:x1="6.869cm" svg:y1="12.457cm" svg:x2="6.926cm" svg:y2="12.424cm">
                  <text:p/>
                </draw:line>
                <draw:line draw:style-name="gr257" draw:text-style-name="P17" draw:layer="layout" svg:x1="6.897cm" svg:y1="12.539cm" svg:x2="6.954cm" svg:y2="12.506cm">
                  <text:p/>
                </draw:line>
                <draw:line draw:style-name="gr258" draw:text-style-name="P17" draw:layer="layout" svg:x1="6.841cm" svg:y1="12.506cm" svg:x2="6.898cm" svg:y2="12.473cm">
                  <text:p/>
                </draw:line>
                <draw:line draw:style-name="gr259" draw:text-style-name="P17" draw:layer="layout" svg:x1="6.783cm" svg:y1="12.473cm" svg:x2="6.84cm" svg:y2="12.44cm">
                  <text:p/>
                </draw:line>
                <draw:line draw:style-name="gr260" draw:text-style-name="P17" draw:layer="layout" svg:x1="6.812cm" svg:y1="12.424cm" svg:x2="6.869cm" svg:y2="12.391cm">
                  <text:p/>
                </draw:line>
                <draw:line draw:style-name="gr261" draw:text-style-name="P17" draw:layer="layout" svg:x1="6.727cm" svg:y1="12.44cm" svg:x2="6.784cm" svg:y2="12.407cm">
                  <text:p/>
                </draw:line>
                <draw:line draw:style-name="gr262" draw:text-style-name="P17" draw:layer="layout" svg:x1="6.755cm" svg:y1="12.391cm" svg:x2="6.812cm" svg:y2="12.358cm">
                  <text:p/>
                </draw:line>
                <draw:line draw:style-name="gr263" draw:text-style-name="P17" draw:layer="layout" svg:x1="6.698cm" svg:y1="12.359cm" svg:x2="6.755cm" svg:y2="12.326cm">
                  <text:p/>
                </draw:line>
                <draw:line draw:style-name="gr264" draw:text-style-name="P17" draw:layer="layout" svg:x1="6.67cm" svg:y1="12.407cm" svg:x2="6.727cm" svg:y2="12.374cm">
                  <text:p/>
                </draw:line>
                <draw:line draw:style-name="gr265" draw:text-style-name="P17" draw:layer="layout" svg:x1="7.039cm" svg:y1="12.686cm" svg:x2="7.096cm" svg:y2="12.653cm">
                  <text:p/>
                </draw:line>
                <draw:line draw:style-name="gr266" draw:text-style-name="P17" draw:layer="layout" svg:x1="6.982cm" svg:y1="12.654cm" svg:x2="7.039cm" svg:y2="12.621cm">
                  <text:p/>
                </draw:line>
                <draw:line draw:style-name="gr267" draw:text-style-name="P17" draw:layer="layout" svg:x1="6.926cm" svg:y1="12.62cm" svg:x2="6.983cm" svg:y2="12.587cm">
                  <text:p/>
                </draw:line>
                <draw:line draw:style-name="gr268" draw:text-style-name="P17" draw:layer="layout" svg:x1="6.897cm" svg:y1="12.67cm" svg:x2="6.954cm" svg:y2="12.637cm">
                  <text:p/>
                </draw:line>
                <draw:line draw:style-name="gr269" draw:text-style-name="P17" draw:layer="layout" svg:x1="6.841cm" svg:y1="12.637cm" svg:x2="6.898cm" svg:y2="12.604cm">
                  <text:p/>
                </draw:line>
                <draw:line draw:style-name="gr270" draw:text-style-name="P17" draw:layer="layout" svg:x1="6.869cm" svg:y1="12.588cm" svg:x2="6.926cm" svg:y2="12.555cm">
                  <text:p/>
                </draw:line>
                <draw:line draw:style-name="gr271" draw:text-style-name="P17" draw:layer="layout" svg:x1="6.812cm" svg:y1="12.556cm" svg:x2="6.869cm" svg:y2="12.523cm">
                  <text:p/>
                </draw:line>
                <draw:line draw:style-name="gr272" draw:text-style-name="P17" draw:layer="layout" svg:x1="6.755cm" svg:y1="12.522cm" svg:x2="6.812cm" svg:y2="12.489cm">
                  <text:p/>
                </draw:line>
                <draw:line draw:style-name="gr273" draw:text-style-name="P17" draw:layer="layout" svg:x1="6.698cm" svg:y1="12.489cm" svg:x2="6.755cm" svg:y2="12.456cm">
                  <text:p/>
                </draw:line>
                <draw:line draw:style-name="gr274" draw:text-style-name="P17" draw:layer="layout" svg:x1="6.613cm" svg:y1="12.506cm" svg:x2="6.67cm" svg:y2="12.473cm">
                  <text:p/>
                </draw:line>
                <draw:line draw:style-name="gr275" draw:text-style-name="P17" draw:layer="layout" svg:x1="6.642cm" svg:y1="12.457cm" svg:x2="6.699cm" svg:y2="12.424cm">
                  <text:p/>
                </draw:line>
                <draw:line draw:style-name="gr276" draw:text-style-name="P17" draw:layer="layout" svg:x1="6.556cm" svg:y1="12.473cm" svg:x2="6.613cm" svg:y2="12.44cm">
                  <text:p/>
                </draw:line>
                <draw:line draw:style-name="gr277" draw:text-style-name="P17" draw:layer="layout" svg:x1="7.011cm" svg:y1="12.736cm" svg:x2="7.068cm" svg:y2="12.703cm">
                  <text:p/>
                </draw:line>
                <draw:line draw:style-name="gr278" draw:text-style-name="P17" draw:layer="layout" svg:x1="6.953cm" svg:y1="12.702cm" svg:x2="7.01cm" svg:y2="12.669cm">
                  <text:p/>
                </draw:line>
                <draw:line draw:style-name="gr279" draw:text-style-name="P17" draw:layer="layout" svg:x1="7.209cm" svg:y1="12.85cm" svg:x2="7.436cm" svg:y2="12.719cm">
                  <text:p/>
                </draw:line>
                <draw:line draw:style-name="gr280" draw:text-style-name="P17" draw:layer="layout" svg:x1="7.267cm" svg:y1="12.882cm" svg:x2="7.494cm" svg:y2="12.751cm">
                  <text:p/>
                </draw:line>
                <draw:line draw:style-name="gr281" draw:text-style-name="P17" draw:layer="layout" svg:x1="7.323cm" svg:y1="12.719cm" svg:x2="7.493cm" svg:y2="12.817cm">
                  <text:p/>
                </draw:line>
                <draw:line draw:style-name="gr282" draw:text-style-name="P17" draw:layer="layout" svg:x1="7.267cm" svg:y1="12.751cm" svg:x2="7.437cm" svg:y2="12.849cm">
                  <text:p/>
                </draw:line>
                <draw:line draw:style-name="gr283" draw:text-style-name="P17" draw:layer="layout" svg:x1="7.209cm" svg:y1="12.784cm" svg:x2="7.323cm" svg:y2="12.849cm">
                  <text:p/>
                </draw:line>
                <draw:polygon draw:style-name="gr284" draw:text-style-name="P5" draw:layer="layout" svg:width="0.907cm" svg:height="0.588cm" svg:x="6.415cm" svg:y="12.44cm" svg:viewBox="0 0 908 589" draw:points="0,65 0,0 908,524 908,589">
                  <text:p/>
                </draw:polygon>
                <draw:polygon draw:style-name="gr285" draw:text-style-name="P6" draw:layer="layout" svg:width="1.22cm" svg:height="0.768cm" svg:x="6.415cm" svg:y="12.26cm" svg:viewBox="0 0 1221 769" draw:points="312,0 1221,524 1221,589 908,769 0,245 0,180">
                  <text:p/>
                </draw:polygon>
              </draw:g>
            </draw:g>
          </draw:g>
        </draw:g>
        <draw:frame draw:style-name="gr286" draw:text-style-name="P21" draw:layer="layout" svg:width="3.248cm" svg:height="1.317cm" svg:x="5.6cm" svg:y="15.523cm">
          <draw:text-box>
            <text:p text:style-name="P20"><text:span text:style-name="T3">VLAN Raum200</text:span><text:span text:style-name="T4"><text:line-break/></text:span><text:span text:style-name="T4">10.20.200.0/24</text:span></text:p>
          </draw:text-box>
        </draw:frame>
        <draw:g>
          <draw:g xml:id="id14" draw:id="id14">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125cm" svg:y="0.334cm"/>
            <draw:g>
              <draw:path draw:style-name="gr287" draw:text-style-name="P2" draw:layer="layout" svg:width="0.311cm" svg:height="0.195cm" svg:x="10.72cm" svg:y="12.997cm" svg:viewBox="0 0 312 196" svg:d="M0 196c78 0 312-65 312-114s-8-82-86-82c0 49-228 49-226 196z">
                <text:p/>
              </draw:path>
              <draw:g>
                <draw:polygon draw:style-name="gr288" draw:text-style-name="P5" draw:layer="layout" svg:width="0.14cm" svg:height="0.163cm" svg:x="10.605cm" svg:y="13.03cm" svg:viewBox="0 0 141 164" draw:points="0,98 29,0 141,65 114,164">
                  <text:p/>
                </draw:polygon>
                <draw:polygon draw:style-name="gr289" draw:text-style-name="P4" draw:layer="layout" svg:width="0.311cm" svg:height="0.179cm" svg:x="10.634cm" svg:y="12.916cm" svg:viewBox="0 0 312 180" draw:points="0,115 57,65 141,16 199,0 312,65 256,82 170,131 114,180">
                  <text:p/>
                </draw:polygon>
                <draw:path draw:style-name="gr290" draw:text-style-name="P16" draw:layer="layout" svg:width="0.255cm" svg:height="0.212cm" svg:x="10.719cm" svg:y="12.981cm" svg:viewBox="0 0 256 213" svg:d="M256 65c0-98-57-65-115-32-56 32-112 32-141 180 0 0 114-66 256-148z">
                  <text:p/>
                </draw:path>
                <draw:path draw:style-name="gr291" draw:text-style-name="P6" draw:layer="layout" svg:width="0.368cm" svg:height="0.277cm" svg:x="10.605cm" svg:y="12.916cm" svg:viewBox="0 0 369 278" svg:d="M227 0c-57 16-57 16-113 49-29 16-85 33-114 164 57 32 57 32 114 65 32-14 198-114 255-147 0-82-57-82-142-131z">
                  <text:p/>
                </draw:path>
              </draw:g>
            </draw:g>
            <draw:g>
              <draw:path draw:style-name="gr292" draw:text-style-name="P2" draw:layer="layout" svg:width="0.51cm" svg:height="0.392cm" svg:x="10.464cm" svg:y="12.212cm" svg:viewBox="0 0 511 393" svg:d="M2 393c78 0 509-17 509-164s-148-229-226-229c0 49-312 33-283 393z">
                <text:p/>
              </draw:path>
              <draw:g>
                <draw:polygon draw:style-name="gr293" draw:text-style-name="P5" draw:layer="layout" svg:width="0.283cm" svg:height="0.228cm" svg:x="10.179cm" svg:y="12.375cm" svg:viewBox="0 0 284 229" draw:points="0,65 0,0 284,164 284,229">
                  <text:p/>
                </draw:polygon>
                <draw:polygon draw:style-name="gr294" draw:text-style-name="P5" draw:layer="layout" svg:width="0.283cm" svg:height="0.277cm" svg:x="10.407cm" svg:y="12.13cm" svg:viewBox="0 0 284 278" draw:points="0,115 0,0 284,164 284,278">
                  <text:p/>
                </draw:polygon>
                <draw:polygon draw:style-name="gr295" draw:text-style-name="P4" draw:layer="layout" svg:width="0.51cm" svg:height="0.294cm" svg:x="10.179cm" svg:y="12.244cm" svg:viewBox="0 0 511 295" draw:points="0,131 227,0 511,164 284,295">
                  <text:p/>
                </draw:polygon>
                <draw:line draw:style-name="gr296" draw:text-style-name="P17" draw:layer="layout" svg:x1="10.407cm" svg:y1="12.244cm" svg:x2="10.691cm" svg:y2="12.408cm">
                  <text:p/>
                </draw:line>
                <draw:polygon draw:style-name="gr297" draw:text-style-name="P16" draw:layer="layout" svg:width="0.283cm" svg:height="0.277cm" svg:x="10.464cm" svg:y="12.326cm" svg:viewBox="0 0 284 278" draw:points="0,278 0,213 227,82 227,0 284,33 284,115">
                  <text:p/>
                </draw:polygon>
                <draw:polygon draw:style-name="gr298" draw:text-style-name="P5" draw:layer="layout" svg:width="0.907cm" svg:height="1.244cm" svg:x="9.868cm" svg:y="11.131cm" svg:viewBox="0 0 908 1245" draw:points="0,720 0,0 908,524 908,1245">
                  <text:p/>
                </draw:polygon>
                <draw:polygon draw:style-name="gr299" draw:text-style-name="P18" draw:layer="layout" svg:width="0.851cm" svg:height="1.145cm" svg:x="9.896cm" svg:y="11.181cm" svg:viewBox="0 0 852 1146" draw:points="0,655 0,0 852,491 852,1146">
                  <text:p/>
                </draw:polygon>
                <draw:polygon draw:style-name="gr300" draw:text-style-name="P4" draw:layer="layout" svg:width="0.964cm" svg:height="0.555cm" svg:x="9.868cm" svg:y="11.098cm" svg:viewBox="0 0 965 556" draw:points="908,556 0,33 57,0 965,524">
                  <text:p/>
                </draw:polygon>
                <draw:polygon draw:style-name="gr301" draw:text-style-name="P16" draw:layer="layout" svg:width="0.056cm" svg:height="0.752cm" svg:x="10.776cm" svg:y="11.623cm" svg:viewBox="0 0 57 753" draw:points="0,753 0,33 57,0 57,720">
                  <text:p/>
                </draw:polygon>
                <draw:polygon draw:style-name="gr302" draw:text-style-name="P6" draw:layer="layout" svg:width="0.964cm" svg:height="1.505cm" svg:x="9.868cm" svg:y="11.098cm" svg:viewBox="0 0 965 1506" draw:points="57,0 965,524 965,1245 908,1277 880,1261 880,1343 596,1506 312,1343 312,1277 539,1146 539,1065 0,753 0,33">
                  <text:p/>
                </draw:polygon>
              </draw:g>
            </draw:g>
            <draw:g>
              <draw:path draw:style-name="gr303" draw:text-style-name="P2" draw:layer="layout" svg:width="0.369cm" svg:height="0.195cm" svg:x="10.349cm" svg:y="12.817cm" svg:viewBox="0 0 370 196" svg:d="M2 196c79 0 368-81 368-131 0-49-7-65-85-65 0 49-312 33-283 196z">
                <text:p/>
              </draw:path>
              <draw:g>
                <draw:polygon draw:style-name="gr304" draw:text-style-name="P4" draw:layer="layout" svg:width="1.22cm" svg:height="0.703cm" svg:x="9.442cm" svg:y="12.261cm" svg:viewBox="0 0 1221 704" draw:points="908,704 0,180 312,0 1221,524">
                  <text:p/>
                </draw:polygon>
                <draw:polygon draw:style-name="gr305" draw:text-style-name="P19" draw:layer="layout" svg:width="0.822cm" svg:height="0.474cm" svg:x="9.527cm" svg:y="12.31cm" svg:viewBox="0 0 823 475" draw:points="0,131 227,0 823,344 596,475">
                  <text:p/>
                </draw:polygon>
                <draw:polygon draw:style-name="gr306" draw:text-style-name="P19" draw:layer="layout" svg:width="0.396cm" svg:height="0.228cm" svg:x="10.179cm" svg:y="12.687cm" svg:viewBox="0 0 397 229" draw:points="0,131 227,0 397,98 170,229">
                  <text:p/>
                </draw:polygon>
                <draw:polygon draw:style-name="gr307" draw:text-style-name="P16" draw:layer="layout" svg:width="0.311cm" svg:height="0.244cm" svg:x="10.35cm" svg:y="12.785cm" svg:viewBox="0 0 312 245" draw:points="0,245 0,180 312,0 312,65">
                  <text:p/>
                </draw:polygon>
                <draw:line draw:style-name="gr308" draw:text-style-name="P17" draw:layer="layout" svg:x1="9.583cm" svg:y1="12.408cm" svg:x2="10.179cm" svg:y2="12.752cm">
                  <text:p/>
                </draw:line>
                <draw:line draw:style-name="gr309" draw:text-style-name="P17" draw:layer="layout" svg:x1="9.64cm" svg:y1="12.375cm" svg:x2="10.236cm" svg:y2="12.719cm">
                  <text:p/>
                </draw:line>
                <draw:line draw:style-name="gr310" draw:text-style-name="P17" draw:layer="layout" svg:x1="9.698cm" svg:y1="12.343cm" svg:x2="10.294cm" svg:y2="12.687cm">
                  <text:p/>
                </draw:line>
                <draw:line draw:style-name="gr311" draw:text-style-name="P17" draw:layer="layout" svg:x1="10.236cm" svg:y1="12.654cm" svg:x2="10.293cm" svg:y2="12.621cm">
                  <text:p/>
                </draw:line>
                <draw:line draw:style-name="gr312" draw:text-style-name="P17" draw:layer="layout" svg:x1="10.179cm" svg:y1="12.621cm" svg:x2="10.236cm" svg:y2="12.588cm">
                  <text:p/>
                </draw:line>
                <draw:line draw:style-name="gr313" draw:text-style-name="P17" draw:layer="layout" svg:x1="10.123cm" svg:y1="12.589cm" svg:x2="10.18cm" svg:y2="12.556cm">
                  <text:p/>
                </draw:line>
                <draw:line draw:style-name="gr314" draw:text-style-name="P17" draw:layer="layout" svg:x1="10.151cm" svg:y1="12.67cm" svg:x2="10.208cm" svg:y2="12.637cm">
                  <text:p/>
                </draw:line>
                <draw:line draw:style-name="gr315" draw:text-style-name="P17" draw:layer="layout" svg:x1="10.095cm" svg:y1="12.638cm" svg:x2="10.152cm" svg:y2="12.605cm">
                  <text:p/>
                </draw:line>
                <draw:line draw:style-name="gr316" draw:text-style-name="P17" draw:layer="layout" svg:x1="10.038cm" svg:y1="12.605cm" svg:x2="10.095cm" svg:y2="12.572cm">
                  <text:p/>
                </draw:line>
                <draw:line draw:style-name="gr317" draw:text-style-name="P17" draw:layer="layout" svg:x1="10.066cm" svg:y1="12.556cm" svg:x2="10.123cm" svg:y2="12.523cm">
                  <text:p/>
                </draw:line>
                <draw:line draw:style-name="gr318" draw:text-style-name="P17" draw:layer="layout" svg:x1="9.981cm" svg:y1="12.572cm" svg:x2="10.038cm" svg:y2="12.539cm">
                  <text:p/>
                </draw:line>
                <draw:line draw:style-name="gr319" draw:text-style-name="P17" draw:layer="layout" svg:x1="10.009cm" svg:y1="12.523cm" svg:x2="10.066cm" svg:y2="12.49cm">
                  <text:p/>
                </draw:line>
                <draw:line draw:style-name="gr320" draw:text-style-name="P17" draw:layer="layout" svg:x1="9.953cm" svg:y1="12.49cm" svg:x2="10.01cm" svg:y2="12.457cm">
                  <text:p/>
                </draw:line>
                <draw:line draw:style-name="gr321" draw:text-style-name="P17" draw:layer="layout" svg:x1="9.896cm" svg:y1="12.457cm" svg:x2="9.953cm" svg:y2="12.424cm">
                  <text:p/>
                </draw:line>
                <draw:line draw:style-name="gr322" draw:text-style-name="P17" draw:layer="layout" svg:x1="9.924cm" svg:y1="12.54cm" svg:x2="9.981cm" svg:y2="12.507cm">
                  <text:p/>
                </draw:line>
                <draw:line draw:style-name="gr323" draw:text-style-name="P17" draw:layer="layout" svg:x1="9.868cm" svg:y1="12.507cm" svg:x2="9.925cm" svg:y2="12.474cm">
                  <text:p/>
                </draw:line>
                <draw:line draw:style-name="gr324" draw:text-style-name="P17" draw:layer="layout" svg:x1="9.81cm" svg:y1="12.474cm" svg:x2="9.867cm" svg:y2="12.441cm">
                  <text:p/>
                </draw:line>
                <draw:line draw:style-name="gr325" draw:text-style-name="P17" draw:layer="layout" svg:x1="9.839cm" svg:y1="12.425cm" svg:x2="9.896cm" svg:y2="12.392cm">
                  <text:p/>
                </draw:line>
                <draw:line draw:style-name="gr326" draw:text-style-name="P17" draw:layer="layout" svg:x1="9.754cm" svg:y1="12.441cm" svg:x2="9.811cm" svg:y2="12.408cm">
                  <text:p/>
                </draw:line>
                <draw:line draw:style-name="gr327" draw:text-style-name="P17" draw:layer="layout" svg:x1="9.782cm" svg:y1="12.392cm" svg:x2="9.839cm" svg:y2="12.359cm">
                  <text:p/>
                </draw:line>
                <draw:line draw:style-name="gr328" draw:text-style-name="P17" draw:layer="layout" svg:x1="9.725cm" svg:y1="12.359cm" svg:x2="9.782cm" svg:y2="12.326cm">
                  <text:p/>
                </draw:line>
                <draw:line draw:style-name="gr329" draw:text-style-name="P17" draw:layer="layout" svg:x1="9.698cm" svg:y1="12.408cm" svg:x2="9.755cm" svg:y2="12.375cm">
                  <text:p/>
                </draw:line>
                <draw:line draw:style-name="gr330" draw:text-style-name="P17" draw:layer="layout" svg:x1="10.066cm" svg:y1="12.687cm" svg:x2="10.123cm" svg:y2="12.654cm">
                  <text:p/>
                </draw:line>
                <draw:line draw:style-name="gr331" draw:text-style-name="P17" draw:layer="layout" svg:x1="10.009cm" svg:y1="12.654cm" svg:x2="10.066cm" svg:y2="12.621cm">
                  <text:p/>
                </draw:line>
                <draw:line draw:style-name="gr332" draw:text-style-name="P17" draw:layer="layout" svg:x1="9.953cm" svg:y1="12.621cm" svg:x2="10.01cm" svg:y2="12.588cm">
                  <text:p/>
                </draw:line>
                <draw:line draw:style-name="gr333" draw:text-style-name="P17" draw:layer="layout" svg:x1="9.924cm" svg:y1="12.67cm" svg:x2="9.981cm" svg:y2="12.637cm">
                  <text:p/>
                </draw:line>
                <draw:line draw:style-name="gr334" draw:text-style-name="P17" draw:layer="layout" svg:x1="9.868cm" svg:y1="12.638cm" svg:x2="9.925cm" svg:y2="12.605cm">
                  <text:p/>
                </draw:line>
                <draw:line draw:style-name="gr335" draw:text-style-name="P17" draw:layer="layout" svg:x1="9.896cm" svg:y1="12.589cm" svg:x2="9.953cm" svg:y2="12.556cm">
                  <text:p/>
                </draw:line>
                <draw:line draw:style-name="gr336" draw:text-style-name="P17" draw:layer="layout" svg:x1="9.839cm" svg:y1="12.556cm" svg:x2="9.896cm" svg:y2="12.523cm">
                  <text:p/>
                </draw:line>
                <draw:line draw:style-name="gr337" draw:text-style-name="P17" draw:layer="layout" svg:x1="9.782cm" svg:y1="12.523cm" svg:x2="9.839cm" svg:y2="12.49cm">
                  <text:p/>
                </draw:line>
                <draw:line draw:style-name="gr338" draw:text-style-name="P17" draw:layer="layout" svg:x1="9.725cm" svg:y1="12.49cm" svg:x2="9.782cm" svg:y2="12.457cm">
                  <text:p/>
                </draw:line>
                <draw:line draw:style-name="gr339" draw:text-style-name="P17" draw:layer="layout" svg:x1="9.64cm" svg:y1="12.507cm" svg:x2="9.697cm" svg:y2="12.474cm">
                  <text:p/>
                </draw:line>
                <draw:line draw:style-name="gr340" draw:text-style-name="P17" draw:layer="layout" svg:x1="9.669cm" svg:y1="12.457cm" svg:x2="9.726cm" svg:y2="12.424cm">
                  <text:p/>
                </draw:line>
                <draw:line draw:style-name="gr341" draw:text-style-name="P17" draw:layer="layout" svg:x1="9.583cm" svg:y1="12.474cm" svg:x2="9.64cm" svg:y2="12.441cm">
                  <text:p/>
                </draw:line>
                <draw:line draw:style-name="gr342" draw:text-style-name="P17" draw:layer="layout" svg:x1="10.038cm" svg:y1="12.736cm" svg:x2="10.095cm" svg:y2="12.703cm">
                  <text:p/>
                </draw:line>
                <draw:line draw:style-name="gr343" draw:text-style-name="P17" draw:layer="layout" svg:x1="9.981cm" svg:y1="12.703cm" svg:x2="10.038cm" svg:y2="12.67cm">
                  <text:p/>
                </draw:line>
                <draw:line draw:style-name="gr344" draw:text-style-name="P17" draw:layer="layout" svg:x1="10.236cm" svg:y1="12.85cm" svg:x2="10.463cm" svg:y2="12.719cm">
                  <text:p/>
                </draw:line>
                <draw:line draw:style-name="gr345" draw:text-style-name="P17" draw:layer="layout" svg:x1="10.294cm" svg:y1="12.883cm" svg:x2="10.521cm" svg:y2="12.752cm">
                  <text:p/>
                </draw:line>
                <draw:line draw:style-name="gr346" draw:text-style-name="P17" draw:layer="layout" svg:x1="10.35cm" svg:y1="12.719cm" svg:x2="10.52cm" svg:y2="12.817cm">
                  <text:p/>
                </draw:line>
                <draw:line draw:style-name="gr347" draw:text-style-name="P17" draw:layer="layout" svg:x1="10.294cm" svg:y1="12.752cm" svg:x2="10.464cm" svg:y2="12.85cm">
                  <text:p/>
                </draw:line>
                <draw:line draw:style-name="gr348" draw:text-style-name="P17" draw:layer="layout" svg:x1="10.236cm" svg:y1="12.785cm" svg:x2="10.35cm" svg:y2="12.85cm">
                  <text:p/>
                </draw:line>
                <draw:polygon draw:style-name="gr349" draw:text-style-name="P5" draw:layer="layout" svg:width="0.907cm" svg:height="0.588cm" svg:x="9.442cm" svg:y="12.441cm" svg:viewBox="0 0 908 589" draw:points="0,65 0,0 908,524 908,589">
                  <text:p/>
                </draw:polygon>
                <draw:polygon draw:style-name="gr350" draw:text-style-name="P6" draw:layer="layout" svg:width="1.22cm" svg:height="0.768cm" svg:x="9.442cm" svg:y="12.261cm" svg:viewBox="0 0 1221 769" draw:points="312,0 1221,524 1221,589 908,769 0,245 0,180">
                  <text:p/>
                </draw:polygon>
              </draw:g>
            </draw:g>
          </draw:g>
          <draw:g xml:id="id15" draw:id="id15">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3.21cm" svg:y="1.243cm"/>
            <draw:glue-point draw:id="13" svg:x="1.164cm" svg:y="0.286cm"/>
            <draw:g>
              <draw:path draw:style-name="gr351" draw:text-style-name="P2" draw:layer="layout" svg:width="0.311cm" svg:height="0.195cm" svg:x="10.662cm" svg:y="15.403cm" svg:viewBox="0 0 312 196" svg:d="M0 196c78 0 312-65 312-114s-8-82-86-82c0 49-228 49-226 196z">
                <text:p/>
              </draw:path>
              <draw:g>
                <draw:polygon draw:style-name="gr352" draw:text-style-name="P5" draw:layer="layout" svg:width="0.14cm" svg:height="0.163cm" svg:x="10.547cm" svg:y="15.436cm" svg:viewBox="0 0 141 164" draw:points="0,98 29,0 141,65 114,164">
                  <text:p/>
                </draw:polygon>
                <draw:polygon draw:style-name="gr353" draw:text-style-name="P4" draw:layer="layout" svg:width="0.311cm" svg:height="0.179cm" svg:x="10.576cm" svg:y="15.322cm" svg:viewBox="0 0 312 180" draw:points="0,115 57,65 141,16 199,0 312,65 256,82 170,131 114,180">
                  <text:p/>
                </draw:polygon>
                <draw:path draw:style-name="gr354" draw:text-style-name="P16" draw:layer="layout" svg:width="0.255cm" svg:height="0.212cm" svg:x="10.661cm" svg:y="15.386cm" svg:viewBox="0 0 256 213" svg:d="M256 65c0-98-57-65-115-32-56 32-112 32-141 180 0 0 114-66 256-148z">
                  <text:p/>
                </draw:path>
                <draw:path draw:style-name="gr355" draw:text-style-name="P6" draw:layer="layout" svg:width="0.368cm" svg:height="0.277cm" svg:x="10.547cm" svg:y="15.322cm" svg:viewBox="0 0 369 278" svg:d="M227 0c-57 16-57 16-113 49-29 16-85 33-114 164 57 32 57 32 114 65 32-14 198-114 255-147 0-82-57-82-142-131z">
                  <text:p/>
                </draw:path>
              </draw:g>
            </draw:g>
            <draw:g>
              <draw:path draw:style-name="gr356" draw:text-style-name="P2" draw:layer="layout" svg:width="0.51cm" svg:height="0.392cm" svg:x="10.406cm" svg:y="14.617cm" svg:viewBox="0 0 511 393" svg:d="M2 393c78 0 509-17 509-164s-148-229-226-229c0 49-312 33-283 393z">
                <text:p/>
              </draw:path>
              <draw:g>
                <draw:polygon draw:style-name="gr357" draw:text-style-name="P5" draw:layer="layout" svg:width="0.283cm" svg:height="0.228cm" svg:x="10.121cm" svg:y="14.781cm" svg:viewBox="0 0 284 229" draw:points="0,65 0,0 284,164 284,229">
                  <text:p/>
                </draw:polygon>
                <draw:polygon draw:style-name="gr358" draw:text-style-name="P5" draw:layer="layout" svg:width="0.283cm" svg:height="0.277cm" svg:x="10.349cm" svg:y="14.535cm" svg:viewBox="0 0 284 278" draw:points="0,115 0,0 284,164 284,278">
                  <text:p/>
                </draw:polygon>
                <draw:polygon draw:style-name="gr359" draw:text-style-name="P4" draw:layer="layout" svg:width="0.51cm" svg:height="0.294cm" svg:x="10.121cm" svg:y="14.65cm" svg:viewBox="0 0 511 295" draw:points="0,131 227,0 511,164 284,295">
                  <text:p/>
                </draw:polygon>
                <draw:line draw:style-name="gr360" draw:text-style-name="P17" draw:layer="layout" svg:x1="10.349cm" svg:y1="14.65cm" svg:x2="10.633cm" svg:y2="14.814cm">
                  <text:p/>
                </draw:line>
                <draw:polygon draw:style-name="gr361" draw:text-style-name="P16" draw:layer="layout" svg:width="0.283cm" svg:height="0.277cm" svg:x="10.406cm" svg:y="14.732cm" svg:viewBox="0 0 284 278" draw:points="0,278 0,213 227,82 227,0 284,33 284,115">
                  <text:p/>
                </draw:polygon>
                <draw:polygon draw:style-name="gr362" draw:text-style-name="P5" draw:layer="layout" svg:width="0.907cm" svg:height="1.244cm" svg:x="9.81cm" svg:y="13.537cm" svg:viewBox="0 0 908 1245" draw:points="0,720 0,0 908,524 908,1245">
                  <text:p/>
                </draw:polygon>
                <draw:polygon draw:style-name="gr363" draw:text-style-name="P18" draw:layer="layout" svg:width="0.851cm" svg:height="1.145cm" svg:x="9.838cm" svg:y="13.586cm" svg:viewBox="0 0 852 1146" draw:points="0,655 0,0 852,491 852,1146">
                  <text:p/>
                </draw:polygon>
                <draw:polygon draw:style-name="gr364" draw:text-style-name="P4" draw:layer="layout" svg:width="0.964cm" svg:height="0.555cm" svg:x="9.81cm" svg:y="13.504cm" svg:viewBox="0 0 965 556" draw:points="908,556 0,33 57,0 965,524">
                  <text:p/>
                </draw:polygon>
                <draw:polygon draw:style-name="gr365" draw:text-style-name="P16" draw:layer="layout" svg:width="0.056cm" svg:height="0.752cm" svg:x="10.718cm" svg:y="14.029cm" svg:viewBox="0 0 57 753" draw:points="0,753 0,33 57,0 57,720">
                  <text:p/>
                </draw:polygon>
                <draw:polygon draw:style-name="gr366" draw:text-style-name="P6" draw:layer="layout" svg:width="0.964cm" svg:height="1.505cm" svg:x="9.81cm" svg:y="13.504cm" svg:viewBox="0 0 965 1506" draw:points="57,0 965,524 965,1245 908,1277 880,1261 880,1343 596,1506 312,1343 312,1277 539,1146 539,1065 0,753 0,33">
                  <text:p/>
                </draw:polygon>
              </draw:g>
            </draw:g>
            <draw:g>
              <draw:path draw:style-name="gr367" draw:text-style-name="P2" draw:layer="layout" svg:width="0.369cm" svg:height="0.195cm" svg:x="10.291cm" svg:y="15.223cm" svg:viewBox="0 0 370 196" svg:d="M2 196c79 0 368-81 368-131 0-49-7-65-85-65 0 49-312 33-283 196z">
                <text:p/>
              </draw:path>
              <draw:g>
                <draw:polygon draw:style-name="gr368" draw:text-style-name="P4" draw:layer="layout" svg:width="1.22cm" svg:height="0.703cm" svg:x="9.384cm" svg:y="14.667cm" svg:viewBox="0 0 1221 704" draw:points="908,704 0,180 312,0 1221,524">
                  <text:p/>
                </draw:polygon>
                <draw:polygon draw:style-name="gr369" draw:text-style-name="P19" draw:layer="layout" svg:width="0.822cm" svg:height="0.474cm" svg:x="9.469cm" svg:y="14.715cm" svg:viewBox="0 0 823 475" draw:points="0,131 227,0 823,344 596,475">
                  <text:p/>
                </draw:polygon>
                <draw:polygon draw:style-name="gr370" draw:text-style-name="P19" draw:layer="layout" svg:width="0.396cm" svg:height="0.228cm" svg:x="10.121cm" svg:y="15.092cm" svg:viewBox="0 0 397 229" draw:points="0,131 227,0 397,98 170,229">
                  <text:p/>
                </draw:polygon>
                <draw:polygon draw:style-name="gr371" draw:text-style-name="P16" draw:layer="layout" svg:width="0.311cm" svg:height="0.244cm" svg:x="10.292cm" svg:y="15.19cm" svg:viewBox="0 0 312 245" draw:points="0,245 0,180 312,0 312,65">
                  <text:p/>
                </draw:polygon>
                <draw:line draw:style-name="gr372" draw:text-style-name="P17" draw:layer="layout" svg:x1="9.525cm" svg:y1="14.813cm" svg:x2="10.121cm" svg:y2="15.157cm">
                  <text:p/>
                </draw:line>
                <draw:line draw:style-name="gr373" draw:text-style-name="P17" draw:layer="layout" svg:x1="9.582cm" svg:y1="14.781cm" svg:x2="10.178cm" svg:y2="15.125cm">
                  <text:p/>
                </draw:line>
                <draw:line draw:style-name="gr374" draw:text-style-name="P17" draw:layer="layout" svg:x1="9.64cm" svg:y1="14.749cm" svg:x2="10.236cm" svg:y2="15.093cm">
                  <text:p/>
                </draw:line>
                <draw:line draw:style-name="gr375" draw:text-style-name="P17" draw:layer="layout" svg:x1="10.178cm" svg:y1="15.06cm" svg:x2="10.235cm" svg:y2="15.027cm">
                  <text:p/>
                </draw:line>
                <draw:line draw:style-name="gr376" draw:text-style-name="P17" draw:layer="layout" svg:x1="10.121cm" svg:y1="15.027cm" svg:x2="10.178cm" svg:y2="14.994cm">
                  <text:p/>
                </draw:line>
                <draw:line draw:style-name="gr377" draw:text-style-name="P17" draw:layer="layout" svg:x1="10.065cm" svg:y1="14.995cm" svg:x2="10.122cm" svg:y2="14.962cm">
                  <text:p/>
                </draw:line>
                <draw:line draw:style-name="gr378" draw:text-style-name="P17" draw:layer="layout" svg:x1="10.093cm" svg:y1="15.076cm" svg:x2="10.15cm" svg:y2="15.043cm">
                  <text:p/>
                </draw:line>
                <draw:line draw:style-name="gr379" draw:text-style-name="P17" draw:layer="layout" svg:x1="10.037cm" svg:y1="15.043cm" svg:x2="10.094cm" svg:y2="15.01cm">
                  <text:p/>
                </draw:line>
                <draw:line draw:style-name="gr380" draw:text-style-name="P17" draw:layer="layout" svg:x1="9.98cm" svg:y1="15.011cm" svg:x2="10.037cm" svg:y2="14.978cm">
                  <text:p/>
                </draw:line>
                <draw:line draw:style-name="gr381" draw:text-style-name="P17" draw:layer="layout" svg:x1="10.008cm" svg:y1="14.962cm" svg:x2="10.065cm" svg:y2="14.929cm">
                  <text:p/>
                </draw:line>
                <draw:line draw:style-name="gr382" draw:text-style-name="P17" draw:layer="layout" svg:x1="9.923cm" svg:y1="14.978cm" svg:x2="9.98cm" svg:y2="14.945cm">
                  <text:p/>
                </draw:line>
                <draw:line draw:style-name="gr383" draw:text-style-name="P17" draw:layer="layout" svg:x1="9.951cm" svg:y1="14.929cm" svg:x2="10.008cm" svg:y2="14.896cm">
                  <text:p/>
                </draw:line>
                <draw:line draw:style-name="gr384" draw:text-style-name="P17" draw:layer="layout" svg:x1="9.895cm" svg:y1="14.896cm" svg:x2="9.952cm" svg:y2="14.863cm">
                  <text:p/>
                </draw:line>
                <draw:line draw:style-name="gr385" draw:text-style-name="P17" draw:layer="layout" svg:x1="9.838cm" svg:y1="14.863cm" svg:x2="9.895cm" svg:y2="14.83cm">
                  <text:p/>
                </draw:line>
                <draw:line draw:style-name="gr386" draw:text-style-name="P17" draw:layer="layout" svg:x1="9.866cm" svg:y1="14.945cm" svg:x2="9.923cm" svg:y2="14.912cm">
                  <text:p/>
                </draw:line>
                <draw:line draw:style-name="gr387" draw:text-style-name="P17" draw:layer="layout" svg:x1="9.81cm" svg:y1="14.913cm" svg:x2="9.867cm" svg:y2="14.88cm">
                  <text:p/>
                </draw:line>
                <draw:line draw:style-name="gr388" draw:text-style-name="P17" draw:layer="layout" svg:x1="9.752cm" svg:y1="14.88cm" svg:x2="9.809cm" svg:y2="14.847cm">
                  <text:p/>
                </draw:line>
                <draw:line draw:style-name="gr389" draw:text-style-name="P17" draw:layer="layout" svg:x1="9.781cm" svg:y1="14.831cm" svg:x2="9.838cm" svg:y2="14.798cm">
                  <text:p/>
                </draw:line>
                <draw:line draw:style-name="gr390" draw:text-style-name="P17" draw:layer="layout" svg:x1="9.696cm" svg:y1="14.846cm" svg:x2="9.753cm" svg:y2="14.813cm">
                  <text:p/>
                </draw:line>
                <draw:line draw:style-name="gr391" draw:text-style-name="P17" draw:layer="layout" svg:x1="9.724cm" svg:y1="14.798cm" svg:x2="9.781cm" svg:y2="14.765cm">
                  <text:p/>
                </draw:line>
                <draw:line draw:style-name="gr392" draw:text-style-name="P17" draw:layer="layout" svg:x1="9.667cm" svg:y1="14.765cm" svg:x2="9.724cm" svg:y2="14.732cm">
                  <text:p/>
                </draw:line>
                <draw:line draw:style-name="gr393" draw:text-style-name="P17" draw:layer="layout" svg:x1="9.64cm" svg:y1="14.814cm" svg:x2="9.697cm" svg:y2="14.781cm">
                  <text:p/>
                </draw:line>
                <draw:line draw:style-name="gr394" draw:text-style-name="P17" draw:layer="layout" svg:x1="10.008cm" svg:y1="15.093cm" svg:x2="10.065cm" svg:y2="15.06cm">
                  <text:p/>
                </draw:line>
                <draw:line draw:style-name="gr395" draw:text-style-name="P17" draw:layer="layout" svg:x1="9.951cm" svg:y1="15.06cm" svg:x2="10.008cm" svg:y2="15.027cm">
                  <text:p/>
                </draw:line>
                <draw:line draw:style-name="gr396" draw:text-style-name="P17" draw:layer="layout" svg:x1="9.895cm" svg:y1="15.027cm" svg:x2="9.952cm" svg:y2="14.994cm">
                  <text:p/>
                </draw:line>
                <draw:line draw:style-name="gr397" draw:text-style-name="P17" draw:layer="layout" svg:x1="9.866cm" svg:y1="15.076cm" svg:x2="9.923cm" svg:y2="15.043cm">
                  <text:p/>
                </draw:line>
                <draw:line draw:style-name="gr398" draw:text-style-name="P17" draw:layer="layout" svg:x1="9.81cm" svg:y1="15.043cm" svg:x2="9.867cm" svg:y2="15.01cm">
                  <text:p/>
                </draw:line>
                <draw:line draw:style-name="gr399" draw:text-style-name="P17" draw:layer="layout" svg:x1="9.838cm" svg:y1="14.995cm" svg:x2="9.895cm" svg:y2="14.962cm">
                  <text:p/>
                </draw:line>
                <draw:line draw:style-name="gr400" draw:text-style-name="P17" draw:layer="layout" svg:x1="9.781cm" svg:y1="14.962cm" svg:x2="9.838cm" svg:y2="14.929cm">
                  <text:p/>
                </draw:line>
                <draw:line draw:style-name="gr401" draw:text-style-name="P17" draw:layer="layout" svg:x1="9.724cm" svg:y1="14.929cm" svg:x2="9.781cm" svg:y2="14.896cm">
                  <text:p/>
                </draw:line>
                <draw:line draw:style-name="gr402" draw:text-style-name="P17" draw:layer="layout" svg:x1="9.667cm" svg:y1="14.896cm" svg:x2="9.724cm" svg:y2="14.863cm">
                  <text:p/>
                </draw:line>
                <draw:line draw:style-name="gr403" draw:text-style-name="P17" draw:layer="layout" svg:x1="9.582cm" svg:y1="14.913cm" svg:x2="9.639cm" svg:y2="14.88cm">
                  <text:p/>
                </draw:line>
                <draw:line draw:style-name="gr404" draw:text-style-name="P17" draw:layer="layout" svg:x1="9.611cm" svg:y1="14.863cm" svg:x2="9.668cm" svg:y2="14.83cm">
                  <text:p/>
                </draw:line>
                <draw:line draw:style-name="gr405" draw:text-style-name="P17" draw:layer="layout" svg:x1="9.525cm" svg:y1="14.88cm" svg:x2="9.582cm" svg:y2="14.847cm">
                  <text:p/>
                </draw:line>
                <draw:line draw:style-name="gr406" draw:text-style-name="P17" draw:layer="layout" svg:x1="9.98cm" svg:y1="15.142cm" svg:x2="10.037cm" svg:y2="15.109cm">
                  <text:p/>
                </draw:line>
                <draw:line draw:style-name="gr407" draw:text-style-name="P17" draw:layer="layout" svg:x1="9.923cm" svg:y1="15.109cm" svg:x2="9.98cm" svg:y2="15.076cm">
                  <text:p/>
                </draw:line>
                <draw:line draw:style-name="gr408" draw:text-style-name="P17" draw:layer="layout" svg:x1="10.178cm" svg:y1="15.256cm" svg:x2="10.405cm" svg:y2="15.125cm">
                  <text:p/>
                </draw:line>
                <draw:line draw:style-name="gr409" draw:text-style-name="P17" draw:layer="layout" svg:x1="10.236cm" svg:y1="15.289cm" svg:x2="10.463cm" svg:y2="15.158cm">
                  <text:p/>
                </draw:line>
                <draw:line draw:style-name="gr410" draw:text-style-name="P17" draw:layer="layout" svg:x1="10.292cm" svg:y1="15.125cm" svg:x2="10.462cm" svg:y2="15.223cm">
                  <text:p/>
                </draw:line>
                <draw:line draw:style-name="gr411" draw:text-style-name="P17" draw:layer="layout" svg:x1="10.236cm" svg:y1="15.158cm" svg:x2="10.406cm" svg:y2="15.256cm">
                  <text:p/>
                </draw:line>
                <draw:line draw:style-name="gr412" draw:text-style-name="P17" draw:layer="layout" svg:x1="10.178cm" svg:y1="15.19cm" svg:x2="10.292cm" svg:y2="15.255cm">
                  <text:p/>
                </draw:line>
                <draw:polygon draw:style-name="gr413" draw:text-style-name="P5" draw:layer="layout" svg:width="0.907cm" svg:height="0.588cm" svg:x="9.384cm" svg:y="14.847cm" svg:viewBox="0 0 908 589" draw:points="0,65 0,0 908,524 908,589">
                  <text:p/>
                </draw:polygon>
                <draw:polygon draw:style-name="gr414" draw:text-style-name="P6" draw:layer="layout" svg:width="1.22cm" svg:height="0.768cm" svg:x="9.384cm" svg:y="14.667cm" svg:viewBox="0 0 1221 769" draw:points="312,0 1221,524 1221,589 908,769 0,245 0,180">
                  <text:p/>
                </draw:polygon>
              </draw:g>
            </draw:g>
          </draw:g>
        </draw:g>
        <draw:frame draw:style-name="gr286" draw:text-style-name="P15" draw:layer="layout" svg:width="3.248cm" svg:height="1.317cm" svg:x="8.583cm" svg:y="15.523cm">
          <draw:text-box>
            <text:p text:style-name="P11"><text:span text:style-name="T2">VLAN Lehrkräfte</text:span><text:span text:style-name="T1"><text:line-break/></text:span><text:span text:style-name="T1">10.30.10.0/24</text:span></text:p>
          </draw:text-box>
        </draw:frame>
        <draw:g>
          <draw:g>
            <draw:g xml:id="id9" draw:id="id9">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145cm" svg:y="0.323cm"/>
              <draw:g>
                <draw:path draw:style-name="gr415" draw:text-style-name="P2" draw:layer="layout" svg:width="0.311cm" svg:height="0.195cm" svg:x="14.89cm" svg:y="15.359cm" svg:viewBox="0 0 312 196" svg:d="M0 196c78 0 312-65 312-114s-8-82-86-82c0 49-228 49-226 196z">
                  <text:p/>
                </draw:path>
                <draw:g>
                  <draw:polygon draw:style-name="gr416" draw:text-style-name="P5" draw:layer="layout" svg:width="0.14cm" svg:height="0.163cm" svg:x="14.776cm" svg:y="15.392cm" svg:viewBox="0 0 141 164" draw:points="0,98 29,0 141,65 114,164">
                    <text:p/>
                  </draw:polygon>
                  <draw:polygon draw:style-name="gr417" draw:text-style-name="P4" draw:layer="layout" svg:width="0.311cm" svg:height="0.179cm" svg:x="14.805cm" svg:y="15.278cm" svg:viewBox="0 0 312 180" draw:points="0,115 57,65 141,16 199,0 312,65 256,82 170,131 114,180">
                    <text:p/>
                  </draw:polygon>
                  <draw:path draw:style-name="gr418" draw:text-style-name="P16" draw:layer="layout" svg:width="0.255cm" svg:height="0.212cm" svg:x="14.89cm" svg:y="15.342cm" svg:viewBox="0 0 256 213" svg:d="M256 65c0-98-57-65-115-32-56 32-112 32-141 180 0 0 114-66 256-148z">
                    <text:p/>
                  </draw:path>
                  <draw:path draw:style-name="gr419" draw:text-style-name="P6" draw:layer="layout" svg:width="0.368cm" svg:height="0.277cm" svg:x="14.776cm" svg:y="15.278cm" svg:viewBox="0 0 369 278" svg:d="M227 0c-57 16-57 16-113 49-29 16-85 33-114 164 57 32 57 32 114 65 32-14 198-114 255-147 0-82-57-82-142-131z">
                    <text:p/>
                  </draw:path>
                </draw:g>
              </draw:g>
              <draw:g>
                <draw:path draw:style-name="gr420" draw:text-style-name="P2" draw:layer="layout" svg:width="0.51cm" svg:height="0.392cm" svg:x="14.635cm" svg:y="14.573cm" svg:viewBox="0 0 511 393" svg:d="M2 393c78 0 509-17 509-164s-148-229-226-229c0 49-312 33-283 393z">
                  <text:p/>
                </draw:path>
                <draw:g>
                  <draw:polygon draw:style-name="gr421" draw:text-style-name="P5" draw:layer="layout" svg:width="0.283cm" svg:height="0.228cm" svg:x="14.35cm" svg:y="14.737cm" svg:viewBox="0 0 284 229" draw:points="0,65 0,0 284,164 284,229">
                    <text:p/>
                  </draw:polygon>
                  <draw:polygon draw:style-name="gr422" draw:text-style-name="P5" draw:layer="layout" svg:width="0.283cm" svg:height="0.277cm" svg:x="14.577cm" svg:y="14.491cm" svg:viewBox="0 0 284 278" draw:points="0,115 0,0 284,164 284,278">
                    <text:p/>
                  </draw:polygon>
                  <draw:polygon draw:style-name="gr423" draw:text-style-name="P4" draw:layer="layout" svg:width="0.51cm" svg:height="0.294cm" svg:x="14.35cm" svg:y="14.606cm" svg:viewBox="0 0 511 295" draw:points="0,131 227,0 511,164 284,295">
                    <text:p/>
                  </draw:polygon>
                  <draw:line draw:style-name="gr424" draw:text-style-name="P17" draw:layer="layout" svg:x1="14.577cm" svg:y1="14.606cm" svg:x2="14.861cm" svg:y2="14.77cm">
                    <text:p/>
                  </draw:line>
                  <draw:polygon draw:style-name="gr425" draw:text-style-name="P16" draw:layer="layout" svg:width="0.283cm" svg:height="0.277cm" svg:x="14.635cm" svg:y="14.688cm" svg:viewBox="0 0 284 278" draw:points="0,278 0,213 227,82 227,0 284,33 284,115">
                    <text:p/>
                  </draw:polygon>
                  <draw:polygon draw:style-name="gr426" draw:text-style-name="P5" draw:layer="layout" svg:width="0.907cm" svg:height="1.244cm" svg:x="14.038cm" svg:y="13.493cm" svg:viewBox="0 0 908 1245" draw:points="0,720 0,0 908,524 908,1245">
                    <text:p/>
                  </draw:polygon>
                  <draw:polygon draw:style-name="gr427" draw:text-style-name="P18" draw:layer="layout" svg:width="0.851cm" svg:height="1.145cm" svg:x="14.067cm" svg:y="13.542cm" svg:viewBox="0 0 852 1146" draw:points="0,655 0,0 852,491 852,1146">
                    <text:p/>
                  </draw:polygon>
                  <draw:polygon draw:style-name="gr428" draw:text-style-name="P4" draw:layer="layout" svg:width="0.964cm" svg:height="0.555cm" svg:x="14.038cm" svg:y="13.46cm" svg:viewBox="0 0 965 556" draw:points="908,556 0,33 57,0 965,524">
                    <text:p/>
                  </draw:polygon>
                  <draw:polygon draw:style-name="gr429" draw:text-style-name="P16" draw:layer="layout" svg:width="0.056cm" svg:height="0.752cm" svg:x="14.947cm" svg:y="13.985cm" svg:viewBox="0 0 57 753" draw:points="0,753 0,33 57,0 57,720">
                    <text:p/>
                  </draw:polygon>
                  <draw:polygon draw:style-name="gr430" draw:text-style-name="P6" draw:layer="layout" svg:width="0.964cm" svg:height="1.505cm" svg:x="14.038cm" svg:y="13.46cm" svg:viewBox="0 0 965 1506" draw:points="57,0 965,524 965,1245 908,1277 880,1261 880,1343 596,1506 312,1343 312,1277 539,1146 539,1065 0,753 0,33">
                    <text:p/>
                  </draw:polygon>
                </draw:g>
              </draw:g>
              <draw:g>
                <draw:path draw:style-name="gr431" draw:text-style-name="P2" draw:layer="layout" svg:width="0.369cm" svg:height="0.195cm" svg:x="14.52cm" svg:y="15.179cm" svg:viewBox="0 0 370 196" svg:d="M2 196c79 0 368-81 368-131 0-49-7-65-85-65 0 49-312 33-283 196z">
                  <text:p/>
                </draw:path>
                <draw:g>
                  <draw:polygon draw:style-name="gr432" draw:text-style-name="P4" draw:layer="layout" svg:width="1.22cm" svg:height="0.703cm" svg:x="13.613cm" svg:y="14.623cm" svg:viewBox="0 0 1221 704" draw:points="908,704 0,180 312,0 1221,524">
                    <text:p/>
                  </draw:polygon>
                  <draw:polygon draw:style-name="gr433" draw:text-style-name="P19" draw:layer="layout" svg:width="0.822cm" svg:height="0.474cm" svg:x="13.698cm" svg:y="14.671cm" svg:viewBox="0 0 823 475" draw:points="0,131 227,0 823,344 596,475">
                    <text:p/>
                  </draw:polygon>
                  <draw:polygon draw:style-name="gr434" draw:text-style-name="P19" draw:layer="layout" svg:width="0.396cm" svg:height="0.228cm" svg:x="14.35cm" svg:y="15.048cm" svg:viewBox="0 0 397 229" draw:points="0,131 227,0 397,98 170,229">
                    <text:p/>
                  </draw:polygon>
                  <draw:polygon draw:style-name="gr435" draw:text-style-name="P16" draw:layer="layout" svg:width="0.311cm" svg:height="0.244cm" svg:x="14.521cm" svg:y="15.146cm" svg:viewBox="0 0 312 245" draw:points="0,245 0,180 312,0 312,65">
                    <text:p/>
                  </draw:polygon>
                  <draw:line draw:style-name="gr436" draw:text-style-name="P17" draw:layer="layout" svg:x1="13.754cm" svg:y1="14.769cm" svg:x2="14.35cm" svg:y2="15.113cm">
                    <text:p/>
                  </draw:line>
                  <draw:line draw:style-name="gr437" draw:text-style-name="P17" draw:layer="layout" svg:x1="13.811cm" svg:y1="14.737cm" svg:x2="14.407cm" svg:y2="15.081cm">
                    <text:p/>
                  </draw:line>
                  <draw:line draw:style-name="gr438" draw:text-style-name="P17" draw:layer="layout" svg:x1="13.868cm" svg:y1="14.705cm" svg:x2="14.464cm" svg:y2="15.049cm">
                    <text:p/>
                  </draw:line>
                  <draw:line draw:style-name="gr439" draw:text-style-name="P17" draw:layer="layout" svg:x1="14.407cm" svg:y1="15.016cm" svg:x2="14.464cm" svg:y2="14.983cm">
                    <text:p/>
                  </draw:line>
                  <draw:line draw:style-name="gr440" draw:text-style-name="P17" draw:layer="layout" svg:x1="14.35cm" svg:y1="14.983cm" svg:x2="14.407cm" svg:y2="14.95cm">
                    <text:p/>
                  </draw:line>
                  <draw:line draw:style-name="gr441" draw:text-style-name="P17" draw:layer="layout" svg:x1="14.294cm" svg:y1="14.951cm" svg:x2="14.351cm" svg:y2="14.918cm">
                    <text:p/>
                  </draw:line>
                  <draw:line draw:style-name="gr442" draw:text-style-name="P17" draw:layer="layout" svg:x1="14.322cm" svg:y1="15.032cm" svg:x2="14.379cm" svg:y2="14.999cm">
                    <text:p/>
                  </draw:line>
                  <draw:line draw:style-name="gr443" draw:text-style-name="P17" draw:layer="layout" svg:x1="14.266cm" svg:y1="14.999cm" svg:x2="14.323cm" svg:y2="14.966cm">
                    <text:p/>
                  </draw:line>
                  <draw:line draw:style-name="gr444" draw:text-style-name="P17" draw:layer="layout" svg:x1="14.209cm" svg:y1="14.967cm" svg:x2="14.266cm" svg:y2="14.934cm">
                    <text:p/>
                  </draw:line>
                  <draw:line draw:style-name="gr445" draw:text-style-name="P17" draw:layer="layout" svg:x1="14.237cm" svg:y1="14.918cm" svg:x2="14.294cm" svg:y2="14.885cm">
                    <text:p/>
                  </draw:line>
                  <draw:line draw:style-name="gr446" draw:text-style-name="P17" draw:layer="layout" svg:x1="14.151cm" svg:y1="14.934cm" svg:x2="14.208cm" svg:y2="14.901cm">
                    <text:p/>
                  </draw:line>
                  <draw:line draw:style-name="gr447" draw:text-style-name="P17" draw:layer="layout" svg:x1="14.18cm" svg:y1="14.885cm" svg:x2="14.237cm" svg:y2="14.852cm">
                    <text:p/>
                  </draw:line>
                  <draw:line draw:style-name="gr448" draw:text-style-name="P17" draw:layer="layout" svg:x1="14.124cm" svg:y1="14.852cm" svg:x2="14.181cm" svg:y2="14.819cm">
                    <text:p/>
                  </draw:line>
                  <draw:line draw:style-name="gr449" draw:text-style-name="P17" draw:layer="layout" svg:x1="14.067cm" svg:y1="14.819cm" svg:x2="14.124cm" svg:y2="14.786cm">
                    <text:p/>
                  </draw:line>
                  <draw:line draw:style-name="gr450" draw:text-style-name="P17" draw:layer="layout" svg:x1="14.095cm" svg:y1="14.901cm" svg:x2="14.152cm" svg:y2="14.868cm">
                    <text:p/>
                  </draw:line>
                  <draw:line draw:style-name="gr451" draw:text-style-name="P17" draw:layer="layout" svg:x1="14.038cm" svg:y1="14.869cm" svg:x2="14.095cm" svg:y2="14.836cm">
                    <text:p/>
                  </draw:line>
                  <draw:line draw:style-name="gr452" draw:text-style-name="P17" draw:layer="layout" svg:x1="13.981cm" svg:y1="14.836cm" svg:x2="14.038cm" svg:y2="14.803cm">
                    <text:p/>
                  </draw:line>
                  <draw:line draw:style-name="gr453" draw:text-style-name="P17" draw:layer="layout" svg:x1="14.01cm" svg:y1="14.787cm" svg:x2="14.067cm" svg:y2="14.754cm">
                    <text:p/>
                  </draw:line>
                  <draw:line draw:style-name="gr454" draw:text-style-name="P17" draw:layer="layout" svg:x1="13.925cm" svg:y1="14.802cm" svg:x2="13.982cm" svg:y2="14.769cm">
                    <text:p/>
                  </draw:line>
                  <draw:line draw:style-name="gr455" draw:text-style-name="P17" draw:layer="layout" svg:x1="13.953cm" svg:y1="14.754cm" svg:x2="14.01cm" svg:y2="14.721cm">
                    <text:p/>
                  </draw:line>
                  <draw:line draw:style-name="gr456" draw:text-style-name="P17" draw:layer="layout" svg:x1="13.896cm" svg:y1="14.721cm" svg:x2="13.953cm" svg:y2="14.688cm">
                    <text:p/>
                  </draw:line>
                  <draw:line draw:style-name="gr457" draw:text-style-name="P17" draw:layer="layout" svg:x1="13.868cm" svg:y1="14.77cm" svg:x2="13.925cm" svg:y2="14.737cm">
                    <text:p/>
                  </draw:line>
                  <draw:line draw:style-name="gr458" draw:text-style-name="P17" draw:layer="layout" svg:x1="14.237cm" svg:y1="15.049cm" svg:x2="14.294cm" svg:y2="15.016cm">
                    <text:p/>
                  </draw:line>
                  <draw:line draw:style-name="gr459" draw:text-style-name="P17" draw:layer="layout" svg:x1="14.18cm" svg:y1="15.016cm" svg:x2="14.237cm" svg:y2="14.983cm">
                    <text:p/>
                  </draw:line>
                  <draw:line draw:style-name="gr460" draw:text-style-name="P17" draw:layer="layout" svg:x1="14.124cm" svg:y1="14.983cm" svg:x2="14.181cm" svg:y2="14.95cm">
                    <text:p/>
                  </draw:line>
                  <draw:line draw:style-name="gr461" draw:text-style-name="P17" draw:layer="layout" svg:x1="14.095cm" svg:y1="15.032cm" svg:x2="14.152cm" svg:y2="14.999cm">
                    <text:p/>
                  </draw:line>
                  <draw:line draw:style-name="gr462" draw:text-style-name="P17" draw:layer="layout" svg:x1="14.038cm" svg:y1="14.999cm" svg:x2="14.095cm" svg:y2="14.966cm">
                    <text:p/>
                  </draw:line>
                  <draw:line draw:style-name="gr463" draw:text-style-name="P17" draw:layer="layout" svg:x1="14.067cm" svg:y1="14.951cm" svg:x2="14.124cm" svg:y2="14.918cm">
                    <text:p/>
                  </draw:line>
                  <draw:line draw:style-name="gr464" draw:text-style-name="P17" draw:layer="layout" svg:x1="14.01cm" svg:y1="14.918cm" svg:x2="14.067cm" svg:y2="14.885cm">
                    <text:p/>
                  </draw:line>
                  <draw:line draw:style-name="gr465" draw:text-style-name="P17" draw:layer="layout" svg:x1="13.953cm" svg:y1="14.885cm" svg:x2="14.01cm" svg:y2="14.852cm">
                    <text:p/>
                  </draw:line>
                  <draw:line draw:style-name="gr466" draw:text-style-name="P17" draw:layer="layout" svg:x1="13.896cm" svg:y1="14.852cm" svg:x2="13.953cm" svg:y2="14.819cm">
                    <text:p/>
                  </draw:line>
                  <draw:line draw:style-name="gr467" draw:text-style-name="P17" draw:layer="layout" svg:x1="13.811cm" svg:y1="14.869cm" svg:x2="13.868cm" svg:y2="14.836cm">
                    <text:p/>
                  </draw:line>
                  <draw:line draw:style-name="gr468" draw:text-style-name="P17" draw:layer="layout" svg:x1="13.84cm" svg:y1="14.819cm" svg:x2="13.897cm" svg:y2="14.786cm">
                    <text:p/>
                  </draw:line>
                  <draw:line draw:style-name="gr469" draw:text-style-name="P17" draw:layer="layout" svg:x1="13.754cm" svg:y1="14.836cm" svg:x2="13.811cm" svg:y2="14.803cm">
                    <text:p/>
                  </draw:line>
                  <draw:line draw:style-name="gr470" draw:text-style-name="P17" draw:layer="layout" svg:x1="14.209cm" svg:y1="15.098cm" svg:x2="14.266cm" svg:y2="15.065cm">
                    <text:p/>
                  </draw:line>
                  <draw:line draw:style-name="gr471" draw:text-style-name="P17" draw:layer="layout" svg:x1="14.151cm" svg:y1="15.065cm" svg:x2="14.208cm" svg:y2="15.032cm">
                    <text:p/>
                  </draw:line>
                  <draw:line draw:style-name="gr472" draw:text-style-name="P17" draw:layer="layout" svg:x1="14.407cm" svg:y1="15.212cm" svg:x2="14.634cm" svg:y2="15.081cm">
                    <text:p/>
                  </draw:line>
                  <draw:line draw:style-name="gr473" draw:text-style-name="P17" draw:layer="layout" svg:x1="14.464cm" svg:y1="15.245cm" svg:x2="14.691cm" svg:y2="15.114cm">
                    <text:p/>
                  </draw:line>
                  <draw:line draw:style-name="gr474" draw:text-style-name="P17" draw:layer="layout" svg:x1="14.521cm" svg:y1="15.081cm" svg:x2="14.691cm" svg:y2="15.179cm">
                    <text:p/>
                  </draw:line>
                  <draw:line draw:style-name="gr475" draw:text-style-name="P17" draw:layer="layout" svg:x1="14.464cm" svg:y1="15.114cm" svg:x2="14.634cm" svg:y2="15.212cm">
                    <text:p/>
                  </draw:line>
                  <draw:line draw:style-name="gr476" draw:text-style-name="P17" draw:layer="layout" svg:x1="14.407cm" svg:y1="15.146cm" svg:x2="14.521cm" svg:y2="15.211cm">
                    <text:p/>
                  </draw:line>
                  <draw:polygon draw:style-name="gr477" draw:text-style-name="P5" draw:layer="layout" svg:width="0.907cm" svg:height="0.588cm" svg:x="13.613cm" svg:y="14.803cm" svg:viewBox="0 0 908 589" draw:points="0,65 0,0 908,524 908,589">
                    <text:p/>
                  </draw:polygon>
                  <draw:polygon draw:style-name="gr478" draw:text-style-name="P6" draw:layer="layout" svg:width="1.22cm" svg:height="0.768cm" svg:x="13.613cm" svg:y="14.623cm" svg:viewBox="0 0 1221 769" draw:points="312,0 1221,524 1221,589 908,769 0,245 0,180">
                    <text:p/>
                  </draw:polygon>
                </draw:g>
              </draw:g>
            </draw:g>
            <draw:g xml:id="id7" draw:id="id7">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lue-point draw:id="12" svg:x="1.41cm" svg:y="0.311cm"/>
              <draw:g>
                <draw:path draw:style-name="gr479" draw:text-style-name="P2" draw:layer="layout" svg:width="0.311cm" svg:height="0.195cm" svg:x="14.821cm" svg:y="12.953cm" svg:viewBox="0 0 312 196" svg:d="M0 196c78 0 312-65 312-114s-8-82-86-82c0 49-228 49-226 196z">
                  <text:p/>
                </draw:path>
                <draw:g>
                  <draw:polygon draw:style-name="gr480" draw:text-style-name="P5" draw:layer="layout" svg:width="0.14cm" svg:height="0.163cm" svg:x="14.706cm" svg:y="12.985cm" svg:viewBox="0 0 141 164" draw:points="0,98 29,0 141,65 114,164">
                    <text:p/>
                  </draw:polygon>
                  <draw:polygon draw:style-name="gr481" draw:text-style-name="P4" draw:layer="layout" svg:width="0.311cm" svg:height="0.179cm" svg:x="14.735cm" svg:y="12.871cm" svg:viewBox="0 0 312 180" draw:points="0,115 57,65 141,16 199,0 312,65 256,82 170,131 114,180">
                    <text:p/>
                  </draw:polygon>
                  <draw:path draw:style-name="gr482" draw:text-style-name="P16" draw:layer="layout" svg:width="0.255cm" svg:height="0.212cm" svg:x="14.82cm" svg:y="12.936cm" svg:viewBox="0 0 256 213" svg:d="M256 65c0-98-57-65-115-32-56 32-112 32-141 180 0 0 114-66 256-148z">
                    <text:p/>
                  </draw:path>
                  <draw:path draw:style-name="gr483" draw:text-style-name="P6" draw:layer="layout" svg:width="0.368cm" svg:height="0.277cm" svg:x="14.706cm" svg:y="12.871cm" svg:viewBox="0 0 369 278" svg:d="M227 0c-57 16-57 16-113 49-29 16-85 33-114 164 57 32 57 32 114 65 32-14 198-114 255-147 0-82-57-82-142-131z">
                    <text:p/>
                  </draw:path>
                </draw:g>
              </draw:g>
              <draw:g>
                <draw:path draw:style-name="gr484" draw:text-style-name="P2" draw:layer="layout" svg:width="0.51cm" svg:height="0.392cm" svg:x="14.565cm" svg:y="12.167cm" svg:viewBox="0 0 511 393" svg:d="M2 393c78 0 509-17 509-164s-148-229-226-229c0 49-312 33-283 393z">
                  <text:p/>
                </draw:path>
                <draw:g>
                  <draw:polygon draw:style-name="gr485" draw:text-style-name="P5" draw:layer="layout" svg:width="0.283cm" svg:height="0.228cm" svg:x="14.28cm" svg:y="12.33cm" svg:viewBox="0 0 284 229" draw:points="0,65 0,0 284,164 284,229">
                    <text:p/>
                  </draw:polygon>
                  <draw:polygon draw:style-name="gr486" draw:text-style-name="P5" draw:layer="layout" svg:width="0.283cm" svg:height="0.277cm" svg:x="14.507cm" svg:y="12.085cm" svg:viewBox="0 0 284 278" draw:points="0,115 0,0 284,164 284,278">
                    <text:p/>
                  </draw:polygon>
                  <draw:polygon draw:style-name="gr487" draw:text-style-name="P4" draw:layer="layout" svg:width="0.51cm" svg:height="0.294cm" svg:x="14.28cm" svg:y="12.2cm" svg:viewBox="0 0 511 295" draw:points="0,131 227,0 511,164 284,295">
                    <text:p/>
                  </draw:polygon>
                  <draw:line draw:style-name="gr488" draw:text-style-name="P17" draw:layer="layout" svg:x1="14.507cm" svg:y1="12.2cm" svg:x2="14.791cm" svg:y2="12.364cm">
                    <text:p/>
                  </draw:line>
                  <draw:polygon draw:style-name="gr489" draw:text-style-name="P16" draw:layer="layout" svg:width="0.283cm" svg:height="0.277cm" svg:x="14.565cm" svg:y="12.282cm" svg:viewBox="0 0 284 278" draw:points="0,278 0,213 227,82 227,0 284,33 284,115">
                    <text:p/>
                  </draw:polygon>
                  <draw:polygon draw:style-name="gr490" draw:text-style-name="P5" draw:layer="layout" svg:width="0.907cm" svg:height="1.244cm" svg:x="13.969cm" svg:y="11.086cm" svg:viewBox="0 0 908 1245" draw:points="0,720 0,0 908,524 908,1245">
                    <text:p/>
                  </draw:polygon>
                  <draw:polygon draw:style-name="gr491" draw:text-style-name="P18" draw:layer="layout" svg:width="0.851cm" svg:height="1.145cm" svg:x="13.997cm" svg:y="11.136cm" svg:viewBox="0 0 852 1146" draw:points="0,655 0,0 852,491 852,1146">
                    <text:p/>
                  </draw:polygon>
                  <draw:polygon draw:style-name="gr492" draw:text-style-name="P4" draw:layer="layout" svg:width="0.964cm" svg:height="0.555cm" svg:x="13.969cm" svg:y="11.054cm" svg:viewBox="0 0 965 556" draw:points="908,556 0,33 57,0 965,524">
                    <text:p/>
                  </draw:polygon>
                  <draw:polygon draw:style-name="gr493" draw:text-style-name="P16" draw:layer="layout" svg:width="0.056cm" svg:height="0.752cm" svg:x="14.877cm" svg:y="11.578cm" svg:viewBox="0 0 57 753" draw:points="0,753 0,33 57,0 57,720">
                    <text:p/>
                  </draw:polygon>
                  <draw:polygon draw:style-name="gr494" draw:text-style-name="P6" draw:layer="layout" svg:width="0.964cm" svg:height="1.505cm" svg:x="13.969cm" svg:y="11.054cm" svg:viewBox="0 0 965 1506" draw:points="57,0 965,524 965,1245 908,1277 880,1261 880,1343 596,1506 312,1343 312,1277 539,1146 539,1065 0,753 0,33">
                    <text:p/>
                  </draw:polygon>
                </draw:g>
              </draw:g>
              <draw:g>
                <draw:path draw:style-name="gr495" draw:text-style-name="P2" draw:layer="layout" svg:width="0.369cm" svg:height="0.195cm" svg:x="14.45cm" svg:y="12.773cm" svg:viewBox="0 0 370 196" svg:d="M2 196c79 0 368-81 368-131 0-49-7-65-85-65 0 49-312 33-283 196z">
                  <text:p/>
                </draw:path>
                <draw:g>
                  <draw:polygon draw:style-name="gr496" draw:text-style-name="P4" draw:layer="layout" svg:width="1.22cm" svg:height="0.703cm" svg:x="13.543cm" svg:y="12.216cm" svg:viewBox="0 0 1221 704" draw:points="908,704 0,180 312,0 1221,524">
                    <text:p/>
                  </draw:polygon>
                  <draw:polygon draw:style-name="gr497" draw:text-style-name="P19" draw:layer="layout" svg:width="0.822cm" svg:height="0.474cm" svg:x="13.628cm" svg:y="12.265cm" svg:viewBox="0 0 823 475" draw:points="0,131 227,0 823,344 596,475">
                    <text:p/>
                  </draw:polygon>
                  <draw:polygon draw:style-name="gr498" draw:text-style-name="P19" draw:layer="layout" svg:width="0.396cm" svg:height="0.228cm" svg:x="14.28cm" svg:y="12.642cm" svg:viewBox="0 0 397 229" draw:points="0,131 227,0 397,98 170,229">
                    <text:p/>
                  </draw:polygon>
                  <draw:polygon draw:style-name="gr499" draw:text-style-name="P16" draw:layer="layout" svg:width="0.311cm" svg:height="0.244cm" svg:x="14.451cm" svg:y="12.74cm" svg:viewBox="0 0 312 245" draw:points="0,245 0,180 312,0 312,65">
                    <text:p/>
                  </draw:polygon>
                  <draw:line draw:style-name="gr500" draw:text-style-name="P17" draw:layer="layout" svg:x1="13.684cm" svg:y1="12.363cm" svg:x2="14.28cm" svg:y2="12.707cm">
                    <text:p/>
                  </draw:line>
                  <draw:line draw:style-name="gr501" draw:text-style-name="P17" draw:layer="layout" svg:x1="13.741cm" svg:y1="12.33cm" svg:x2="14.337cm" svg:y2="12.674cm">
                    <text:p/>
                  </draw:line>
                  <draw:line draw:style-name="gr502" draw:text-style-name="P17" draw:layer="layout" svg:x1="13.798cm" svg:y1="12.298cm" svg:x2="14.394cm" svg:y2="12.642cm">
                    <text:p/>
                  </draw:line>
                  <draw:line draw:style-name="gr503" draw:text-style-name="P17" draw:layer="layout" svg:x1="14.337cm" svg:y1="12.61cm" svg:x2="14.394cm" svg:y2="12.577cm">
                    <text:p/>
                  </draw:line>
                  <draw:line draw:style-name="gr504" draw:text-style-name="P17" draw:layer="layout" svg:x1="14.28cm" svg:y1="12.576cm" svg:x2="14.337cm" svg:y2="12.543cm">
                    <text:p/>
                  </draw:line>
                  <draw:line draw:style-name="gr505" draw:text-style-name="P17" draw:layer="layout" svg:x1="14.224cm" svg:y1="12.544cm" svg:x2="14.281cm" svg:y2="12.511cm">
                    <text:p/>
                  </draw:line>
                  <draw:line draw:style-name="gr506" draw:text-style-name="P17" draw:layer="layout" svg:x1="14.252cm" svg:y1="12.626cm" svg:x2="14.309cm" svg:y2="12.593cm">
                    <text:p/>
                  </draw:line>
                  <draw:line draw:style-name="gr507" draw:text-style-name="P17" draw:layer="layout" svg:x1="14.196cm" svg:y1="12.593cm" svg:x2="14.253cm" svg:y2="12.56cm">
                    <text:p/>
                  </draw:line>
                  <draw:line draw:style-name="gr508" draw:text-style-name="P17" draw:layer="layout" svg:x1="14.139cm" svg:y1="12.56cm" svg:x2="14.196cm" svg:y2="12.527cm">
                    <text:p/>
                  </draw:line>
                  <draw:line draw:style-name="gr509" draw:text-style-name="P17" draw:layer="layout" svg:x1="14.167cm" svg:y1="12.512cm" svg:x2="14.224cm" svg:y2="12.479cm">
                    <text:p/>
                  </draw:line>
                  <draw:line draw:style-name="gr510" draw:text-style-name="P17" draw:layer="layout" svg:x1="14.081cm" svg:y1="12.528cm" svg:x2="14.138cm" svg:y2="12.495cm">
                    <text:p/>
                  </draw:line>
                  <draw:line draw:style-name="gr511" draw:text-style-name="P17" draw:layer="layout" svg:x1="14.11cm" svg:y1="12.478cm" svg:x2="14.167cm" svg:y2="12.445cm">
                    <text:p/>
                  </draw:line>
                  <draw:line draw:style-name="gr512" draw:text-style-name="P17" draw:layer="layout" svg:x1="14.054cm" svg:y1="12.445cm" svg:x2="14.111cm" svg:y2="12.412cm">
                    <text:p/>
                  </draw:line>
                  <draw:line draw:style-name="gr513" draw:text-style-name="P17" draw:layer="layout" svg:x1="13.997cm" svg:y1="12.413cm" svg:x2="14.054cm" svg:y2="12.38cm">
                    <text:p/>
                  </draw:line>
                  <draw:line draw:style-name="gr514" draw:text-style-name="P17" draw:layer="layout" svg:x1="14.025cm" svg:y1="12.495cm" svg:x2="14.082cm" svg:y2="12.462cm">
                    <text:p/>
                  </draw:line>
                  <draw:line draw:style-name="gr515" draw:text-style-name="P17" draw:layer="layout" svg:x1="13.969cm" svg:y1="12.462cm" svg:x2="14.026cm" svg:y2="12.429cm">
                    <text:p/>
                  </draw:line>
                  <draw:line draw:style-name="gr516" draw:text-style-name="P17" draw:layer="layout" svg:x1="13.911cm" svg:y1="12.429cm" svg:x2="13.968cm" svg:y2="12.396cm">
                    <text:p/>
                  </draw:line>
                  <draw:line draw:style-name="gr517" draw:text-style-name="P17" draw:layer="layout" svg:x1="13.94cm" svg:y1="12.38cm" svg:x2="13.997cm" svg:y2="12.347cm">
                    <text:p/>
                  </draw:line>
                  <draw:line draw:style-name="gr518" draw:text-style-name="P17" draw:layer="layout" svg:x1="13.855cm" svg:y1="12.396cm" svg:x2="13.912cm" svg:y2="12.363cm">
                    <text:p/>
                  </draw:line>
                  <draw:line draw:style-name="gr519" draw:text-style-name="P17" draw:layer="layout" svg:x1="13.883cm" svg:y1="12.347cm" svg:x2="13.94cm" svg:y2="12.314cm">
                    <text:p/>
                  </draw:line>
                  <draw:line draw:style-name="gr520" draw:text-style-name="P17" draw:layer="layout" svg:x1="13.826cm" svg:y1="12.315cm" svg:x2="13.883cm" svg:y2="12.282cm">
                    <text:p/>
                  </draw:line>
                  <draw:line draw:style-name="gr521" draw:text-style-name="P17" draw:layer="layout" svg:x1="13.798cm" svg:y1="12.363cm" svg:x2="13.855cm" svg:y2="12.33cm">
                    <text:p/>
                  </draw:line>
                  <draw:line draw:style-name="gr522" draw:text-style-name="P17" draw:layer="layout" svg:x1="14.167cm" svg:y1="12.642cm" svg:x2="14.224cm" svg:y2="12.609cm">
                    <text:p/>
                  </draw:line>
                  <draw:line draw:style-name="gr523" draw:text-style-name="P17" draw:layer="layout" svg:x1="14.11cm" svg:y1="12.61cm" svg:x2="14.167cm" svg:y2="12.577cm">
                    <text:p/>
                  </draw:line>
                  <draw:line draw:style-name="gr524" draw:text-style-name="P17" draw:layer="layout" svg:x1="14.054cm" svg:y1="12.576cm" svg:x2="14.111cm" svg:y2="12.543cm">
                    <text:p/>
                  </draw:line>
                  <draw:line draw:style-name="gr525" draw:text-style-name="P17" draw:layer="layout" svg:x1="14.025cm" svg:y1="12.626cm" svg:x2="14.082cm" svg:y2="12.593cm">
                    <text:p/>
                  </draw:line>
                  <draw:line draw:style-name="gr526" draw:text-style-name="P17" draw:layer="layout" svg:x1="13.969cm" svg:y1="12.593cm" svg:x2="14.026cm" svg:y2="12.56cm">
                    <text:p/>
                  </draw:line>
                  <draw:line draw:style-name="gr527" draw:text-style-name="P17" draw:layer="layout" svg:x1="13.997cm" svg:y1="12.544cm" svg:x2="14.054cm" svg:y2="12.511cm">
                    <text:p/>
                  </draw:line>
                  <draw:line draw:style-name="gr528" draw:text-style-name="P17" draw:layer="layout" svg:x1="13.94cm" svg:y1="12.512cm" svg:x2="13.997cm" svg:y2="12.479cm">
                    <text:p/>
                  </draw:line>
                  <draw:line draw:style-name="gr529" draw:text-style-name="P17" draw:layer="layout" svg:x1="13.883cm" svg:y1="12.478cm" svg:x2="13.94cm" svg:y2="12.445cm">
                    <text:p/>
                  </draw:line>
                  <draw:line draw:style-name="gr530" draw:text-style-name="P17" draw:layer="layout" svg:x1="13.826cm" svg:y1="12.445cm" svg:x2="13.883cm" svg:y2="12.412cm">
                    <text:p/>
                  </draw:line>
                  <draw:line draw:style-name="gr531" draw:text-style-name="P17" draw:layer="layout" svg:x1="13.741cm" svg:y1="12.462cm" svg:x2="13.798cm" svg:y2="12.429cm">
                    <text:p/>
                  </draw:line>
                  <draw:line draw:style-name="gr532" draw:text-style-name="P17" draw:layer="layout" svg:x1="13.77cm" svg:y1="12.413cm" svg:x2="13.827cm" svg:y2="12.38cm">
                    <text:p/>
                  </draw:line>
                  <draw:line draw:style-name="gr533" draw:text-style-name="P17" draw:layer="layout" svg:x1="13.684cm" svg:y1="12.429cm" svg:x2="13.741cm" svg:y2="12.396cm">
                    <text:p/>
                  </draw:line>
                  <draw:line draw:style-name="gr534" draw:text-style-name="P17" draw:layer="layout" svg:x1="14.139cm" svg:y1="12.692cm" svg:x2="14.196cm" svg:y2="12.659cm">
                    <text:p/>
                  </draw:line>
                  <draw:line draw:style-name="gr535" draw:text-style-name="P17" draw:layer="layout" svg:x1="14.081cm" svg:y1="12.658cm" svg:x2="14.138cm" svg:y2="12.625cm">
                    <text:p/>
                  </draw:line>
                  <draw:line draw:style-name="gr536" draw:text-style-name="P17" draw:layer="layout" svg:x1="14.337cm" svg:y1="12.806cm" svg:x2="14.564cm" svg:y2="12.675cm">
                    <text:p/>
                  </draw:line>
                  <draw:line draw:style-name="gr537" draw:text-style-name="P17" draw:layer="layout" svg:x1="14.395cm" svg:y1="12.838cm" svg:x2="14.622cm" svg:y2="12.707cm">
                    <text:p/>
                  </draw:line>
                  <draw:line draw:style-name="gr538" draw:text-style-name="P17" draw:layer="layout" svg:x1="14.451cm" svg:y1="12.675cm" svg:x2="14.621cm" svg:y2="12.773cm">
                    <text:p/>
                  </draw:line>
                  <draw:line draw:style-name="gr539" draw:text-style-name="P17" draw:layer="layout" svg:x1="14.395cm" svg:y1="12.707cm" svg:x2="14.565cm" svg:y2="12.805cm">
                    <text:p/>
                  </draw:line>
                  <draw:line draw:style-name="gr540" draw:text-style-name="P17" draw:layer="layout" svg:x1="14.337cm" svg:y1="12.74cm" svg:x2="14.451cm" svg:y2="12.805cm">
                    <text:p/>
                  </draw:line>
                  <draw:polygon draw:style-name="gr541" draw:text-style-name="P5" draw:layer="layout" svg:width="0.907cm" svg:height="0.588cm" svg:x="13.543cm" svg:y="12.396cm" svg:viewBox="0 0 908 589" draw:points="0,65 0,0 908,524 908,589">
                    <text:p/>
                  </draw:polygon>
                  <draw:polygon draw:style-name="gr542" draw:text-style-name="P6" draw:layer="layout" svg:width="1.22cm" svg:height="0.768cm" svg:x="13.543cm" svg:y="12.216cm" svg:viewBox="0 0 1221 769" draw:points="312,0 1221,524 1221,589 908,769 0,245 0,180">
                    <text:p/>
                  </draw:polygon>
                </draw:g>
              </draw:g>
            </draw:g>
          </draw:g>
          <draw:frame draw:style-name="gr286" draw:text-style-name="P15" draw:layer="layout" svg:width="3.248cm" svg:height="1.317cm" svg:x="12.748cm" svg:y="15.479cm">
            <draw:text-box>
              <text:p text:style-name="P11"><text:span text:style-name="T2">VLAN Gäste</text:span><text:span text:style-name="T1"><text:line-break/></text:span><text:span text:style-name="T1">10.30.20.0/24</text:span></text:p>
            </draw:text-box>
          </draw:frame>
        </draw:g>
        <draw:frame draw:style-name="gr543" draw:text-style-name="P23" draw:layer="layout" svg:width="3.248cm" svg:height="0.784cm" svg:x="0.233cm" svg:y="9.906cm">
          <draw:text-box>
            <text:p text:style-name="P22"><text:span text:style-name="T2">L2-Switch 1</text:span></text:p>
          </draw:text-box>
        </draw:frame>
        <draw:frame draw:style-name="gr543" draw:text-style-name="P23" draw:layer="layout" svg:width="3.248cm" svg:height="0.784cm" svg:x="7.332cm" svg:y="9.906cm">
          <draw:text-box>
            <text:p text:style-name="P22"><text:span text:style-name="T2">L2-Switch 2</text:span></text:p>
          </draw:text-box>
        </draw:frame>
        <draw:frame draw:style-name="gr543" draw:text-style-name="P23" draw:layer="layout" svg:width="3.248cm" svg:height="0.784cm" svg:x="6.374cm" svg:y="5.541cm">
          <draw:text-box>
            <text:p text:style-name="P24"><text:span text:style-name="T2">L3-Switch</text:span></text:p>
          </draw:text-box>
        </draw:frame>
        <draw:line draw:style-name="gr544" draw:text-style-name="P14" draw:layer="layout" svg:x1="5.084cm" svg:y1="9.213cm" svg:x2="5.084cm" svg:y2="16.84cm">
          <text:p/>
        </draw:line>
        <draw:line draw:style-name="gr544" draw:text-style-name="P14" draw:layer="layout" svg:x1="5.29cm" svg:y1="9.714cm" svg:x2="5.29cm" svg:y2="16.84cm">
          <text:p/>
        </draw:line>
        <draw:g xml:id="id3" draw:id="id3">
          <draw:glue-point draw:id="4" svg:x="4.471cm" svg:y="-1.286cm"/>
          <draw:glue-point draw:id="5" svg:x="4.12cm" svg:y="-0.963cm"/>
          <draw:glue-point draw:id="6" svg:x="3.768cm" svg:y="-0.481cm"/>
          <draw:glue-point draw:id="7" svg:x="4.12cm" svg:y="-0.804cm"/>
          <draw:glue-point draw:id="8" svg:x="4.471cm" svg:y="-1.127cm"/>
          <draw:glue-point draw:id="9" svg:x="4.471cm" svg:y="-1.127cm"/>
          <draw:glue-point draw:id="10" svg:x="3.42cm" svg:y="-0.159cm"/>
          <draw:glue-point draw:id="11" svg:x="2.891cm" svg:y="0.318cm"/>
          <draw:glue-point draw:id="12" svg:x="2.542cm" svg:y="0.64cm"/>
          <draw:glue-point draw:id="13" svg:x="2.191cm" svg:y="0.963cm"/>
          <draw:glue-point draw:id="14" svg:x="1.84cm" svg:y="1.286cm"/>
          <draw:glue-point draw:id="15" svg:x="1.314cm" svg:y="1.772cm"/>
          <draw:glue-point draw:id="16" svg:x="0.962cm" svg:y="2.095cm"/>
          <draw:glue-point draw:id="17" svg:x="0.611cm" svg:y="2.418cm"/>
          <draw:glue-point draw:id="18" svg:x="0.26cm" svg:y="2.74cm"/>
          <draw:glue-point draw:id="19" svg:x="2.014cm" svg:y="-5cm"/>
          <draw:glue-point draw:id="20" svg:x="-4.122cm" svg:y="1.45cm"/>
          <draw:glue-point draw:id="21" svg:x="4.997cm" svg:y="-2.095cm"/>
          <draw:glue-point draw:id="22" svg:x="2.014cm" svg:y="1.45cm"/>
          <draw:glue-point draw:id="23" svg:x="-0.788cm" svg:y="-2.418cm"/>
          <draw:glue-point draw:id="24" svg:x="3.242cm" svg:y="-3.868cm"/>
          <draw:glue-point draw:id="25" svg:x="-3.068cm" svg:y="3.222cm"/>
          <draw:glue-point draw:id="26" svg:x="-4.122cm" svg:y="0.64cm"/>
          <draw:glue-point draw:id="27" svg:x="4.317cm" svg:y="-1.872cm"/>
          <draw:glue-point draw:id="28" svg:x="4.317cm" svg:y="-1.25cm"/>
          <draw:glue-point draw:id="29" svg:x="4.145cm" svg:y="-1.559cm"/>
          <draw:glue-point draw:id="30" svg:x="3.977cm" svg:y="-0.936cm"/>
          <draw:glue-point draw:id="31" svg:x="3.634cm" svg:y="-1.25cm"/>
          <draw:glue-point draw:id="32" svg:x="3.634cm" svg:y="-0.463cm"/>
          <draw:glue-point draw:id="33" svg:x="3.297cm" svg:y="-0.936cm"/>
          <draw:glue-point draw:id="34" svg:x="3.297cm" svg:y="-0.309cm"/>
          <draw:glue-point draw:id="35" svg:x="2.785cm" svg:y="-0.309cm"/>
          <draw:glue-point draw:id="36" svg:x="2.785cm" svg:y="0.309cm"/>
          <draw:glue-point draw:id="37" svg:x="2.445cm" svg:y="0cm"/>
          <draw:glue-point draw:id="38" svg:x="2.445cm" svg:y="0.777cm"/>
          <draw:glue-point draw:id="39" svg:x="2.105cm" svg:y="0.309cm"/>
          <draw:glue-point draw:id="40" svg:x="2.105cm" svg:y="0.936cm"/>
          <draw:glue-point draw:id="41" svg:x="1.765cm" svg:y="0.463cm"/>
          <draw:glue-point draw:id="42" svg:x="1.765cm" svg:y="1.25cm"/>
          <draw:glue-point draw:id="43" svg:x="1.254cm" svg:y="1.09cm"/>
          <draw:glue-point draw:id="44" svg:x="1.254cm" svg:y="1.713cm"/>
          <draw:glue-point draw:id="45" svg:x="0.914cm" svg:y="1.404cm"/>
          <draw:glue-point draw:id="46" svg:x="0.402cm" svg:y="1.713cm"/>
          <draw:glue-point draw:id="47" svg:x="0.574cm" svg:y="2.34cm"/>
          <draw:glue-point draw:id="48" svg:x="0.062cm" svg:y="2.027cm"/>
          <draw:glue-point draw:id="49" svg:x="0.062cm" svg:y="2.809cm"/>
          <draw:glue-point draw:id="50" svg:x="0.574cm" svg:y="-0.309cm"/>
          <draw:glue-point draw:id="51" svg:x="1.5cm" svg:y="-3.145cm"/>
          <draw:glue-point draw:id="52" svg:x="2.886cm" svg:y="-3.145cm"/>
          <draw:path draw:style-name="gr545" draw:text-style-name="P2" draw:layer="layout" svg:width="0.776cm" svg:height="0.622cm" svg:x="3.409cm" svg:y="10.048cm" svg:viewBox="0 0 777 623" svg:d="M777 623c-119 0-777-249-777-374s313-249 431-249c0 75 346 524 346 623z">
            <text:p/>
          </draw:path>
          <draw:g>
            <draw:polygon draw:style-name="gr546" draw:text-style-name="P5" draw:layer="layout" svg:width="1.509cm" svg:height="1.121cm" svg:x="4.273cm" svg:y="9.5cm" svg:viewBox="0 0 1510 1122" draw:points="1510,249 1510,0 0,872 0,1122">
              <text:p/>
            </draw:polygon>
            <draw:polygon draw:style-name="gr547" draw:text-style-name="P3" draw:layer="layout" svg:width="0.646cm" svg:height="0.622cm" svg:x="3.625cm" svg:y="9.998cm" svg:viewBox="0 0 647 623" draw:points="647,623 647,374 0,0 0,249">
              <text:p/>
            </draw:polygon>
            <draw:polygon draw:style-name="gr548" draw:text-style-name="P4" draw:layer="layout" svg:width="2.157cm" svg:height="1.245cm" svg:x="3.625cm" svg:y="9.126cm" svg:viewBox="0 0 2158 1246" draw:points="647,1246 2158,374 1510,0 0,872">
              <text:p/>
            </draw:polygon>
            <draw:polygon draw:style-name="gr549" draw:text-style-name="P9" draw:layer="layout" svg:width="0.085cm" svg:height="0.149cm" svg:x="4.359cm" svg:y="10.348cm" svg:viewBox="0 0 86 150" draw:points="86,99 86,0 0,50 0,150">
              <text:p/>
            </draw:polygon>
            <draw:polygon draw:style-name="gr550" draw:text-style-name="P5" draw:layer="layout" svg:width="0.085cm" svg:height="0.298cm" svg:x="5.783cm" svg:y="9.45cm" svg:viewBox="0 0 86 299" draw:points="86,249 86,0 0,50 0,299">
              <text:p/>
            </draw:polygon>
            <draw:polygon draw:style-name="gr551" draw:text-style-name="P5" draw:layer="layout" svg:width="0.085cm" svg:height="0.298cm" svg:x="4.186cm" svg:y="10.372cm" svg:viewBox="0 0 86 299" draw:points="86,249 86,0 0,50 0,299">
              <text:p/>
            </draw:polygon>
            <draw:polygon draw:style-name="gr552" draw:text-style-name="P6" draw:layer="layout" svg:width="2.243cm" svg:height="1.544cm" svg:x="3.625cm" svg:y="9.126cm" svg:viewBox="0 0 2244 1545" draw:points="2244,573 2244,324 2158,374 1510,0 0,872 0,1122 561,1446 561,1545">
              <text:p/>
            </draw:polygon>
            <draw:polygon draw:style-name="gr553" draw:text-style-name="P25" draw:layer="layout" svg:width="0.042cm" svg:height="0.074cm" svg:x="5.696cm" svg:y="9.674cm" svg:viewBox="0 0 43 75" draw:points="43,50 43,0 0,25 0,75">
              <text:p/>
            </draw:polygon>
            <draw:polygon draw:style-name="gr554" draw:text-style-name="P25" draw:layer="layout" svg:width="0.042cm" svg:height="0.074cm" svg:x="5.696cm" svg:y="9.575cm" svg:viewBox="0 0 43 75" draw:points="43,50 43,0 0,25 0,75">
              <text:p/>
            </draw:polygon>
            <draw:polygon draw:style-name="gr555" draw:text-style-name="P25" draw:layer="layout" svg:width="0.042cm" svg:height="0.074cm" svg:x="5.61cm" svg:y="9.724cm" svg:viewBox="0 0 43 75" draw:points="43,50 43,0 0,25 0,75">
              <text:p/>
            </draw:polygon>
            <draw:polygon draw:style-name="gr556" draw:text-style-name="P25" draw:layer="layout" svg:width="0.042cm" svg:height="0.074cm" svg:x="5.61cm" svg:y="9.624cm" svg:viewBox="0 0 43 75" draw:points="43,50 43,0 0,25 0,75">
              <text:p/>
            </draw:polygon>
            <draw:polygon draw:style-name="gr557" draw:text-style-name="P25" draw:layer="layout" svg:width="0.042cm" svg:height="0.074cm" svg:x="5.524cm" svg:y="9.775cm" svg:viewBox="0 0 43 75" draw:points="43,50 43,0 0,25 0,75">
              <text:p/>
            </draw:polygon>
            <draw:polygon draw:style-name="gr558" draw:text-style-name="P25" draw:layer="layout" svg:width="0.042cm" svg:height="0.074cm" svg:x="5.524cm" svg:y="9.674cm" svg:viewBox="0 0 43 75" draw:points="43,50 43,0 0,25 0,75">
              <text:p/>
            </draw:polygon>
            <draw:polygon draw:style-name="gr559" draw:text-style-name="P25" draw:layer="layout" svg:width="0.042cm" svg:height="0.074cm" svg:x="5.438cm" svg:y="9.824cm" svg:viewBox="0 0 43 75" draw:points="43,50 43,0 0,25 0,75">
              <text:p/>
            </draw:polygon>
            <draw:polygon draw:style-name="gr560" draw:text-style-name="P25" draw:layer="layout" svg:width="0.042cm" svg:height="0.074cm" svg:x="5.438cm" svg:y="9.724cm" svg:viewBox="0 0 43 75" draw:points="43,50 43,0 0,25 0,75">
              <text:p/>
            </draw:polygon>
            <draw:polygon draw:style-name="gr561" draw:text-style-name="P25" draw:layer="layout" svg:width="0.042cm" svg:height="0.074cm" svg:x="5.308cm" svg:y="9.899cm" svg:viewBox="0 0 43 75" draw:points="43,50 43,0 0,25 0,75">
              <text:p/>
            </draw:polygon>
            <draw:polygon draw:style-name="gr562" draw:text-style-name="P25" draw:layer="layout" svg:width="0.042cm" svg:height="0.074cm" svg:x="5.308cm" svg:y="9.799cm" svg:viewBox="0 0 43 75" draw:points="43,50 43,0 0,25 0,75">
              <text:p/>
            </draw:polygon>
            <draw:polygon draw:style-name="gr563" draw:text-style-name="P25" draw:layer="layout" svg:width="0.042cm" svg:height="0.074cm" svg:x="5.222cm" svg:y="9.949cm" svg:viewBox="0 0 43 75" draw:points="43,50 43,0 0,25 0,75">
              <text:p/>
            </draw:polygon>
            <draw:polygon draw:style-name="gr564" draw:text-style-name="P25" draw:layer="layout" svg:width="0.042cm" svg:height="0.074cm" svg:x="5.222cm" svg:y="9.849cm" svg:viewBox="0 0 43 75" draw:points="43,50 43,0 0,25 0,75">
              <text:p/>
            </draw:polygon>
            <draw:polygon draw:style-name="gr565" draw:text-style-name="P25" draw:layer="layout" svg:width="0.042cm" svg:height="0.074cm" svg:x="5.135cm" svg:y="9.998cm" svg:viewBox="0 0 43 75" draw:points="43,50 43,0 0,25 0,75">
              <text:p/>
            </draw:polygon>
            <draw:polygon draw:style-name="gr566" draw:text-style-name="P25" draw:layer="layout" svg:width="0.042cm" svg:height="0.074cm" svg:x="5.135cm" svg:y="9.899cm" svg:viewBox="0 0 43 75" draw:points="43,50 43,0 0,25 0,75">
              <text:p/>
            </draw:polygon>
            <draw:polygon draw:style-name="gr567" draw:text-style-name="P25" draw:layer="layout" svg:width="0.042cm" svg:height="0.074cm" svg:x="5.049cm" svg:y="10.048cm" svg:viewBox="0 0 43 75" draw:points="43,50 43,0 0,25 0,75">
              <text:p/>
            </draw:polygon>
            <draw:polygon draw:style-name="gr568" draw:text-style-name="P25" draw:layer="layout" svg:width="0.042cm" svg:height="0.074cm" svg:x="5.049cm" svg:y="9.949cm" svg:viewBox="0 0 43 75" draw:points="43,50 43,0 0,25 0,75">
              <text:p/>
            </draw:polygon>
            <draw:polygon draw:style-name="gr569" draw:text-style-name="P25" draw:layer="layout" svg:width="0.042cm" svg:height="0.074cm" svg:x="4.92cm" svg:y="10.123cm" svg:viewBox="0 0 43 75" draw:points="43,50 43,0 0,25 0,75">
              <text:p/>
            </draw:polygon>
            <draw:polygon draw:style-name="gr570" draw:text-style-name="P25" draw:layer="layout" svg:width="0.042cm" svg:height="0.074cm" svg:x="4.92cm" svg:y="10.023cm" svg:viewBox="0 0 43 75" draw:points="43,50 43,0 0,25 0,75">
              <text:p/>
            </draw:polygon>
            <draw:polygon draw:style-name="gr571" draw:text-style-name="P25" draw:layer="layout" svg:width="0.042cm" svg:height="0.074cm" svg:x="4.834cm" svg:y="10.173cm" svg:viewBox="0 0 43 75" draw:points="43,50 43,0 0,25 0,75">
              <text:p/>
            </draw:polygon>
            <draw:polygon draw:style-name="gr572" draw:text-style-name="P25" draw:layer="layout" svg:width="0.042cm" svg:height="0.074cm" svg:x="4.834cm" svg:y="10.073cm" svg:viewBox="0 0 43 75" draw:points="43,50 43,0 0,25 0,75">
              <text:p/>
            </draw:polygon>
            <draw:polygon draw:style-name="gr573" draw:text-style-name="P25" draw:layer="layout" svg:width="0.042cm" svg:height="0.074cm" svg:x="4.748cm" svg:y="10.223cm" svg:viewBox="0 0 43 75" draw:points="43,50 43,0 0,25 0,75">
              <text:p/>
            </draw:polygon>
            <draw:polygon draw:style-name="gr574" draw:text-style-name="P25" draw:layer="layout" svg:width="0.042cm" svg:height="0.074cm" svg:x="4.748cm" svg:y="10.123cm" svg:viewBox="0 0 43 75" draw:points="43,50 43,0 0,25 0,75">
              <text:p/>
            </draw:polygon>
            <draw:polygon draw:style-name="gr575" draw:text-style-name="P25" draw:layer="layout" svg:width="0.042cm" svg:height="0.074cm" svg:x="4.661cm" svg:y="10.273cm" svg:viewBox="0 0 43 75" draw:points="43,50 43,0 0,25 0,75">
              <text:p/>
            </draw:polygon>
            <draw:polygon draw:style-name="gr576" draw:text-style-name="P25" draw:layer="layout" svg:width="0.042cm" svg:height="0.074cm" svg:x="4.661cm" svg:y="10.173cm" svg:viewBox="0 0 43 75" draw:points="43,50 43,0 0,25 0,75">
              <text:p/>
            </draw:polygon>
          </draw:g>
        </draw:g>
        <draw:g xml:id="id1" draw:id="id1">
          <draw:glue-point draw:id="4" svg:x="4.471cm" svg:y="-1.286cm"/>
          <draw:glue-point draw:id="5" svg:x="4.12cm" svg:y="-0.963cm"/>
          <draw:glue-point draw:id="6" svg:x="3.768cm" svg:y="-0.481cm"/>
          <draw:glue-point draw:id="7" svg:x="4.12cm" svg:y="-0.804cm"/>
          <draw:glue-point draw:id="8" svg:x="4.471cm" svg:y="-1.127cm"/>
          <draw:glue-point draw:id="9" svg:x="4.471cm" svg:y="-1.127cm"/>
          <draw:glue-point draw:id="10" svg:x="3.42cm" svg:y="-0.159cm"/>
          <draw:glue-point draw:id="11" svg:x="2.891cm" svg:y="0.318cm"/>
          <draw:glue-point draw:id="12" svg:x="2.542cm" svg:y="0.64cm"/>
          <draw:glue-point draw:id="13" svg:x="2.191cm" svg:y="0.963cm"/>
          <draw:glue-point draw:id="14" svg:x="1.84cm" svg:y="1.286cm"/>
          <draw:glue-point draw:id="15" svg:x="1.314cm" svg:y="1.772cm"/>
          <draw:glue-point draw:id="16" svg:x="0.962cm" svg:y="2.095cm"/>
          <draw:glue-point draw:id="17" svg:x="0.611cm" svg:y="2.418cm"/>
          <draw:glue-point draw:id="18" svg:x="0.26cm" svg:y="2.74cm"/>
          <draw:glue-point draw:id="19" svg:x="2.014cm" svg:y="-5cm"/>
          <draw:glue-point draw:id="20" svg:x="-4.122cm" svg:y="1.45cm"/>
          <draw:glue-point draw:id="21" svg:x="4.997cm" svg:y="-2.095cm"/>
          <draw:glue-point draw:id="22" svg:x="2.014cm" svg:y="1.45cm"/>
          <draw:glue-point draw:id="23" svg:x="-0.788cm" svg:y="-2.418cm"/>
          <draw:glue-point draw:id="24" svg:x="3.242cm" svg:y="-3.868cm"/>
          <draw:glue-point draw:id="25" svg:x="-3.068cm" svg:y="3.222cm"/>
          <draw:glue-point draw:id="26" svg:x="-4.122cm" svg:y="0.64cm"/>
          <draw:glue-point draw:id="27" svg:x="4.317cm" svg:y="-1.872cm"/>
          <draw:glue-point draw:id="28" svg:x="4.317cm" svg:y="-1.25cm"/>
          <draw:glue-point draw:id="29" svg:x="4.145cm" svg:y="-1.559cm"/>
          <draw:glue-point draw:id="30" svg:x="3.977cm" svg:y="-0.936cm"/>
          <draw:glue-point draw:id="31" svg:x="3.634cm" svg:y="-1.25cm"/>
          <draw:glue-point draw:id="32" svg:x="3.634cm" svg:y="-0.463cm"/>
          <draw:glue-point draw:id="33" svg:x="3.297cm" svg:y="-0.936cm"/>
          <draw:glue-point draw:id="34" svg:x="3.297cm" svg:y="-0.309cm"/>
          <draw:glue-point draw:id="35" svg:x="2.785cm" svg:y="-0.309cm"/>
          <draw:glue-point draw:id="36" svg:x="2.785cm" svg:y="0.309cm"/>
          <draw:glue-point draw:id="37" svg:x="2.445cm" svg:y="0cm"/>
          <draw:glue-point draw:id="38" svg:x="2.445cm" svg:y="0.777cm"/>
          <draw:glue-point draw:id="39" svg:x="2.105cm" svg:y="0.309cm"/>
          <draw:glue-point draw:id="40" svg:x="2.105cm" svg:y="0.936cm"/>
          <draw:glue-point draw:id="41" svg:x="1.765cm" svg:y="0.463cm"/>
          <draw:glue-point draw:id="42" svg:x="1.765cm" svg:y="1.25cm"/>
          <draw:glue-point draw:id="43" svg:x="1.254cm" svg:y="1.09cm"/>
          <draw:glue-point draw:id="44" svg:x="1.254cm" svg:y="1.713cm"/>
          <draw:glue-point draw:id="45" svg:x="0.914cm" svg:y="1.404cm"/>
          <draw:glue-point draw:id="46" svg:x="0.402cm" svg:y="1.713cm"/>
          <draw:glue-point draw:id="47" svg:x="0.574cm" svg:y="2.34cm"/>
          <draw:glue-point draw:id="48" svg:x="0.062cm" svg:y="2.027cm"/>
          <draw:glue-point draw:id="49" svg:x="0.062cm" svg:y="2.809cm"/>
          <draw:glue-point draw:id="50" svg:x="0.574cm" svg:y="-0.309cm"/>
          <draw:path draw:style-name="gr577" draw:text-style-name="P2" draw:layer="layout" svg:width="0.776cm" svg:height="0.622cm" svg:x="8.465cm" svg:y="6.401cm" svg:viewBox="0 0 777 623" svg:d="M777 623c-119 0-777-249-777-374s313-249 431-249c0 75 346 524 346 623z">
            <text:p/>
          </draw:path>
          <draw:g>
            <draw:polygon draw:style-name="gr578" draw:text-style-name="P5" draw:layer="layout" svg:width="1.509cm" svg:height="1.121cm" svg:x="9.328cm" svg:y="5.853cm" svg:viewBox="0 0 1510 1122" draw:points="1510,249 1510,0 0,872 0,1122">
              <text:p/>
            </draw:polygon>
            <draw:polygon draw:style-name="gr579" draw:text-style-name="P3" draw:layer="layout" svg:width="0.646cm" svg:height="0.622cm" svg:x="8.68cm" svg:y="6.351cm" svg:viewBox="0 0 647 623" draw:points="647,623 647,374 0,0 0,249">
              <text:p/>
            </draw:polygon>
            <draw:polygon draw:style-name="gr580" draw:text-style-name="P4" draw:layer="layout" svg:width="2.157cm" svg:height="1.245cm" svg:x="8.68cm" svg:y="5.479cm" svg:viewBox="0 0 2158 1246" draw:points="647,1246 2158,374 1510,0 0,872">
              <text:p/>
            </draw:polygon>
            <draw:polygon draw:style-name="gr581" draw:text-style-name="P9" draw:layer="layout" svg:width="0.085cm" svg:height="0.149cm" svg:x="9.414cm" svg:y="6.701cm" svg:viewBox="0 0 86 150" draw:points="86,99 86,0 0,50 0,150">
              <text:p/>
            </draw:polygon>
            <draw:polygon draw:style-name="gr582" draw:text-style-name="P5" draw:layer="layout" svg:width="0.085cm" svg:height="0.298cm" svg:x="10.838cm" svg:y="5.803cm" svg:viewBox="0 0 86 299" draw:points="86,249 86,0 0,50 0,299">
              <text:p/>
            </draw:polygon>
            <draw:polygon draw:style-name="gr583" draw:text-style-name="P5" draw:layer="layout" svg:width="0.085cm" svg:height="0.298cm" svg:x="9.241cm" svg:y="6.725cm" svg:viewBox="0 0 86 299" draw:points="86,249 86,0 0,50 0,299">
              <text:p/>
            </draw:polygon>
            <draw:polygon draw:style-name="gr584" draw:text-style-name="P6" draw:layer="layout" svg:width="2.243cm" svg:height="1.544cm" svg:x="8.68cm" svg:y="5.479cm" svg:viewBox="0 0 2244 1545" draw:points="2244,573 2244,324 2158,374 1510,0 0,872 0,1122 561,1446 561,1545">
              <text:p/>
            </draw:polygon>
            <draw:polygon draw:style-name="gr585" draw:text-style-name="P25" draw:layer="layout" svg:width="0.042cm" svg:height="0.074cm" svg:x="10.751cm" svg:y="6.027cm" svg:viewBox="0 0 43 75" draw:points="43,50 43,0 0,25 0,75">
              <text:p/>
            </draw:polygon>
            <draw:polygon draw:style-name="gr586" draw:text-style-name="P25" draw:layer="layout" svg:width="0.042cm" svg:height="0.074cm" svg:x="10.751cm" svg:y="5.928cm" svg:viewBox="0 0 43 75" draw:points="43,50 43,0 0,25 0,75">
              <text:p/>
            </draw:polygon>
            <draw:polygon draw:style-name="gr587" draw:text-style-name="P25" draw:layer="layout" svg:width="0.042cm" svg:height="0.074cm" svg:x="10.665cm" svg:y="6.077cm" svg:viewBox="0 0 43 75" draw:points="43,50 43,0 0,25 0,75">
              <text:p/>
            </draw:polygon>
            <draw:polygon draw:style-name="gr588" draw:text-style-name="P25" draw:layer="layout" svg:width="0.042cm" svg:height="0.074cm" svg:x="10.665cm" svg:y="5.977cm" svg:viewBox="0 0 43 75" draw:points="43,50 43,0 0,25 0,75">
              <text:p/>
            </draw:polygon>
            <draw:polygon draw:style-name="gr589" draw:text-style-name="P25" draw:layer="layout" svg:width="0.042cm" svg:height="0.074cm" svg:x="10.579cm" svg:y="6.128cm" svg:viewBox="0 0 43 75" draw:points="43,50 43,0 0,25 0,75">
              <text:p/>
            </draw:polygon>
            <draw:polygon draw:style-name="gr590" draw:text-style-name="P25" draw:layer="layout" svg:width="0.042cm" svg:height="0.074cm" svg:x="10.579cm" svg:y="6.027cm" svg:viewBox="0 0 43 75" draw:points="43,50 43,0 0,25 0,75">
              <text:p/>
            </draw:polygon>
            <draw:polygon draw:style-name="gr591" draw:text-style-name="P25" draw:layer="layout" svg:width="0.042cm" svg:height="0.074cm" svg:x="10.493cm" svg:y="6.177cm" svg:viewBox="0 0 43 75" draw:points="43,50 43,0 0,25 0,75">
              <text:p/>
            </draw:polygon>
            <draw:polygon draw:style-name="gr592" draw:text-style-name="P25" draw:layer="layout" svg:width="0.042cm" svg:height="0.074cm" svg:x="10.493cm" svg:y="6.077cm" svg:viewBox="0 0 43 75" draw:points="43,50 43,0 0,25 0,75">
              <text:p/>
            </draw:polygon>
            <draw:polygon draw:style-name="gr593" draw:text-style-name="P25" draw:layer="layout" svg:width="0.042cm" svg:height="0.074cm" svg:x="10.364cm" svg:y="6.252cm" svg:viewBox="0 0 43 75" draw:points="43,50 43,0 0,25 0,75">
              <text:p/>
            </draw:polygon>
            <draw:polygon draw:style-name="gr594" draw:text-style-name="P25" draw:layer="layout" svg:width="0.042cm" svg:height="0.074cm" svg:x="10.364cm" svg:y="6.152cm" svg:viewBox="0 0 43 75" draw:points="43,50 43,0 0,25 0,75">
              <text:p/>
            </draw:polygon>
            <draw:polygon draw:style-name="gr595" draw:text-style-name="P25" draw:layer="layout" svg:width="0.042cm" svg:height="0.074cm" svg:x="10.278cm" svg:y="6.302cm" svg:viewBox="0 0 43 75" draw:points="43,50 43,0 0,25 0,75">
              <text:p/>
            </draw:polygon>
            <draw:polygon draw:style-name="gr596" draw:text-style-name="P25" draw:layer="layout" svg:width="0.042cm" svg:height="0.074cm" svg:x="10.278cm" svg:y="6.202cm" svg:viewBox="0 0 43 75" draw:points="43,50 43,0 0,25 0,75">
              <text:p/>
            </draw:polygon>
            <draw:polygon draw:style-name="gr597" draw:text-style-name="P25" draw:layer="layout" svg:width="0.042cm" svg:height="0.074cm" svg:x="10.191cm" svg:y="6.351cm" svg:viewBox="0 0 43 75" draw:points="43,50 43,0 0,25 0,75">
              <text:p/>
            </draw:polygon>
            <draw:polygon draw:style-name="gr598" draw:text-style-name="P25" draw:layer="layout" svg:width="0.042cm" svg:height="0.074cm" svg:x="10.191cm" svg:y="6.252cm" svg:viewBox="0 0 43 75" draw:points="43,50 43,0 0,25 0,75">
              <text:p/>
            </draw:polygon>
            <draw:polygon draw:style-name="gr599" draw:text-style-name="P25" draw:layer="layout" svg:width="0.042cm" svg:height="0.074cm" svg:x="10.105cm" svg:y="6.401cm" svg:viewBox="0 0 43 75" draw:points="43,50 43,0 0,25 0,75">
              <text:p/>
            </draw:polygon>
            <draw:polygon draw:style-name="gr600" draw:text-style-name="P25" draw:layer="layout" svg:width="0.042cm" svg:height="0.074cm" svg:x="10.105cm" svg:y="6.302cm" svg:viewBox="0 0 43 75" draw:points="43,50 43,0 0,25 0,75">
              <text:p/>
            </draw:polygon>
            <draw:polygon draw:style-name="gr601" draw:text-style-name="P25" draw:layer="layout" svg:width="0.042cm" svg:height="0.074cm" svg:x="9.975cm" svg:y="6.476cm" svg:viewBox="0 0 43 75" draw:points="43,50 43,0 0,25 0,75">
              <text:p/>
            </draw:polygon>
            <draw:polygon draw:style-name="gr602" draw:text-style-name="P25" draw:layer="layout" svg:width="0.042cm" svg:height="0.074cm" svg:x="9.975cm" svg:y="6.376cm" svg:viewBox="0 0 43 75" draw:points="43,50 43,0 0,25 0,75">
              <text:p/>
            </draw:polygon>
            <draw:polygon draw:style-name="gr603" draw:text-style-name="P25" draw:layer="layout" svg:width="0.042cm" svg:height="0.074cm" svg:x="9.889cm" svg:y="6.526cm" svg:viewBox="0 0 43 75" draw:points="43,50 43,0 0,25 0,75">
              <text:p/>
            </draw:polygon>
            <draw:polygon draw:style-name="gr604" draw:text-style-name="P25" draw:layer="layout" svg:width="0.042cm" svg:height="0.074cm" svg:x="9.889cm" svg:y="6.426cm" svg:viewBox="0 0 43 75" draw:points="43,50 43,0 0,25 0,75">
              <text:p/>
            </draw:polygon>
            <draw:polygon draw:style-name="gr605" draw:text-style-name="P25" draw:layer="layout" svg:width="0.042cm" svg:height="0.074cm" svg:x="9.803cm" svg:y="6.576cm" svg:viewBox="0 0 43 75" draw:points="43,50 43,0 0,25 0,75">
              <text:p/>
            </draw:polygon>
            <draw:polygon draw:style-name="gr606" draw:text-style-name="P25" draw:layer="layout" svg:width="0.042cm" svg:height="0.074cm" svg:x="9.803cm" svg:y="6.476cm" svg:viewBox="0 0 43 75" draw:points="43,50 43,0 0,25 0,75">
              <text:p/>
            </draw:polygon>
            <draw:polygon draw:style-name="gr607" draw:text-style-name="P25" draw:layer="layout" svg:width="0.042cm" svg:height="0.074cm" svg:x="9.716cm" svg:y="6.626cm" svg:viewBox="0 0 43 75" draw:points="43,50 43,0 0,25 0,75">
              <text:p/>
            </draw:polygon>
            <draw:polygon draw:style-name="gr608" draw:text-style-name="P25" draw:layer="layout" svg:width="0.042cm" svg:height="0.074cm" svg:x="9.716cm" svg:y="6.526cm" svg:viewBox="0 0 43 75" draw:points="43,50 43,0 0,25 0,75">
              <text:p/>
            </draw:polygon>
          </draw:g>
        </draw:g>
        <draw:g xml:id="id4" draw:id="id4">
          <draw:glue-point draw:id="4" svg:x="3.329cm" svg:y="1.373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609" draw:text-style-name="P2" draw:layer="layout" svg:width="1.558cm" svg:height="1.005cm" svg:x="3.4cm" svg:y="1.823cm" svg:viewBox="0 0 1559 1006" svg:d="M1 1006c130 0 1558-625 1558-816 0-190-200-190-330-190 0 81-1275 408-1228 1006z">
              <text:p/>
            </draw:path>
            <draw:g>
              <draw:polygon draw:style-name="gr610" draw:text-style-name="P5" draw:layer="layout" svg:width="1.652cm" svg:height="1.494cm" svg:x="1.654cm" svg:y="1.279cm" svg:viewBox="0 0 1653 1495" draw:points="0,544 0,0 1653,952 1653,1495">
                <text:p/>
              </draw:polygon>
              <draw:polygon draw:style-name="gr611" draw:text-style-name="P3" draw:layer="layout" svg:width="1.415cm" svg:height="1.359cm" svg:x="3.307cm" svg:y="1.415cm" svg:viewBox="0 0 1416 1360" draw:points="0,1360 0,816 1416,0 1416,544">
                <text:p/>
              </draw:polygon>
              <draw:polygon draw:style-name="gr612" draw:text-style-name="P4" draw:layer="layout" svg:width="3.068cm" svg:height="1.766cm" svg:x="1.654cm" svg:y="0.463cm" svg:viewBox="0 0 3069 1767" draw:points="1653,1767 0,816 1416,0 3069,952">
                <text:p/>
              </draw:polygon>
              <draw:line draw:style-name="gr613" draw:text-style-name="P17" draw:layer="layout" svg:x1="2.221cm" svg:y1="1.714cm" svg:x2="2.221cm" svg:y2="2.04cm">
                <text:p/>
              </draw:line>
              <draw:line draw:style-name="gr614" draw:text-style-name="P17" draw:layer="layout" svg:x1="3.261cm" svg:y1="2.41cm" svg:x2="2.505cm" svg:y2="1.975cm">
                <text:p/>
              </draw:line>
              <draw:line draw:style-name="gr615" draw:text-style-name="P17" draw:layer="layout" svg:x1="2.5cm" svg:y1="1.877cm" svg:x2="2.5cm" svg:y2="1.986cm">
                <text:p/>
              </draw:line>
              <draw:line draw:style-name="gr616" draw:text-style-name="P17" draw:layer="layout" svg:x1="3.256cm" svg:y1="2.312cm" svg:x2="3.256cm" svg:y2="2.421cm">
                <text:p/>
              </draw:line>
              <draw:line draw:style-name="gr617" draw:text-style-name="P17" draw:layer="layout" svg:x1="3.256cm" svg:y1="2.312cm" svg:x2="2.5cm" svg:y2="1.877cm">
                <text:p/>
              </draw:line>
              <draw:polygon draw:style-name="gr618" draw:text-style-name="P9" draw:layer="layout" svg:width="0.093cm" svg:height="0.162cm" svg:x="2.316cm" svg:y="1.768cm" svg:viewBox="0 0 94 163" draw:points="0,109 0,0 94,54 94,163">
                <text:p/>
              </draw:polygon>
              <draw:line draw:style-name="gr619" draw:text-style-name="P17" draw:layer="layout" svg:x1="2.127cm" svg:y1="1.659cm" svg:x2="2.127cm" svg:y2="1.985cm">
                <text:p/>
              </draw:line>
              <draw:line draw:style-name="gr620" draw:text-style-name="P17" draw:layer="layout" svg:x1="2.032cm" svg:y1="1.605cm" svg:x2="2.032cm" svg:y2="1.931cm">
                <text:p/>
              </draw:line>
              <draw:line draw:style-name="gr621" draw:text-style-name="P17" draw:layer="layout" svg:x1="1.938cm" svg:y1="1.551cm" svg:x2="1.938cm" svg:y2="1.877cm">
                <text:p/>
              </draw:line>
              <draw:line draw:style-name="gr622" draw:text-style-name="P17" draw:layer="layout" svg:x1="1.843cm" svg:y1="1.496cm" svg:x2="1.843cm" svg:y2="1.822cm">
                <text:p/>
              </draw:line>
              <draw:line draw:style-name="gr623" draw:text-style-name="P17" draw:layer="layout" svg:x1="1.749cm" svg:y1="1.442cm" svg:x2="1.749cm" svg:y2="1.768cm">
                <text:p/>
              </draw:line>
              <draw:polygon draw:style-name="gr624" draw:text-style-name="P5" draw:layer="layout" svg:width="0.093cm" svg:height="0.597cm" svg:x="1.56cm" svg:y="1.224cm" svg:viewBox="0 0 94 598" draw:points="0,544 0,0 94,54 94,598">
                <text:p/>
              </draw:polygon>
              <draw:polygon draw:style-name="gr625" draw:text-style-name="P5" draw:layer="layout" svg:width="0.093cm" svg:height="0.597cm" svg:x="3.307cm" svg:y="2.23cm" svg:viewBox="0 0 94 598" draw:points="0,544 0,0 94,54 94,598">
                <text:p/>
              </draw:polygon>
              <draw:polygon draw:style-name="gr626" draw:text-style-name="P6" draw:layer="layout" svg:width="3.163cm" svg:height="2.365cm" svg:x="1.56cm" svg:y="0.463cm" svg:viewBox="0 0 3164 2366" draw:points="0,1305 0,761 94,816 1511,0 3164,952 3164,1495 1841,2257 1841,2366">
                <text:p/>
              </draw:polygon>
            </draw:g>
          </draw:g>
          <draw:g>
            <draw:custom-shape draw:style-name="gr627" draw:text-style-name="P26" draw:layer="layout" svg:width="0.498cm" svg:height="0.499cm" svg:x="3.799cm" svg:y="2.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628" draw:text-style-name="P27" draw:layer="layout" svg:width="0.305cm" svg:height="0.465cm" svg:x="3.913cm" svg:y="2.228cm" svg:viewBox="0 0 306 466" draw:points="0,32 56,32 84,16 139,0 223,32 167,32 195,80 112,160 84,176 56,193 112,225 139,257 223,257 306,305 251,401 167,466 167,370 112,305 139,273 84,225 28,209 0,145">
              <text:p/>
            </draw:polygon>
            <draw:path draw:style-name="gr629" draw:text-style-name="P27" draw:layer="layout" svg:width="0.126cm" svg:height="0.211cm" svg:x="4.164cm" svg:y="2.257cm" svg:viewBox="0 0 127 212" svg:d="M112 212v-16l-28-48v-49l-28-64-56-32c56-32 167 177 112 209z">
              <text:p/>
            </draw:path>
            <draw:g>
              <draw:line draw:style-name="gr630" draw:text-style-name="P28" draw:layer="layout" svg:x1="4.025cm" svg:y1="2.533cm" svg:x2="3.997cm" svg:y2="2.421cm">
                <text:p/>
              </draw:line>
              <draw:line draw:style-name="gr631" draw:text-style-name="P28" draw:layer="layout" svg:x1="4.024cm" svg:y1="2.533cm" svg:x2="4.052cm" svg:y2="2.453cm">
                <text:p/>
              </draw:line>
              <draw:line draw:style-name="gr632" draw:text-style-name="P28" draw:layer="layout" svg:x1="4.08cm" svg:y1="2.533cm" svg:x2="4.052cm" svg:y2="2.453cm">
                <text:p/>
              </draw:line>
              <draw:line draw:style-name="gr633" draw:text-style-name="P28" draw:layer="layout" svg:x1="4.08cm" svg:y1="2.533cm" svg:x2="4.108cm" svg:y2="2.421cm">
                <text:p/>
              </draw:line>
            </draw:g>
            <draw:g>
              <draw:line draw:style-name="gr634" draw:text-style-name="P28" draw:layer="layout" svg:x1="4.192cm" svg:y1="2.533cm" svg:x2="4.164cm" svg:y2="2.421cm">
                <text:p/>
              </draw:line>
              <draw:line draw:style-name="gr635" draw:text-style-name="P28" draw:layer="layout" svg:x1="4.192cm" svg:y1="2.533cm" svg:x2="4.22cm" svg:y2="2.453cm">
                <text:p/>
              </draw:line>
              <draw:line draw:style-name="gr636" draw:text-style-name="P28" draw:layer="layout" svg:x1="4.248cm" svg:y1="2.533cm" svg:x2="4.22cm" svg:y2="2.453cm">
                <text:p/>
              </draw:line>
              <draw:line draw:style-name="gr637" draw:text-style-name="P28" draw:layer="layout" svg:x1="4.248cm" svg:y1="2.533cm" svg:x2="4.276cm" svg:y2="2.421cm">
                <text:p/>
              </draw:line>
            </draw:g>
            <draw:g>
              <draw:line draw:style-name="gr638" draw:text-style-name="P28" draw:layer="layout" svg:x1="3.857cm" svg:y1="2.533cm" svg:x2="3.829cm" svg:y2="2.421cm">
                <text:p/>
              </draw:line>
              <draw:line draw:style-name="gr639" draw:text-style-name="P28" draw:layer="layout" svg:x1="3.857cm" svg:y1="2.533cm" svg:x2="3.885cm" svg:y2="2.453cm">
                <text:p/>
              </draw:line>
              <draw:line draw:style-name="gr640" draw:text-style-name="P28" draw:layer="layout" svg:x1="3.913cm" svg:y1="2.533cm" svg:x2="3.885cm" svg:y2="2.453cm">
                <text:p/>
              </draw:line>
              <draw:line draw:style-name="gr641" draw:text-style-name="P28" draw:layer="layout" svg:x1="3.913cm" svg:y1="2.533cm" svg:x2="3.941cm" svg:y2="2.421cm">
                <text:p/>
              </draw:line>
            </draw:g>
          </draw:g>
        </draw:g>
        <draw:frame draw:style-name="gr286" draw:text-style-name="P15" draw:layer="layout" svg:width="3.248cm" svg:height="1.317cm" svg:x="13.542cm" svg:y="6.651cm">
          <draw:text-box>
            <text:p text:style-name="P11"><text:span text:style-name="T2">VLAN Server</text:span><text:span text:style-name="T1"><text:line-break/></text:span><text:span text:style-name="T1">10.16.1.0/24</text:span></text:p>
          </draw:text-box>
        </draw:frame>
        <draw:frame draw:style-name="gr543" draw:text-style-name="P23" draw:layer="layout" svg:width="3.248cm" svg:height="0.784cm" svg:x="-0.875cm" svg:y="7.204cm">
          <draw:text-box>
            <text:p text:style-name="P22"><text:span text:style-name="T2">Access Point</text:span></text:p>
          </draw:text-box>
        </draw:frame>
        <draw:frame draw:style-name="gr543" draw:text-style-name="P23" draw:layer="layout" svg:width="2.41cm" svg:height="0.784cm" svg:x="0cm" svg:y="2.053cm">
          <draw:text-box>
            <text:p text:style-name="P22"><text:span text:style-name="T2">Webserver</text:span></text:p>
          </draw:text-box>
        </draw:frame>
        <draw:frame draw:style-name="gr543" draw:text-style-name="P23" draw:layer="layout" svg:width="2.41cm" svg:height="0.784cm" svg:x="5.424cm" svg:y="0.451cm">
          <draw:text-box>
            <text:p text:style-name="P22"><text:span text:style-name="T2">Router</text:span></text:p>
          </draw:text-box>
        </draw:frame>
        <draw:frame draw:style-name="gr543" draw:text-style-name="P29" draw:layer="layout" svg:width="2.41cm" svg:height="0.784cm" svg:x="9.07cm" svg:y="0.157cm">
          <draw:text-box>
            <text:p text:style-name="P11"><text:span text:style-name="T5">Internet</text:span></text:p>
          </draw:text-box>
        </draw:frame>
        <draw:frame draw:style-name="gr286" draw:text-style-name="P30" draw:layer="layout" svg:width="2.376cm" svg:height="1.317cm" svg:x="12.498cm" svg:y="2.136cm">
          <draw:text-box>
            <text:p text:style-name="P24"><text:span text:style-name="T2">Firewall</text:span><text:span text:style-name="T1"><text:line-break/></text:span><text:span text:style-name="T1">10.16.1.254</text:span></text:p>
          </draw:text-box>
        </draw:frame>
        <draw:frame draw:style-name="gr286" draw:text-style-name="P30" draw:layer="layout" svg:width="2.376cm" svg:height="1.317cm" svg:x="14.8cm" svg:y="2.079cm">
          <draw:text-box>
            <text:p text:style-name="P24"><text:span text:style-name="T2">Server</text:span><text:span text:style-name="T1"><text:line-break/></text:span><text:span text:style-name="T1">10.16.1.1</text:span></text:p>
          </draw:text-box>
        </draw:frame>
        <draw:line draw:style-name="gr544" draw:text-style-name="P14" draw:layer="layout" svg:x1="12.189cm" svg:y1="9.197cm" svg:x2="12.24cm" svg:y2="16.84cm">
          <text:p/>
        </draw:line>
        <draw:line draw:style-name="gr544" draw:text-style-name="P14" draw:layer="layout" svg:x1="12.403cm" svg:y1="9.714cm" svg:x2="12.406cm" svg:y2="16.84cm">
          <text:p/>
        </draw:line>
        <draw:g xml:id="id6" draw:id="id6">
          <draw:glue-point draw:id="4" svg:x="4.471cm" svg:y="-1.286cm"/>
          <draw:glue-point draw:id="5" svg:x="4.12cm" svg:y="-0.963cm"/>
          <draw:glue-point draw:id="6" svg:x="3.768cm" svg:y="-0.481cm"/>
          <draw:glue-point draw:id="7" svg:x="4.12cm" svg:y="-0.804cm"/>
          <draw:glue-point draw:id="8" svg:x="4.471cm" svg:y="-1.127cm"/>
          <draw:glue-point draw:id="9" svg:x="4.471cm" svg:y="-1.127cm"/>
          <draw:glue-point draw:id="10" svg:x="3.42cm" svg:y="-0.159cm"/>
          <draw:glue-point draw:id="11" svg:x="2.891cm" svg:y="0.318cm"/>
          <draw:glue-point draw:id="12" svg:x="2.542cm" svg:y="0.64cm"/>
          <draw:glue-point draw:id="13" svg:x="2.191cm" svg:y="0.963cm"/>
          <draw:glue-point draw:id="14" svg:x="1.84cm" svg:y="1.286cm"/>
          <draw:glue-point draw:id="15" svg:x="1.314cm" svg:y="1.772cm"/>
          <draw:glue-point draw:id="16" svg:x="0.962cm" svg:y="2.095cm"/>
          <draw:glue-point draw:id="17" svg:x="0.611cm" svg:y="2.418cm"/>
          <draw:glue-point draw:id="18" svg:x="0.26cm" svg:y="2.74cm"/>
          <draw:glue-point draw:id="19" svg:x="2.014cm" svg:y="-5cm"/>
          <draw:glue-point draw:id="20" svg:x="-4.122cm" svg:y="1.45cm"/>
          <draw:glue-point draw:id="21" svg:x="4.997cm" svg:y="-2.095cm"/>
          <draw:glue-point draw:id="22" svg:x="2.014cm" svg:y="1.45cm"/>
          <draw:glue-point draw:id="23" svg:x="-0.788cm" svg:y="-2.418cm"/>
          <draw:glue-point draw:id="24" svg:x="3.242cm" svg:y="-3.868cm"/>
          <draw:glue-point draw:id="25" svg:x="-3.068cm" svg:y="3.222cm"/>
          <draw:glue-point draw:id="26" svg:x="-4.122cm" svg:y="0.64cm"/>
          <draw:glue-point draw:id="27" svg:x="4.317cm" svg:y="-1.872cm"/>
          <draw:glue-point draw:id="28" svg:x="4.317cm" svg:y="-1.25cm"/>
          <draw:glue-point draw:id="29" svg:x="4.145cm" svg:y="-1.559cm"/>
          <draw:glue-point draw:id="30" svg:x="3.977cm" svg:y="-0.936cm"/>
          <draw:glue-point draw:id="31" svg:x="3.634cm" svg:y="-1.25cm"/>
          <draw:glue-point draw:id="32" svg:x="3.634cm" svg:y="-0.463cm"/>
          <draw:glue-point draw:id="33" svg:x="3.297cm" svg:y="-0.936cm"/>
          <draw:glue-point draw:id="34" svg:x="3.297cm" svg:y="-0.309cm"/>
          <draw:glue-point draw:id="35" svg:x="2.785cm" svg:y="-0.309cm"/>
          <draw:glue-point draw:id="36" svg:x="2.785cm" svg:y="0.309cm"/>
          <draw:glue-point draw:id="37" svg:x="2.445cm" svg:y="0cm"/>
          <draw:glue-point draw:id="38" svg:x="2.445cm" svg:y="0.777cm"/>
          <draw:glue-point draw:id="39" svg:x="2.105cm" svg:y="0.309cm"/>
          <draw:glue-point draw:id="40" svg:x="2.105cm" svg:y="0.936cm"/>
          <draw:glue-point draw:id="41" svg:x="1.765cm" svg:y="0.463cm"/>
          <draw:glue-point draw:id="42" svg:x="1.765cm" svg:y="1.25cm"/>
          <draw:glue-point draw:id="43" svg:x="1.254cm" svg:y="1.09cm"/>
          <draw:glue-point draw:id="44" svg:x="1.254cm" svg:y="1.713cm"/>
          <draw:glue-point draw:id="45" svg:x="0.914cm" svg:y="1.404cm"/>
          <draw:glue-point draw:id="46" svg:x="0.402cm" svg:y="1.713cm"/>
          <draw:glue-point draw:id="47" svg:x="0.574cm" svg:y="2.34cm"/>
          <draw:glue-point draw:id="48" svg:x="0.062cm" svg:y="2.027cm"/>
          <draw:glue-point draw:id="49" svg:x="0.062cm" svg:y="2.809cm"/>
          <draw:glue-point draw:id="50" svg:x="0.574cm" svg:y="-0.309cm"/>
          <draw:path draw:style-name="gr642" draw:text-style-name="P2" draw:layer="layout" svg:width="0.776cm" svg:height="0.622cm" svg:x="10.525cm" svg:y="10.049cm" svg:viewBox="0 0 777 623" svg:d="M777 623c-119 0-777-249-777-374s313-249 431-249c0 75 346 524 346 623z">
            <text:p/>
          </draw:path>
          <draw:g>
            <draw:polygon draw:style-name="gr643" draw:text-style-name="P5" draw:layer="layout" svg:width="1.509cm" svg:height="1.121cm" svg:x="11.388cm" svg:y="9.5cm" svg:viewBox="0 0 1510 1122" draw:points="1510,249 1510,0 0,872 0,1122">
              <text:p/>
            </draw:polygon>
            <draw:polygon draw:style-name="gr644" draw:text-style-name="P3" draw:layer="layout" svg:width="0.646cm" svg:height="0.622cm" svg:x="10.74cm" svg:y="9.999cm" svg:viewBox="0 0 647 623" draw:points="647,623 647,374 0,0 0,249">
              <text:p/>
            </draw:polygon>
            <draw:polygon draw:style-name="gr645" draw:text-style-name="P4" draw:layer="layout" svg:width="2.157cm" svg:height="1.245cm" svg:x="10.74cm" svg:y="9.126cm" svg:viewBox="0 0 2158 1246" draw:points="647,1246 2158,374 1510,0 0,872">
              <text:p/>
            </draw:polygon>
            <draw:polygon draw:style-name="gr646" draw:text-style-name="P9" draw:layer="layout" svg:width="0.085cm" svg:height="0.149cm" svg:x="11.474cm" svg:y="10.348cm" svg:viewBox="0 0 86 150" draw:points="86,99 86,0 0,50 0,150">
              <text:p/>
            </draw:polygon>
            <draw:polygon draw:style-name="gr647" draw:text-style-name="P5" draw:layer="layout" svg:width="0.085cm" svg:height="0.298cm" svg:x="12.898cm" svg:y="9.45cm" svg:viewBox="0 0 86 299" draw:points="86,249 86,0 0,50 0,299">
              <text:p/>
            </draw:polygon>
            <draw:polygon draw:style-name="gr648" draw:text-style-name="P5" draw:layer="layout" svg:width="0.085cm" svg:height="0.298cm" svg:x="11.301cm" svg:y="10.373cm" svg:viewBox="0 0 86 299" draw:points="86,249 86,0 0,50 0,299">
              <text:p/>
            </draw:polygon>
            <draw:polygon draw:style-name="gr649" draw:text-style-name="P6" draw:layer="layout" svg:width="2.243cm" svg:height="1.544cm" svg:x="10.74cm" svg:y="9.126cm" svg:viewBox="0 0 2244 1545" draw:points="2244,573 2244,324 2158,374 1510,0 0,872 0,1122 561,1446 561,1545">
              <text:p/>
            </draw:polygon>
            <draw:polygon draw:style-name="gr650" draw:text-style-name="P25" draw:layer="layout" svg:width="0.042cm" svg:height="0.074cm" svg:x="12.812cm" svg:y="9.675cm" svg:viewBox="0 0 43 75" draw:points="43,50 43,0 0,25 0,75">
              <text:p/>
            </draw:polygon>
            <draw:polygon draw:style-name="gr651" draw:text-style-name="P25" draw:layer="layout" svg:width="0.042cm" svg:height="0.074cm" svg:x="12.812cm" svg:y="9.575cm" svg:viewBox="0 0 43 75" draw:points="43,50 43,0 0,25 0,75">
              <text:p/>
            </draw:polygon>
            <draw:polygon draw:style-name="gr652" draw:text-style-name="P25" draw:layer="layout" svg:width="0.042cm" svg:height="0.074cm" svg:x="12.725cm" svg:y="9.725cm" svg:viewBox="0 0 43 75" draw:points="43,50 43,0 0,25 0,75">
              <text:p/>
            </draw:polygon>
            <draw:polygon draw:style-name="gr653" draw:text-style-name="P25" draw:layer="layout" svg:width="0.042cm" svg:height="0.074cm" svg:x="12.725cm" svg:y="9.625cm" svg:viewBox="0 0 43 75" draw:points="43,50 43,0 0,25 0,75">
              <text:p/>
            </draw:polygon>
            <draw:polygon draw:style-name="gr654" draw:text-style-name="P25" draw:layer="layout" svg:width="0.042cm" svg:height="0.074cm" svg:x="12.639cm" svg:y="9.775cm" svg:viewBox="0 0 43 75" draw:points="43,50 43,0 0,25 0,75">
              <text:p/>
            </draw:polygon>
            <draw:polygon draw:style-name="gr655" draw:text-style-name="P25" draw:layer="layout" svg:width="0.042cm" svg:height="0.074cm" svg:x="12.639cm" svg:y="9.675cm" svg:viewBox="0 0 43 75" draw:points="43,50 43,0 0,25 0,75">
              <text:p/>
            </draw:polygon>
            <draw:polygon draw:style-name="gr656" draw:text-style-name="P25" draw:layer="layout" svg:width="0.042cm" svg:height="0.074cm" svg:x="12.553cm" svg:y="9.824cm" svg:viewBox="0 0 43 75" draw:points="43,50 43,0 0,25 0,75">
              <text:p/>
            </draw:polygon>
            <draw:polygon draw:style-name="gr657" draw:text-style-name="P25" draw:layer="layout" svg:width="0.042cm" svg:height="0.074cm" svg:x="12.553cm" svg:y="9.725cm" svg:viewBox="0 0 43 75" draw:points="43,50 43,0 0,25 0,75">
              <text:p/>
            </draw:polygon>
            <draw:polygon draw:style-name="gr658" draw:text-style-name="P25" draw:layer="layout" svg:width="0.042cm" svg:height="0.074cm" svg:x="12.424cm" svg:y="9.899cm" svg:viewBox="0 0 43 75" draw:points="43,50 43,0 0,25 0,75">
              <text:p/>
            </draw:polygon>
            <draw:polygon draw:style-name="gr659" draw:text-style-name="P25" draw:layer="layout" svg:width="0.042cm" svg:height="0.074cm" svg:x="12.424cm" svg:y="9.8cm" svg:viewBox="0 0 43 75" draw:points="43,50 43,0 0,25 0,75">
              <text:p/>
            </draw:polygon>
            <draw:polygon draw:style-name="gr660" draw:text-style-name="P25" draw:layer="layout" svg:width="0.042cm" svg:height="0.074cm" svg:x="12.338cm" svg:y="9.949cm" svg:viewBox="0 0 43 75" draw:points="43,50 43,0 0,25 0,75">
              <text:p/>
            </draw:polygon>
            <draw:polygon draw:style-name="gr661" draw:text-style-name="P25" draw:layer="layout" svg:width="0.042cm" svg:height="0.074cm" svg:x="12.338cm" svg:y="9.849cm" svg:viewBox="0 0 43 75" draw:points="43,50 43,0 0,25 0,75">
              <text:p/>
            </draw:polygon>
            <draw:polygon draw:style-name="gr662" draw:text-style-name="P25" draw:layer="layout" svg:width="0.042cm" svg:height="0.074cm" svg:x="12.251cm" svg:y="9.999cm" svg:viewBox="0 0 43 75" draw:points="43,50 43,0 0,25 0,75">
              <text:p/>
            </draw:polygon>
            <draw:polygon draw:style-name="gr663" draw:text-style-name="P25" draw:layer="layout" svg:width="0.042cm" svg:height="0.074cm" svg:x="12.251cm" svg:y="9.899cm" svg:viewBox="0 0 43 75" draw:points="43,50 43,0 0,25 0,75">
              <text:p/>
            </draw:polygon>
            <draw:polygon draw:style-name="gr664" draw:text-style-name="P25" draw:layer="layout" svg:width="0.042cm" svg:height="0.074cm" svg:x="12.165cm" svg:y="10.049cm" svg:viewBox="0 0 43 75" draw:points="43,50 43,0 0,25 0,75">
              <text:p/>
            </draw:polygon>
            <draw:polygon draw:style-name="gr665" draw:text-style-name="P25" draw:layer="layout" svg:width="0.042cm" svg:height="0.074cm" svg:x="12.165cm" svg:y="9.949cm" svg:viewBox="0 0 43 75" draw:points="43,50 43,0 0,25 0,75">
              <text:p/>
            </draw:polygon>
            <draw:polygon draw:style-name="gr666" draw:text-style-name="P25" draw:layer="layout" svg:width="0.042cm" svg:height="0.074cm" svg:x="12.035cm" svg:y="10.123cm" svg:viewBox="0 0 43 75" draw:points="43,50 43,0 0,25 0,75">
              <text:p/>
            </draw:polygon>
            <draw:polygon draw:style-name="gr667" draw:text-style-name="P25" draw:layer="layout" svg:width="0.042cm" svg:height="0.074cm" svg:x="12.035cm" svg:y="10.023cm" svg:viewBox="0 0 43 75" draw:points="43,50 43,0 0,25 0,75">
              <text:p/>
            </draw:polygon>
            <draw:polygon draw:style-name="gr668" draw:text-style-name="P25" draw:layer="layout" svg:width="0.042cm" svg:height="0.074cm" svg:x="11.949cm" svg:y="10.174cm" svg:viewBox="0 0 43 75" draw:points="43,50 43,0 0,25 0,75">
              <text:p/>
            </draw:polygon>
            <draw:polygon draw:style-name="gr669" draw:text-style-name="P25" draw:layer="layout" svg:width="0.042cm" svg:height="0.074cm" svg:x="11.949cm" svg:y="10.073cm" svg:viewBox="0 0 43 75" draw:points="43,50 43,0 0,25 0,75">
              <text:p/>
            </draw:polygon>
            <draw:polygon draw:style-name="gr670" draw:text-style-name="P25" draw:layer="layout" svg:width="0.042cm" svg:height="0.074cm" svg:x="11.863cm" svg:y="10.223cm" svg:viewBox="0 0 43 75" draw:points="43,50 43,0 0,25 0,75">
              <text:p/>
            </draw:polygon>
            <draw:polygon draw:style-name="gr671" draw:text-style-name="P25" draw:layer="layout" svg:width="0.042cm" svg:height="0.074cm" svg:x="11.863cm" svg:y="10.123cm" svg:viewBox="0 0 43 75" draw:points="43,50 43,0 0,25 0,75">
              <text:p/>
            </draw:polygon>
            <draw:polygon draw:style-name="gr672" draw:text-style-name="P25" draw:layer="layout" svg:width="0.042cm" svg:height="0.074cm" svg:x="11.776cm" svg:y="10.273cm" svg:viewBox="0 0 43 75" draw:points="43,50 43,0 0,25 0,75">
              <text:p/>
            </draw:polygon>
            <draw:polygon draw:style-name="gr673" draw:text-style-name="P25" draw:layer="layout" svg:width="0.042cm" svg:height="0.074cm" svg:x="11.776cm" svg:y="10.174cm" svg:viewBox="0 0 43 75" draw:points="43,50 43,0 0,25 0,75">
              <text:p/>
            </draw:polygon>
          </draw:g>
        </draw:g>
        <draw:custom-shape draw:style-name="gr674" draw:text-style-name="P14" draw:layer="layout" svg:width="5.719cm" svg:height="4.091cm" svg:x="11.633cm" svg:y="2.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5" draw:text-style-name="P14" draw:layer="layout" svg:width="5.74cm" svg:height="3.85cm" svg:x="-0.936cm" svg:y="4.9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6" draw:text-style-name="P14" draw:layer="layout" svg:width="5.74cm" svg:height="3.85cm" svg:x="-0.936cm" svg:y="0.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7" draw:text-style-name="P14" draw:layer="layout" svg:width="2.747cm" svg:height="6.412cm" svg:x="8.81cm" svg:y="10.8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8" draw:text-style-name="P14" draw:layer="layout" svg:width="2.747cm" svg:height="6.352cm" svg:x="13.006cm" svg:y="10.8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7" draw:text-style-name="P14" draw:layer="layout" svg:width="2.747cm" svg:height="6.412cm" svg:x="1.678cm" svg:y="10.8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8" draw:text-style-name="P14" draw:layer="layout" svg:width="2.747cm" svg:height="6.352cm" svg:x="5.874cm" svg:y="10.8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79" draw:text-style-name="P11" draw:layer="layout" draw:line-skew="-0.527cm" svg:x1="11.737cm" svg:y1="4.214cm" svg:x2="14.88cm" svg:y2="5.831cm" draw:start-shape="id5" draw:start-glue-point="9" draw:end-shape="id16" draw:end-glue-point="0" svg:d="M11737 4214v1617h3143" svg:viewBox="0 0 3144 1618">
          <text:p/>
        </draw:connector>
        <draw:connector draw:style-name="gr28" draw:text-style-name="P11" draw:layer="layout" draw:line-skew="-0.176cm" svg:x1="13.846cm" svg:y1="4.954cm" svg:x2="11.887cm" svg:y2="4.184cm" draw:start-shape="id17" draw:start-glue-point="2" draw:end-shape="id5" draw:end-glue-point="5" svg:d="M13846 4954v349h-1959v-1119" svg:viewBox="0 0 1960 1120">
          <text:p/>
        </draw:connector>
        <draw:connector draw:style-name="gr24" draw:text-style-name="P11" draw:layer="layout" svg:x1="13.553cm" svg:y1="4.711cm" svg:x2="12.127cm" svg:y2="4.076cm" draw:start-shape="id17" draw:start-glue-point="3" draw:end-shape="id5" draw:end-glue-point="6" svg:d="M13553 4711h-1426v-635" svg:viewBox="0 0 1427 636">
          <text:p/>
        </draw:connector>
        <draw:connector draw:style-name="gr21" draw:text-style-name="P11" draw:layer="layout" draw:line-skew="4.395cm -1.507cm" svg:x1="13.165cm" svg:y1="3.794cm" svg:x2="12.121cm" svg:y2="3.775cm" draw:start-shape="id18" draw:start-glue-point="15" draw:end-shape="id5" draw:end-glue-point="8" svg:d="M13165 3794h-37v5h-1007v-24" svg:viewBox="0 0 1045 25">
          <text:p/>
        </draw:connector>
        <draw:g xml:id="id5" draw:id="id5">
          <draw:glue-point draw:id="4" svg:x="1.651cm" svg:y="4.035cm"/>
          <draw:glue-point draw:id="5" svg:x="2.689cm" svg:y="4.487cm"/>
          <draw:glue-point draw:id="6" svg:x="3.39cm" svg:y="4.035cm"/>
          <draw:glue-point draw:id="7" svg:x="3.355cm" svg:y="3.91cm"/>
          <draw:glue-point draw:id="8" svg:x="3.373cm" svg:y="2.777cm"/>
          <draw:glue-point draw:id="9" svg:x="2.25cm" svg:y="4.613cm"/>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680" draw:text-style-name="P2" draw:layer="layout" svg:width="1.568cm" svg:height="1.015cm" svg:x="11.11cm" svg:y="3.291cm" svg:viewBox="0 0 1569 1016" svg:d="M1 1016c130 0 1568-631 1568-824 0-192-202-192-333-192 0 82-1282 412-1235 1016z">
              <text:p/>
            </draw:path>
            <draw:g>
              <draw:polygon draw:style-name="gr681" draw:text-style-name="P5" draw:layer="layout" svg:width="1.662cm" svg:height="1.509cm" svg:x="9.353cm" svg:y="2.741cm" svg:viewBox="0 0 1663 1510" draw:points="0,550 0,0 1663,961 1663,1510">
                <text:p/>
              </draw:polygon>
              <draw:polygon draw:style-name="gr682" draw:text-style-name="P3" draw:layer="layout" svg:width="1.424cm" svg:height="1.372cm" svg:x="11.016cm" svg:y="2.879cm" svg:viewBox="0 0 1425 1373" draw:points="0,1373 0,824 1425,0 1425,550">
                <text:p/>
              </draw:polygon>
              <draw:polygon draw:style-name="gr683" draw:text-style-name="P4" draw:layer="layout" svg:width="3.088cm" svg:height="1.784cm" svg:x="9.353cm" svg:y="1.917cm" svg:viewBox="0 0 3089 1785" draw:points="1663,1785 0,824 1425,0 3089,961">
                <text:p/>
              </draw:polygon>
              <draw:line draw:style-name="gr684" draw:text-style-name="P17" draw:layer="layout" svg:x1="9.923cm" svg:y1="3.181cm" svg:x2="9.923cm" svg:y2="3.511cm">
                <text:p/>
              </draw:line>
              <draw:line draw:style-name="gr685" draw:text-style-name="P17" draw:layer="layout" svg:x1="10.968cm" svg:y1="3.885cm" svg:x2="10.208cm" svg:y2="3.445cm">
                <text:p/>
              </draw:line>
              <draw:line draw:style-name="gr686" draw:text-style-name="P17" draw:layer="layout" svg:x1="10.204cm" svg:y1="3.346cm" svg:x2="10.204cm" svg:y2="3.456cm">
                <text:p/>
              </draw:line>
              <draw:line draw:style-name="gr687" draw:text-style-name="P17" draw:layer="layout" svg:x1="10.964cm" svg:y1="3.785cm" svg:x2="10.964cm" svg:y2="3.895cm">
                <text:p/>
              </draw:line>
              <draw:line draw:style-name="gr688" draw:text-style-name="P17" draw:layer="layout" svg:x1="10.964cm" svg:y1="3.786cm" svg:x2="10.204cm" svg:y2="3.346cm">
                <text:p/>
              </draw:line>
              <draw:polygon draw:style-name="gr689" draw:text-style-name="P9" draw:layer="layout" svg:width="0.094cm" svg:height="0.164cm" svg:x="10.018cm" svg:y="3.236cm" svg:viewBox="0 0 95 165" draw:points="0,110 0,0 95,55 95,165">
                <text:p/>
              </draw:polygon>
              <draw:line draw:style-name="gr690" draw:text-style-name="P17" draw:layer="layout" svg:x1="9.828cm" svg:y1="3.126cm" svg:x2="9.828cm" svg:y2="3.456cm">
                <text:p/>
              </draw:line>
              <draw:line draw:style-name="gr691" draw:text-style-name="P17" draw:layer="layout" svg:x1="9.733cm" svg:y1="3.071cm" svg:x2="9.733cm" svg:y2="3.401cm">
                <text:p/>
              </draw:line>
              <draw:line draw:style-name="gr692" draw:text-style-name="P17" draw:layer="layout" svg:x1="9.638cm" svg:y1="3.016cm" svg:x2="9.638cm" svg:y2="3.346cm">
                <text:p/>
              </draw:line>
              <draw:line draw:style-name="gr693" draw:text-style-name="P17" draw:layer="layout" svg:x1="9.543cm" svg:y1="2.961cm" svg:x2="9.543cm" svg:y2="3.291cm">
                <text:p/>
              </draw:line>
              <draw:line draw:style-name="gr694" draw:text-style-name="P17" draw:layer="layout" svg:x1="9.448cm" svg:y1="2.906cm" svg:x2="9.448cm" svg:y2="3.236cm">
                <text:p/>
              </draw:line>
              <draw:polygon draw:style-name="gr695" draw:text-style-name="P5" draw:layer="layout" svg:width="0.094cm" svg:height="0.603cm" svg:x="9.258cm" svg:y="2.686cm" svg:viewBox="0 0 95 604" draw:points="0,550 0,0 95,55 95,604">
                <text:p/>
              </draw:polygon>
              <draw:polygon draw:style-name="gr696" draw:text-style-name="P5" draw:layer="layout" svg:width="0.094cm" svg:height="0.603cm" svg:x="11.016cm" svg:y="3.703cm" svg:viewBox="0 0 95 604" draw:points="0,550 0,0 95,55 95,604">
                <text:p/>
              </draw:polygon>
              <draw:polygon draw:style-name="gr697" draw:text-style-name="P6" draw:layer="layout" svg:width="3.183cm" svg:height="2.389cm" svg:x="9.258cm" svg:y="1.917cm" svg:viewBox="0 0 3184 2390" draw:points="0,1318 0,769 95,824 1520,0 3184,961 3184,1510 1853,2280 1853,2390">
                <text:p/>
              </draw:polygon>
            </draw:g>
          </draw:g>
          <draw:g>
            <draw:g>
              <draw:polygon draw:style-name="gr698" draw:text-style-name="P31" draw:layer="layout" svg:width="0.155cm" svg:height="0.27cm" svg:x="11.809cm" svg:y="3.496cm" svg:viewBox="0 0 156 271" draw:points="0,271 0,90 156,0 156,180">
                <text:p/>
              </draw:polygon>
              <draw:polygon draw:style-name="gr699" draw:text-style-name="P32" draw:layer="layout" svg:width="0.155cm" svg:height="0.27cm" svg:x="11.653cm" svg:y="3.496cm" svg:viewBox="0 0 156 271" draw:points="0,180 0,0 156,90 156,271">
                <text:p/>
              </draw:polygon>
              <draw:polygon draw:style-name="gr700" draw:text-style-name="P33" draw:layer="layout" svg:width="0.311cm" svg:height="0.179cm" svg:x="11.653cm" svg:y="3.406cm" svg:viewBox="0 0 312 180" draw:points="156,180 0,90 156,0 312,90">
                <text:p/>
              </draw:polygon>
            </draw:g>
            <draw:g>
              <draw:polygon draw:style-name="gr701" draw:text-style-name="P31" draw:layer="layout" svg:width="0.155cm" svg:height="0.27cm" svg:x="11.575cm" svg:y="3.902cm" svg:viewBox="0 0 156 271" draw:points="0,271 0,90 156,0 156,180">
                <text:p/>
              </draw:polygon>
              <draw:polygon draw:style-name="gr702" draw:text-style-name="P32" draw:layer="layout" svg:width="0.155cm" svg:height="0.27cm" svg:x="11.419cm" svg:y="3.902cm" svg:viewBox="0 0 156 271" draw:points="0,180 0,0 156,90 156,271">
                <text:p/>
              </draw:polygon>
              <draw:polygon draw:style-name="gr703" draw:text-style-name="P33" draw:layer="layout" svg:width="0.311cm" svg:height="0.179cm" svg:x="11.419cm" svg:y="3.812cm" svg:viewBox="0 0 312 180" draw:points="156,180 0,90 156,0 312,90">
                <text:p/>
              </draw:polygon>
            </draw:g>
            <draw:g>
              <draw:polygon draw:style-name="gr704" draw:text-style-name="P31" draw:layer="layout" svg:width="0.155cm" svg:height="0.27cm" svg:x="12.043cm" svg:y="3.902cm" svg:viewBox="0 0 156 271" draw:points="0,271 0,90 156,0 156,180">
                <text:p/>
              </draw:polygon>
              <draw:polygon draw:style-name="gr705" draw:text-style-name="P32" draw:layer="layout" svg:width="0.155cm" svg:height="0.27cm" svg:x="11.887cm" svg:y="3.902cm" svg:viewBox="0 0 156 271" draw:points="0,180 0,0 156,90 156,271">
                <text:p/>
              </draw:polygon>
              <draw:polygon draw:style-name="gr706" draw:text-style-name="P33" draw:layer="layout" svg:width="0.311cm" svg:height="0.179cm" svg:x="11.887cm" svg:y="3.812cm" svg:viewBox="0 0 312 180" draw:points="156,180 0,90 156,0 312,90">
                <text:p/>
              </draw:polygon>
            </draw:g>
            <draw:g>
              <draw:polygon draw:style-name="gr707" draw:text-style-name="P31" draw:layer="layout" svg:width="0.155cm" svg:height="0.27cm" svg:x="11.809cm" svg:y="4.037cm" svg:viewBox="0 0 156 271" draw:points="0,271 0,90 156,0 156,180">
                <text:p/>
              </draw:polygon>
              <draw:polygon draw:style-name="gr708" draw:text-style-name="P32" draw:layer="layout" svg:width="0.155cm" svg:height="0.27cm" svg:x="11.653cm" svg:y="4.037cm" svg:viewBox="0 0 156 271" draw:points="0,180 0,0 156,90 156,271">
                <text:p/>
              </draw:polygon>
              <draw:polygon draw:style-name="gr709" draw:text-style-name="P33" draw:layer="layout" svg:width="0.311cm" svg:height="0.179cm" svg:x="11.653cm" svg:y="3.947cm" svg:viewBox="0 0 312 180" draw:points="156,180 0,90 156,0 312,90">
                <text:p/>
              </draw:polygon>
            </draw:g>
            <draw:g>
              <draw:polygon draw:style-name="gr710" draw:text-style-name="P31" draw:layer="layout" svg:width="0.155cm" svg:height="0.27cm" svg:x="12.043cm" svg:y="3.632cm" svg:viewBox="0 0 156 271" draw:points="0,271 0,90 156,0 156,180">
                <text:p/>
              </draw:polygon>
              <draw:polygon draw:style-name="gr711" draw:text-style-name="P32" draw:layer="layout" svg:width="0.155cm" svg:height="0.27cm" svg:x="11.887cm" svg:y="3.632cm" svg:viewBox="0 0 156 271" draw:points="0,180 0,0 156,90 156,271">
                <text:p/>
              </draw:polygon>
              <draw:polygon draw:style-name="gr712" draw:text-style-name="P33" draw:layer="layout" svg:width="0.311cm" svg:height="0.179cm" svg:x="11.887cm" svg:y="3.541cm" svg:viewBox="0 0 312 180" draw:points="156,180 0,90 156,0 312,90">
                <text:p/>
              </draw:polygon>
            </draw:g>
            <draw:g>
              <draw:polygon draw:style-name="gr713" draw:text-style-name="P31" draw:layer="layout" svg:width="0.155cm" svg:height="0.27cm" svg:x="11.575cm" svg:y="3.632cm" svg:viewBox="0 0 156 271" draw:points="0,271 0,90 156,0 156,180">
                <text:p/>
              </draw:polygon>
              <draw:polygon draw:style-name="gr714" draw:text-style-name="P32" draw:layer="layout" svg:width="0.155cm" svg:height="0.27cm" svg:x="11.419cm" svg:y="3.632cm" svg:viewBox="0 0 156 271" draw:points="0,180 0,0 156,90 156,271">
                <text:p/>
              </draw:polygon>
              <draw:polygon draw:style-name="gr715" draw:text-style-name="P33" draw:layer="layout" svg:width="0.311cm" svg:height="0.179cm" svg:x="11.419cm" svg:y="3.541cm" svg:viewBox="0 0 312 180" draw:points="156,180 0,90 156,0 312,90">
                <text:p/>
              </draw:polygon>
            </draw:g>
            <draw:g>
              <draw:polygon draw:style-name="gr716" draw:text-style-name="P31" draw:layer="layout" svg:width="0.155cm" svg:height="0.27cm" svg:x="11.809cm" svg:y="3.767cm" svg:viewBox="0 0 156 271" draw:points="0,271 0,90 156,0 156,180">
                <text:p/>
              </draw:polygon>
              <draw:polygon draw:style-name="gr717" draw:text-style-name="P32" draw:layer="layout" svg:width="0.155cm" svg:height="0.27cm" svg:x="11.653cm" svg:y="3.767cm" svg:viewBox="0 0 156 271" draw:points="0,180 0,0 156,90 156,271">
                <text:p/>
              </draw:polygon>
              <draw:polygon draw:style-name="gr718" draw:text-style-name="P33" draw:layer="layout" svg:width="0.311cm" svg:height="0.179cm" svg:x="11.653cm" svg:y="3.677cm" svg:viewBox="0 0 312 180" draw:points="156,180 0,90 156,0 312,90">
                <text:p/>
              </draw:polygon>
            </draw:g>
            <draw:polygon draw:style-name="gr719" draw:text-style-name="P6" draw:layer="layout" svg:width="0.779cm" svg:height="0.901cm" svg:x="11.419cm" svg:y="3.406cm" svg:viewBox="0 0 780 902" draw:points="0,677 0,496 78,451 0,406 0,226 156,135 234,180 234,90 390,0 546,90 546,180 624,135 780,226 780,406 702,451 780,496 780,677 624,767 546,722 546,812 390,902 234,812 234,722 156,767">
              <text:p/>
            </draw:polygon>
          </draw:g>
        </draw:g>
        <draw:connector draw:style-name="gr27" draw:text-style-name="P11" xml:id="id16" draw:id="id16" draw:layer="layout" draw:line-skew="0cm 0.525cm" svg:x1="13.975cm" svg:y1="4.715cm" svg:x2="15.851cm" svg:y2="4.806cm" draw:start-shape="id17" draw:start-glue-point="4" draw:end-shape="id19" draw:end-glue-point="2" svg:d="M13975 4715h905v1116h971v-1025" svg:viewBox="0 0 1877 1117">
          <text:p/>
        </draw:connector>
        <draw:g xml:id="id18" draw:id="id18">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glue-point draw:id="15" svg:x="-3.796cm" svg:y="-1.509cm"/>
          <draw:glue-point draw:id="16" svg:x="2.18cm" svg:y="3.882cm"/>
          <draw:glue-point draw:id="17" svg:x="-0.823cm" svg:y="0.982cm"/>
          <draw:path draw:style-name="gr720" draw:text-style-name="P2" draw:layer="layout" svg:width="0.803cm" svg:height="0.501cm" svg:x="13.449cm" svg:y="4.267cm" svg:viewBox="0 0 804 502" svg:d="M1 502c216 0 780-113 802-276 21-163-179-226-239-226 0 38-585 226-563 502z">
            <text:p/>
          </draw:path>
          <draw:g>
            <draw:polygon draw:style-name="gr721" draw:text-style-name="P5" draw:layer="layout" svg:width="0.433cm" svg:height="1.14cm" svg:x="13.015cm" svg:y="3.64cm" svg:viewBox="0 0 434 1141" draw:points="0,890 0,0 434,251 434,1141">
              <text:p/>
            </draw:polygon>
            <draw:polygon draw:style-name="gr722" draw:text-style-name="P3" draw:layer="layout" svg:width="0.65cm" svg:height="1.253cm" svg:x="13.449cm" svg:y="3.514cm" svg:viewBox="0 0 651 1254" draw:points="0,1254 0,376 651,0 651,878">
              <text:p/>
            </draw:polygon>
            <draw:polygon draw:style-name="gr723" draw:text-style-name="P4" draw:layer="layout" svg:width="1.084cm" svg:height="0.626cm" svg:x="13.015cm" svg:y="3.264cm" svg:viewBox="0 0 1085 627" draw:points="434,627 0,376 651,0 1085,251">
              <text:p/>
            </draw:polygon>
            <draw:polygon draw:style-name="gr724" draw:text-style-name="P6" draw:layer="layout" svg:width="1.084cm" svg:height="1.504cm" svg:x="13.015cm" svg:y="3.264cm" svg:viewBox="0 0 1085 1505" draw:points="0,1254 0,376 651,0 1085,251 1085,1129 434,1505">
              <text:p/>
            </draw:polygon>
            <draw:line draw:style-name="gr725" draw:text-style-name="P17" draw:layer="layout" svg:x1="13.405cm" svg:y1="4.531cm" svg:x2="13.058cm" svg:y2="4.33cm">
              <text:p/>
            </draw:line>
            <draw:line draw:style-name="gr726" draw:text-style-name="P17" draw:layer="layout" svg:x1="13.405cm" svg:y1="4.631cm" svg:x2="13.058cm" svg:y2="4.43cm">
              <text:p/>
            </draw:line>
            <draw:line draw:style-name="gr727" draw:text-style-name="P17" draw:layer="layout" svg:x1="13.405cm" svg:y1="4.581cm" svg:x2="13.058cm" svg:y2="4.38cm">
              <text:p/>
            </draw:line>
            <draw:line draw:style-name="gr728" draw:text-style-name="P17" draw:layer="layout" svg:x1="13.407cm" svg:y1="4.024cm" svg:x2="13.06cm" svg:y2="3.823cm">
              <text:p/>
            </draw:line>
            <draw:line draw:style-name="gr729" draw:text-style-name="P17" draw:layer="layout" svg:x1="13.058cm" svg:y1="3.778cm" svg:x2="13.058cm" svg:y2="3.828cm">
              <text:p/>
            </draw:line>
            <draw:line draw:style-name="gr730" draw:text-style-name="P17" draw:layer="layout" svg:x1="13.406cm" svg:y1="3.979cm" svg:x2="13.406cm" svg:y2="4.029cm">
              <text:p/>
            </draw:line>
            <draw:line draw:style-name="gr731" draw:text-style-name="P17" draw:layer="layout" svg:x1="13.405cm" svg:y1="3.979cm" svg:x2="13.058cm" svg:y2="3.778cm">
              <text:p/>
            </draw:line>
            <draw:polygon draw:style-name="gr732" draw:text-style-name="P9" draw:layer="layout" svg:width="0.042cm" svg:height="0.074cm" svg:x="13.189cm" svg:y="4.204cm" svg:viewBox="0 0 43 75" draw:points="0,50 0,0 43,25 43,75">
              <text:p/>
            </draw:polygon>
          </draw:g>
        </draw:g>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733" draw:text-style-name="P2" draw:layer="layout" svg:width="0.803cm" svg:height="0.501cm" svg:x="15.484cm" svg:y="4.258cm" svg:viewBox="0 0 804 502" svg:d="M1 502c216 0 780-113 802-276 21-163-179-226-239-226 0 38-585 226-563 502z">
            <text:p/>
          </draw:path>
          <draw:g>
            <draw:polygon draw:style-name="gr734" draw:text-style-name="P5" draw:layer="layout" svg:width="0.433cm" svg:height="1.14cm" svg:x="15.05cm" svg:y="3.631cm" svg:viewBox="0 0 434 1141" draw:points="0,890 0,0 434,251 434,1141">
              <text:p/>
            </draw:polygon>
            <draw:polygon draw:style-name="gr735" draw:text-style-name="P3" draw:layer="layout" svg:width="0.65cm" svg:height="1.253cm" svg:x="15.484cm" svg:y="3.505cm" svg:viewBox="0 0 651 1254" draw:points="0,1254 0,376 651,0 651,878">
              <text:p/>
            </draw:polygon>
            <draw:polygon draw:style-name="gr736" draw:text-style-name="P4" draw:layer="layout" svg:width="1.084cm" svg:height="0.626cm" svg:x="15.05cm" svg:y="3.255cm" svg:viewBox="0 0 1085 627" draw:points="434,627 0,376 651,0 1085,251">
              <text:p/>
            </draw:polygon>
            <draw:polygon draw:style-name="gr737" draw:text-style-name="P6" draw:layer="layout" svg:width="1.084cm" svg:height="1.504cm" svg:x="15.05cm" svg:y="3.255cm" svg:viewBox="0 0 1085 1505" draw:points="0,1254 0,376 651,0 1085,251 1085,1129 434,1505">
              <text:p/>
            </draw:polygon>
            <draw:line draw:style-name="gr738" draw:text-style-name="P17" draw:layer="layout" svg:x1="15.44cm" svg:y1="4.522cm" svg:x2="15.093cm" svg:y2="4.321cm">
              <text:p/>
            </draw:line>
            <draw:line draw:style-name="gr739" draw:text-style-name="P17" draw:layer="layout" svg:x1="15.44cm" svg:y1="4.622cm" svg:x2="15.093cm" svg:y2="4.421cm">
              <text:p/>
            </draw:line>
            <draw:line draw:style-name="gr740" draw:text-style-name="P17" draw:layer="layout" svg:x1="15.44cm" svg:y1="4.572cm" svg:x2="15.093cm" svg:y2="4.371cm">
              <text:p/>
            </draw:line>
            <draw:line draw:style-name="gr741" draw:text-style-name="P17" draw:layer="layout" svg:x1="15.442cm" svg:y1="4.015cm" svg:x2="15.095cm" svg:y2="3.814cm">
              <text:p/>
            </draw:line>
            <draw:line draw:style-name="gr742" draw:text-style-name="P17" draw:layer="layout" svg:x1="15.093cm" svg:y1="3.769cm" svg:x2="15.093cm" svg:y2="3.819cm">
              <text:p/>
            </draw:line>
            <draw:line draw:style-name="gr743" draw:text-style-name="P17" draw:layer="layout" svg:x1="15.441cm" svg:y1="3.97cm" svg:x2="15.441cm" svg:y2="4.02cm">
              <text:p/>
            </draw:line>
            <draw:line draw:style-name="gr744" draw:text-style-name="P17" draw:layer="layout" svg:x1="15.44cm" svg:y1="3.97cm" svg:x2="15.093cm" svg:y2="3.769cm">
              <text:p/>
            </draw:line>
            <draw:polygon draw:style-name="gr745" draw:text-style-name="P9" draw:layer="layout" svg:width="0.042cm" svg:height="0.074cm" svg:x="15.224cm" svg:y="4.195cm" svg:viewBox="0 0 43 75" draw:points="0,50 0,0 43,25 43,75">
              <text:p/>
            </draw:polygon>
          </draw:g>
        </draw:g>
        <draw:g xml:id="id17" draw:id="id17">
          <draw:glue-point draw:id="4" svg:x="2.214cm" svg:y="0.102cm"/>
          <draw:path draw:style-name="gr746" draw:text-style-name="P2" draw:layer="layout" svg:width="0.21cm" svg:height="0.188cm" svg:x="13.929cm" svg:y="4.751cm" svg:viewBox="0 0 211 189" svg:d="M0 189c92 0 211-54 211-108s-3-81-70-81c0 58-141 112-141 189z">
            <text:p/>
          </draw:path>
          <draw:path draw:style-name="gr747" draw:text-style-name="P34" draw:layer="layout" svg:width="0.515cm" svg:height="0.323cm" svg:x="13.553cm" svg:y="4.63cm" svg:viewBox="0 0 516 324" svg:d="M516 0c0 0 0 216 0 162 1 95-111 162-257 162-147 0-259-67-259-162 0 0 0-67 0-162 0 95 117 162 258 162s258-67 258-162z">
            <text:p/>
          </draw:path>
          <draw:path draw:style-name="gr748" draw:text-style-name="P35" draw:layer="layout" svg:width="0.515cm" svg:height="0.323cm" svg:x="13.553cm" svg:y="4.468cm" svg:viewBox="0 0 516 324" svg:d="M258 0c147 0 258 70 258 162s-111 162-258 162c-146 0-258-70-258-162s112-162 258-162z">
            <text:p/>
          </draw:path>
          <draw:polygon draw:style-name="gr749" draw:text-style-name="P36" draw:layer="layout" svg:width="0.14cm" svg:height="0.08cm" svg:x="13.835cm" svg:y="4.643cm" svg:viewBox="0 0 141 81" draw:points="70,0 47,14 141,68 117,81 23,27 0,41 0,0">
            <text:p/>
          </draw:polygon>
          <draw:polygon draw:style-name="gr750" draw:text-style-name="P36" draw:layer="layout" svg:width="0.14cm" svg:height="0.08cm" svg:x="13.648cm" svg:y="4.535cm" svg:viewBox="0 0 141 81" draw:points="117,54 141,41 141,81 70,81 93,68 0,14 23,0">
            <text:p/>
          </draw:polygon>
          <draw:polygon draw:style-name="gr751" draw:text-style-name="P36" draw:layer="layout" svg:width="0.14cm" svg:height="0.08cm" svg:x="13.648cm" svg:y="4.643cm" svg:viewBox="0 0 141 81" draw:points="23,54 117,0 141,14 47,68 70,81 0,81 0,41">
            <text:p/>
          </draw:polygon>
          <draw:polygon draw:style-name="gr752" draw:text-style-name="P36" draw:layer="layout" svg:width="0.14cm" svg:height="0.08cm" svg:x="13.835cm" svg:y="4.535cm" svg:viewBox="0 0 141 81" draw:points="93,14 70,0 141,0 141,41 117,27 23,81 0,68">
            <text:p/>
          </draw:polygon>
          <draw:path draw:style-name="gr753" draw:text-style-name="P35" draw:layer="layout" svg:width="0.515cm" svg:height="0.161cm" svg:x="13.553cm" svg:y="4.684cm" svg:viewBox="0 0 516 162" svg:d="M516 0c0 92-111 162-258 162-146 0-258-70-258-162">
            <text:p/>
          </draw:path>
          <draw:line draw:style-name="gr754" draw:text-style-name="P37" draw:layer="layout" svg:x1="13.577cm" svg:y1="4.697cm" svg:x2="13.577cm" svg:y2="4.751cm">
            <text:p/>
          </draw:line>
          <draw:line draw:style-name="gr755" draw:text-style-name="P37" draw:layer="layout" svg:x1="13.624cm" svg:y1="4.738cm" svg:x2="13.624cm" svg:y2="4.792cm">
            <text:p/>
          </draw:line>
          <draw:line draw:style-name="gr756" draw:text-style-name="P37" draw:layer="layout" svg:x1="13.694cm" svg:y1="4.779cm" svg:x2="13.694cm" svg:y2="4.833cm">
            <text:p/>
          </draw:line>
          <draw:line draw:style-name="gr757" draw:text-style-name="P37" draw:layer="layout" svg:x1="13.764cm" svg:y1="4.792cm" svg:x2="13.764cm" svg:y2="4.846cm">
            <text:p/>
          </draw:line>
          <draw:line draw:style-name="gr758" draw:text-style-name="P37" draw:layer="layout" svg:x1="13.858cm" svg:y1="4.792cm" svg:x2="13.858cm" svg:y2="4.846cm">
            <text:p/>
          </draw:line>
          <draw:line draw:style-name="gr759" draw:text-style-name="P37" draw:layer="layout" svg:x1="13.929cm" svg:y1="4.779cm" svg:x2="13.929cm" svg:y2="4.833cm">
            <text:p/>
          </draw:line>
          <draw:line draw:style-name="gr760" draw:text-style-name="P37" draw:layer="layout" svg:x1="13.999cm" svg:y1="4.738cm" svg:x2="13.999cm" svg:y2="4.792cm">
            <text:p/>
          </draw:line>
          <draw:line draw:style-name="gr761" draw:text-style-name="P37" draw:layer="layout" svg:x1="14.046cm" svg:y1="4.697cm" svg:x2="14.046cm" svg:y2="4.751cm">
            <text:p/>
          </draw:line>
          <draw:line draw:style-name="gr762" draw:text-style-name="P37" draw:layer="layout" svg:x1="13.811cm" svg:y1="4.846cm" svg:x2="13.811cm" svg:y2="4.9cm">
            <text:p/>
          </draw:line>
          <draw:line draw:style-name="gr763" draw:text-style-name="P37" draw:layer="layout" svg:x1="13.906cm" svg:y1="4.832cm" svg:x2="13.906cm" svg:y2="4.886cm">
            <text:p/>
          </draw:line>
          <draw:line draw:style-name="gr764" draw:text-style-name="P37" draw:layer="layout" svg:x1="13.976cm" svg:y1="4.806cm" svg:x2="13.976cm" svg:y2="4.86cm">
            <text:p/>
          </draw:line>
          <draw:line draw:style-name="gr765" draw:text-style-name="P37" draw:layer="layout" svg:x1="14.023cm" svg:y1="4.779cm" svg:x2="14.023cm" svg:y2="4.833cm">
            <text:p/>
          </draw:line>
          <draw:line draw:style-name="gr766" draw:text-style-name="P37" draw:layer="layout" svg:x1="13.718cm" svg:y1="4.832cm" svg:x2="13.718cm" svg:y2="4.886cm">
            <text:p/>
          </draw:line>
          <draw:line draw:style-name="gr767" draw:text-style-name="P37" draw:layer="layout" svg:x1="13.648cm" svg:y1="4.806cm" svg:x2="13.648cm" svg:y2="4.86cm">
            <text:p/>
          </draw:line>
          <draw:line draw:style-name="gr768" draw:text-style-name="P37" draw:layer="layout" svg:x1="13.601cm" svg:y1="4.779cm" svg:x2="13.601cm" svg:y2="4.833cm">
            <text:p/>
          </draw:line>
          <draw:path draw:style-name="gr769" draw:text-style-name="P35" draw:layer="layout" svg:width="0.515cm" svg:height="0.161cm" svg:x="13.553cm" svg:y="4.738cm" svg:viewBox="0 0 516 162" svg:d="M516 0c0 92-111 162-258 162-146 0-258-70-258-162">
            <text:p/>
          </draw:path>
          <draw:line draw:style-name="gr770" draw:text-style-name="P37" draw:layer="layout" svg:x1="13.577cm" svg:y1="4.806cm" svg:x2="13.577cm" svg:y2="4.86cm">
            <text:p/>
          </draw:line>
          <draw:line draw:style-name="gr771" draw:text-style-name="P37" draw:layer="layout" svg:x1="13.624cm" svg:y1="4.846cm" svg:x2="13.624cm" svg:y2="4.9cm">
            <text:p/>
          </draw:line>
          <draw:line draw:style-name="gr772" draw:text-style-name="P37" draw:layer="layout" svg:x1="13.694cm" svg:y1="4.886cm" svg:x2="13.694cm" svg:y2="4.94cm">
            <text:p/>
          </draw:line>
          <draw:line draw:style-name="gr773" draw:text-style-name="P37" draw:layer="layout" svg:x1="13.764cm" svg:y1="4.899cm" svg:x2="13.764cm" svg:y2="4.953cm">
            <text:p/>
          </draw:line>
          <draw:line draw:style-name="gr774" draw:text-style-name="P37" draw:layer="layout" svg:x1="13.858cm" svg:y1="4.899cm" svg:x2="13.858cm" svg:y2="4.953cm">
            <text:p/>
          </draw:line>
          <draw:line draw:style-name="gr775" draw:text-style-name="P37" draw:layer="layout" svg:x1="13.929cm" svg:y1="4.886cm" svg:x2="13.929cm" svg:y2="4.94cm">
            <text:p/>
          </draw:line>
          <draw:line draw:style-name="gr776" draw:text-style-name="P37" draw:layer="layout" svg:x1="13.999cm" svg:y1="4.846cm" svg:x2="13.999cm" svg:y2="4.9cm">
            <text:p/>
          </draw:line>
          <draw:line draw:style-name="gr777" draw:text-style-name="P37" draw:layer="layout" svg:x1="14.046cm" svg:y1="4.806cm" svg:x2="14.046cm" svg:y2="4.86cm">
            <text:p/>
          </draw:line>
          <draw:path draw:style-name="gr778" draw:text-style-name="P38" draw:layer="layout" svg:width="0.516cm" svg:height="0.485cm" svg:x="13.553cm" svg:y="4.468cm" svg:viewBox="0 0 517 486" svg:d="M258 0c147 0 259 70 259 162l-1 162c0 95-117 162-258 162s-258-67-258-162v-162c0-92 112-162 258-162z">
            <text:p/>
          </draw:path>
        </draw:g>
        <dr3d:scene draw:style-name="gr779" xml:id="id19" draw:id="id19" svg:width="0.464cm" svg:height="0.564cm" svg:x="15.619cm" svg:y="4.242cm" dr3d:transform="matrix (0.837123314319008 -0.390635556508692 0.382920903862281 0.189848429669158 0.863985519837924 0.466354581045959 -0.513012797477524 -0.317699360247298 0.797423968866467 -3.41910397843089cm 20.8373287219321cm 5.07012406014246cm)" dr3d:vrp="(0 0 26988.5714285714)" dr3d:vpn="(0 0 24988.5714285714)" dr3d:projection="perspective" dr3d:distance="2cm" dr3d:focal-length="10cm" dr3d:shadow-slant="1" dr3d:shade-mode="phong" dr3d:ambient-color="#ffffff" dr3d:lighting-mode="false">
          <dr3d:light dr3d:diffuse-color="#cccccc" dr3d:direction="(0.57735026918963 0.57735026918963 0.57735026918963)" dr3d:enabled="fals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80" draw:layer="layout" svg:viewBox="4724 -17387 2069 2069" svg:d="M5758-15318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4724-15318zM6793-17387z"/>
          <dr3d:extrude draw:style-name="gr781" draw:layer="layout" svg:viewBox="4683.5 -17426.5 2149 2149" svg:d="M5758-15277.5l1.93489002627939-0.0462461496317701 108.18212890625-5.17431640625 0.999003331737185-0.0586956975421344 0.957112675086137-0.0798010349481046 0.954707891772159-0.104717330843414 0.991788981792524-0.133444585228062 104.49365234375-15.22021484375 0.997865503061803-0.156569075221341 0.953680310738491-0.173896987065746 0.948776084993369-0.19892269288539 0.983152825825528-0.23164619268573 100.35107421875-24.81201171875 0.983612946782159-0.254777123003805 0.937636120099342-0.267921552278494 0.930218515908564-0.29263794106555 0.961360134208917-0.328926289364972 95.7543945312491-33.94970703125 0.957040571148355-0.351322706343126 0.90980696189672-0.35999298464958 0.899928746768637-0.384020712532219 0.927405925759558-0.423405889994683 90.70361328125-42.63330078125 0.783997713021563-0.37760822319251 0.744541261308768-0.378349897586304 0.735774885679348-0.395127387559114 0.757698586131482-0.427940693107303 0.510063511002954-0.29947259414439 85.1987304687509-50.86279296875 0.87135919186403-0.533426105474064 0.82321124479131-0.532701840784284 0.808746780615365-0.554415592825535 0.827965799338926-0.598567361601454 79.23974609375-58.63818359375 0.814515079668126-0.616886836945923 0.766668525418027-0.611414414044702 0.750128454445076-0.631597589766898 0.764894866749273-0.677436364116147 72.82666015625-65.95947265625 0.749626226375767-0.694272567478038 0.702554562726618-0.684103343093739 0.684103343095558-0.702554562725709 0.694272567477128-0.749626226377586 65.9594726562491-72.82666015625 0.677436364116147-0.764894866748364 0.631597589767807-0.750128454445076 0.611414414043793-0.766668525417117 0.616886836945923-0.814515079668126 58.63818359375-79.23974609375 0.598567361601454-0.827965799338926 0.554415592825535-0.808746780616275 0.532701840782465-0.82321124479131 0.533426105475883-0.87135919186403 50.86279296875-85.19873046875 0.299472594143481-0.510063511002954 0.427940693108212-0.757698586134211 0.395127387559114-0.735774885677529 0.378349897587213-0.744541261308768 0.37760822319251-0.783997713020653 42.63330078125-90.70361328125 0.423405889992864-0.927405925758649 0.384020712534948-0.899928746768637 0.359992984650489-0.90980696189763 0.351322706340397-0.957040571149264 33.94970703125-95.75439453125 0.328926289364972-0.961360134209826 0.29263794106555-0.930218515906745 0.267921552276675-0.937636120101161 0.254777123004715-0.98361294678034 24.81201171875-100.35107421875 0.23164619268664-0.983152825825528 0.198922692886299-0.948776084993369 0.173896987064836-0.95368031074031 0.156569075221341-0.997865503060893 15.22021484375-104.49365234375 0.133444585228062-0.991788981791615 0.104717330843414-0.95470789177125 0.0798010349481046-0.957112675087046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5-0.156569075221341-0.997865503060893-0.173896987064836-0.953680310736672-0.198922692886299-0.948776084995188-0.23164619268664-0.983152825825528-24.81201171875-100.35107421875-0.254777123004715-0.983612946776702-0.267921552276675-0.93763612010298-0.29263794106555-0.930218515906745-0.328926289364972-0.961360134213464-33.94970703125-95.75439453125-0.351322706340397-0.957040571149264-0.359992984650489-0.909806961899449-0.384020712534948-0.89992874676318-0.423405889992864-0.927405925762287-42.63330078125-90.70361328125-0.37760822319251-0.783997713020653-0.378349897587213-0.744541261308768-0.395127387559114-0.735774885681167-0.427940693108212-0.757698586130573-0.299472594143481-0.510063511002954-50.86279296875-85.19873046875-0.533426105475883-0.871359191867668-0.532701840782465-0.823211244787672-0.554415592825535-0.808746780618094-0.598567361601454-0.827965799337107-58.63818359375-79.23974609375-0.616886836945923-0.814515079666307-0.611414414043793-0.766668525418936-0.631597589767807-0.750128454445076-0.677436364116147-0.764894866748364-65.9594726562491-72.82666015625-0.694272567477128-0.749626226373948-0.68410334309555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9826-0.328926289366791-0.930218515909473-0.292637941067369-0.937636120099342-0.267921552276675-0.983612946782159-0.254777123001986-100.35107421875-24.8120117187464-0.983152825825528-0.23164619268573-0.94877608499246-0.198922692889028-0.953680310737582-0.173896987063927-0.997865503060893-0.156569075221341-104.49365234375-15.2202148437536-0.991788981793434-0.133444585226243-0.95470789177125-0.104717330847052-0.957112675087046-0.0798010349462857-0.999003331737185-0.0586956975421344-108.18212890625-5.17431640625-1.93489002627939-0.0462461496317701-1.93489002627939 0.0462461496317701-108.18212890625 5.17431640625-0.999003331737185 0.0586956975421344-0.957112675087046 0.0798010349462857-0.95470789177125 0.104717330847052-0.991788981793434 0.133444585226243-104.49365234375 15.2202148437536-0.997865503060893 0.156569075221341-0.953680310737582 0.173896987063927-0.94877608499246 0.198922692889028-0.983152825825528 0.23164619268573-100.35107421875 24.8120117187464-0.983612946782159 0.254777123001986-0.937636120099342 0.267921552276675-0.93021851590856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48-0.0462461496317701 1.93489002627939 0.0462461496317701 1.93489002627939 5.17431640624909 108.18212890625 0.0586956975421344 0.999003331737185 0.0798010349481046 0.957112675087046 0.104717330842504 0.954707891773069 0.133444585228972 0.991788981791615 15.2202148437509 104.49365234375 0.156569075221341 0.997865503060893 0.173896987064836 0.953680310738491 0.198922692886299 0.948776084993369 0.23164619268664 0.983152825825528 24.81201171875 100.35107421875 0.254777123004715 0.98361294678034 0.267921552276675 0.937636120101161 0.29263794106555 0.930218515906745 0.328926289364972 0.961360134209826 33.9497070312491 95.75439453125 0.351322706341307 0.957040571149264 0.359992984650489 0.90980696189763 0.384020712534038 0.899928746768637 0.423405889993774 0.927405925758649 42.6333007812509 90.70361328125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8094 0.598567361600544 0.827965799337107 58.6381835937491 79.23974609375 0.616886836945923 0.814515079668126 0.611414414044702 0.766668525418936 0.631597589768717 0.750128454445076 0.677436364115238 0.764894866748364 65.9594726562509 72.82666015625 0.694272567477128 0.749626226375767 0.684103343094648 0.702554562725709 0.702554562726618 0.684103343093739 0.749626226375767 0.694272567478038 72.82666015625 65.95947265625 0.764894866749273 0.677436364116147 0.750128454445076 0.631597589766898 0.766668525418027 0.611414414044702 0.814515079668126 0.616886836945923 79.23974609375 58.63818359375 0.827965799338926 0.598567361601454 0.808746780615365 0.554415592825535 0.82321124479131 0.532701840784284 0.87135919186403 0.533426105474064 85.1987304687491 50.86279296875 0.510063511002954 0.29947259414439 0.757698586131482 0.427940693107303 0.735774885679348 0.395127387559114 0.744541261308768 0.378349897586304 0.783997713021563 0.37760822319251 90.70361328125 42.63330078125 0.927405925759558 0.423405889994683 0.899928746768637 0.384020712532219 0.90980696189763 0.35999298464958 0.957040571148355 0.351322706343126 95.7543945312509 33.94970703125 0.961360134209826 0.328926289364972 0.930218515907654 0.29263794106555 0.937636120098432 0.267921552278494 0.983612946782159 0.254777123003805 100.35107421875 24.81201171875 0.983152825825528 0.23164619268573 0.948776084993369 0.19892269288539 0.953680310738491 0.173896987065746 0.997865503061803 0.156569075221341 104.49365234375 15.22021484375 0.991788981792524 0.133444585228062 0.954707891772159 0.104717330843414 0.957112675086137 0.0798010349481046 0.999003331737185 0.0586956975421344 108.18212890625 5.17431640625zM6151.36286259119-17269.3401309546l87.0815295303146 40.9308174906473 81.7585991914211 48.8090688817683 76.0181235005885 56.2541515088378 69.8560249037155 63.2689533561643 63.268953356157 69.8560249037073 56.2541515088515 76.0181235006021 48.8090688817674 81.7585991914239 40.9308174906355 87.0815295302855 32.6155912544937 91.9915506186262 23.8581897442646 96.4933838050129 14.6517846734541 100.591122372498 4.98800435558496 104.286805795073-4.98800435558496 104.286805795073-14.6517846734532 100.591122372494-23.8581897442673 96.4933838050201-32.6155912544918 91.9915506186208-40.9308174906355 87.0815295302873-48.8090688817674 81.758599191422-56.2541515088515 76.0181235006021-63.268953356157 69.8560249037091-69.8560249037164 63.2689533561643-76.0181235005875 56.2541515088396-81.7585991914357 48.8090688817738-87.0815295302682 40.9308174906273-91.9915506186271 32.6155912544946-96.4933838050329 23.8581897442709-100.591122372487 14.6517846734514-104.286805795072 4.98800435558587-104.286805795072-4.98800435558587-100.591122372487-14.6517846734514-96.4933838050365-23.8581897442727-91.9915506186226-32.6155912544909-87.0815295302709-40.9308174906291-81.7585991914339-48.8090688817738-76.0181235005875-56.2541515088396-69.8560249037128-63.2689533561606-63.2689533561652-69.8560249037164-56.2541515088506-76.0181235006039-48.8090688817683-81.7585991914239-40.9308174906291-87.0815295302709-32.6155912544937-91.9915506186299-23.8581897442673-96.4933838050183-14.6517846734541-100.591122372498-4.98800435558405-104.286805795071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44-32.6155912544855 96.4933838050092-23.85818974426 100.591122372512-14.6517846734605 104.28680579507-4.98800435558223 104.28680579507 4.98800435558223 100.591122372512 14.6517846734605 96.4933838050065 23.85818974426z"/>
          <dr3d:extrude draw:style-name="gr782" draw:layer="layout" svg:viewBox="6373 -19000 2069 2069" svg:d="M7407-16931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6373-16931zM8442-19000z"/>
          <dr3d:extrude draw:style-name="gr783" draw:layer="layout" svg:viewBox="6332.5 -19039.5 2149 2149" svg:d="M7407-16890.5l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49-24.81201171875 0.98361294678125-0.254777123001986 0.937636120099342-0.267921552276675 0.930218515908564-0.292637941067369 0.961360134208917-0.328926289366791 95.75439453125-33.94970703125 0.95704057114835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2954-0.299472594142571 85.19873046875-50.86279296875 0.871359191863121-0.533426105474064 0.823211244792219-0.532701840784284 0.808746780615365-0.554415592825535 0.827965799338926-0.598567361601454 79.2397460937509-58.63818359375 0.814515079669036-0.616886836945923 0.766668525418936-0.611414414044702 0.750128454445076-0.631597589766898 0.764894866748364-0.677436364116147 72.82666015625-65.9594726562536 0.749626226374858-0.694272567478038 0.702554562727528-0.684103343097377 0.684103343094648-0.702554562725709 0.694272567476219-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95.7543945312536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0.0586956975421344-0.999003331737185-0.0798010349481046-0.957112675088865-0.104717330843414-0.954707891767612-0.133444585228062-0.991788981795253-15.2202148437518-104.49365234375-0.15656907522316-0.997865503060893-0.173896987063927-0.953680310736672-0.19892269288539-0.948776084995188-0.23164619268573-0.983152825825528-24.8120117187482-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464-0.37760822319251-0.783997713020653-0.378349897586304-0.744541261308768-0.395127387559114-0.735774885677529-0.427940693107303-0.757698586134211-0.29947259414439-0.510063511002954-50.86279296875-85.19873046875-0.533426105474064-0.87135919186403-0.532701840784284-0.82321124479131-0.554415592825535-0.808746780614456-0.598567361599635-0.827965799340745-58.63818359375-79.2397460937536-0.616886836945923-0.814515079666307-0.611414414044702-0.766668525422574-0.631597589768717-0.750128454441438-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936-0.61141441404834-0.814515079668126-0.616886836942285-79.2397460937509-58.6381835937464-0.827965799338017-0.598567361601454-0.808746780615365-0.554415592825535-0.8232112447904-0.532701840784284-0.87135919186403-0.533426105474064-85.19873046875-50.8627929687536-0.510063511003864-0.299472594142571-0.757698586131482-0.427940693109122-0.735774885679348-0.395127387560933-0.744541261308768-0.378349897586304-0.783997713021563-0.37760822319251-90.70361328125-42.63330078125-0.927405925759558-0.423405889992864-0.899928746768637-0.384020712535857-0.90980696189763-0.359992984653218-0.957040571149264-0.351322706337669-95.75439453125-33.9497070312464-0.961360134208917-0.328926289366791-0.930218515907654-0.292637941063731-0.937636120098432-0.267921552276675-0.98361294678125-0.254777123001986-100.351074218749-24.8120117187536-0.983152825826437-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6437 0.231646192689368-100.35107421875 24.8120117187536-0.98361294678125 0.254777123001986-0.937636120098432 0.267921552276675-0.930218515907654 0.292637941063731-0.961360134208917 0.328926289366791-95.7543945312509 33.9497070312464-0.957040571149264 0.351322706337669-0.90980696189763 0.359992984653218-0.899928746768637 0.384020712535857-0.927405925759558 0.423405889992864-90.70361328125 42.63330078125-0.783997713021563 0.37760822319251-0.744541261308768 0.378349897586304-0.735774885679348 0.395127387560933-0.757698586131482 0.427940693109122-0.510063511003864 0.299472594142571-85.1987304687491 50.8627929687536-0.871359191863121 0.533426105474064-0.82321124479131 0.532701840784284-0.808746780614456 0.554415592825535-0.827965799338926 0.598567361601454-79.23974609375 58.6381835937464-0.814515079668126 0.616886836942285-0.766668525418936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36-0.598567361600544 0.827965799340745-0.554415592825535 0.808746780614456-0.532701840782465 0.82321124479131-0.533426105475883 0.87135919186403-50.86279296875 85.19873046875-0.299472594143481 0.510063511002954-0.427940693108212 0.757698586134211-0.395127387559114 0.735774885677529-0.378349897586304 0.744541261308768-0.37760822319251 0.783997713020653-42.6333007812509 90.7036132812464-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2896 0.983612946776702 0.267921552278494 0.93763612010298 0.29263794106555 0.930218515906745 0.328926289364972 0.961360134213464 33.9497070312491 95.7543945312536 0.351322706341307 0.957040571145626 0.359992984650489 0.909806961899449 0.384020712534038 0.899928746770456 0.423405889993774 0.927405925758649 42.6333007812509 90.7036132812464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4858 0.694272567478038 72.82666015625 65.9594726562536 0.764894866748364 0.677436364116147 0.750128454445076 0.631597589766898 0.766668525418936 0.611414414044702 0.814515079669036 0.616886836945923 79.23974609375 58.63818359375 0.827965799338926 0.598567361601454 0.808746780615365 0.554415592825535 0.82321124479131 0.532701840784284 0.87135919186403 0.533426105474064 85.1987304687491 50.86279296875 0.51006351100295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zM7800.36286259121-18882.3401309546l87.0815295302828 40.9308174906364 81.7585991914348 48.8090688817756 76.0181235005757 56.2541515088269 69.8560249037255 63.2689533561716 63.2689533561479 69.8560249037 56.2541515088633 76.0181235006239 48.8090688817629 81.7585991914166 40.9308174906291 87.0815295302673 32.6155912544928 91.9915506186262 23.8581897442673 96.4933838050274 14.651784673455 100.591122372491 4.98800435558405 104.286805795073-4.98800435558405 104.286805795073-14.651784673455 100.591122372491-23.8581897442673 96.4933838050274-32.6155912544928 91.9915506186299-40.9308174906291 87.0815295302673-48.8090688817629 81.7585991914166-56.2541515088633 76.0181235006239-63.2689533561434 69.8560249036891-69.8560249037319 63.2689533561825-76.018123500583 56.2541515088342-81.7585991914229 48.8090688817683-87.08152953031 40.9308174906437-91.9915506185944 32.6155912544818-96.4933838050174 23.8581897442673-100.591122372505 14.6517846734569-104.286805795072 4.98800435558223-104.286805795072-4.98800435558223-100.591122372505-14.6517846734569-96.4933838050183-23.8581897442673-91.9915506185953-32.6155912544818-87.08152953031-40.9308174906437-81.758599191422-48.8090688817647-76.0181235005821-56.2541515088378-69.8560249037364-63.2689533561861-63.2689533561361-69.8560249036782-56.2541515088615-76.0181235006239-48.8090688817683-81.7585991914239-40.9308174906291-87.0815295302673-32.6155912544955-91.9915506186371-23.8581897442655-96.4933838050129-14.6517846734541-100.591122372498-4.98800435558405-104.286805795073 4.98800435558405-104.286805795073 14.6517846734541-100.591122372498 23.8581897442655-96.4933838050129 32.6155912544955-91.9915506186335 40.9308174906291-87.0815295302673 48.8090688817683-81.7585991914239 56.2541515088578-76.0181235006166 63.2689533561488-69.8560249037 69.8560249037255-63.2689533561716 76.0181235005757-56.2541515088269 81.758599191433-48.8090688817756 87.0815295302828-40.9308174906364 91.991550618649-32.6155912544964 96.4933838049919-23.8581897442637 100.591122372502-14.6517846734569 104.286805795072-4.98800435558223 104.286805795072 4.98800435558223 100.591122372502 14.6517846734569 96.493383804991 23.8581897442637z"/>
          <dr3d:extrude draw:style-name="gr784" draw:layer="layout" svg:viewBox="8022 -20686 2069 2069" svg:d="M9056-18617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8022-18617zM10091-20686z"/>
          <dr3d:extrude draw:style-name="gr785" draw:layer="layout" svg:viewBox="7981.5 -20725.5 2149 2149" svg:d="M9056-18576.5l1.93489002627939-0.0462461496317701 108.182128906252-5.17431640625 0.999003331737185-0.0586956975421344 0.957112675087046-0.0798010349462857 0.95470789177125-0.104717330847052 0.991788981791615-0.133444585226243 104.49365234375-15.22021484375 0.997865503062712-0.156569075217703 0.953680310738491-0.173896987067565 0.948776084993369-0.19892269288539 0.983152825827347-0.231646192689368 100.35107421875-24.8120117187536 0.98361294678034-0.254777123001986 0.937636120099342-0.267921552276675 0.930218515906745-0.292637941063731 0.961360134209826-0.328926289366791 95.75439453125-33.9497070312464 0.957040571149264-0.351322706337669 0.90980696189763-0.359992984653218 0.899928746768637-0.384020712535857 0.927405925758649-0.423405889992864 90.70361328125-42.63330078125 0.783997713020653-0.37760822319251 0.744541261308768-0.378349897586304 0.735774885677529-0.395127387560933 0.757698586134211-0.427940693109122 0.510063511002954-0.299472594142571 85.19873046875-50.86279296875 0.871359191862211-0.533426105477702 0.82321124479131-0.532701840784284 0.808746780616275-0.554415592821897 0.827965799340745-0.598567361601454 79.23974609375-58.63818359375 0.814515079668126-0.616886836942285 0.766668525418936-0.61141441404834 0.750128454445076-0.631597589766898 0.764894866748364-0.677436364116147 72.8266601562482-65.95947265625 0.749626226373948-0.694272567478038 0.702554562729347-0.684103343097377 0.684103343093739-0.702554562725709 0.694272567476219-0.749626226373948 65.9594726562518-72.82666015625 0.677436364116147-0.764894866748364 0.631597589768717-0.750128454441438 0.611414414044702-0.766668525422574 0.616886836945923-0.814515079666307 58.6381835937482-79.2397460937536 0.598567361601454-0.827965799340745 0.554415592825535-0.808746780614456 0.532701840780646-0.82321124479131 0.533426105475883-0.87135919186403 50.8627929687518-85.19873046875 0.29947259414439-0.510063511002954 0.427940693107303-0.757698586134211 0.395127387559114-0.735774885677529 0.378349897586304-0.744541261308768 0.37760822319251-0.783997713020653 42.63330078125-90.7036132812464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482-100.35107421875 0.23164619268573-0.983152825825528 0.19892269288539-0.948776084995188 0.173896987063927-0.953680310736672 0.15656907522316-0.997865503060893 15.2202148437518-104.49365234375 0.133444585228062-0.991788981795253 0.104717330843414-0.954707891767612 0.0798010349481046-0.957112675088865 0.0586956975421344-0.999003331737185 5.17431640624818-108.18212890625 0.0462461496317701-1.93489002627757-0.0462461496317701-1.93489002627757-5.17431640624818-108.182128906254-0.0586956975421344-0.999003331737185-0.0798010349481046-0.957112675085227-0.104717330843414-0.954707891774888-0.133444585228062-0.991788981791615-15.2202148437518-104.49365234375-0.15656907522316-0.997865503060893-0.173896987063927-0.95368031074031-0.19892269288539-0.94877608499155-0.23164619268573-0.983152825825528-24.8120117187482-100.351074218746-0.254777123003805-0.983612946776702-0.267921552278494-0.93763612010298-0.29263794106555-0.930218515906745-0.328926289364972-0.961360134213464-33.94970703125-95.7543945312536-0.351322706343126-0.957040571145626-0.35999298464958-0.909806961899449-0.384020712532219-0.899928746770456-0.423405889994683-0.927405925758649-42.63330078125-90.7036132812464-0.37760822319251-0.783997713020653-0.378349897586304-0.744541261308768-0.395127387559114-0.735774885681167-0.427940693107303-0.757698586130573-0.29947259414439-0.510063511002954-50.8627929687518-85.19873046875-0.533426105475883-0.871359191867668-0.532701840780646-0.823211244787672-0.554415592825535-0.808746780618094-0.598567361601454-0.827965799337107-58.6381835937482-79.23974609375-0.616886836945923-0.814515079666307-0.611414414044702-0.766668525422574-0.631597589768717-0.750128454441438-0.677436364116147-0.764894866748364-65.9594726562518-72.82666015625-0.694272567476219-0.749626226373948-0.684103343095558-0.702554562725709-0.702554562727528-0.684103343097377-0.749626226373948-0.694272567478038-72.8266601562482-65.9594726562536-0.764894866750183-0.677436364116147-0.750128454445076-0.631597589766898-0.766668525418936-0.611414414044702-0.814515079668126-0.616886836945923-79.23974609375-58.6381835937464-0.827965799338926-0.598567361601454-0.808746780616275-0.554415592821897-0.82321124479131-0.532701840784284-0.871359191862211-0.533426105477702-85.19873046875-50.86279296875-0.510063511002954-0.299472594142571-0.757698586130573-0.427940693109122-0.735774885677529-0.395127387557295-0.744541261308768-0.378349897586304-0.783997713022472-0.37760822319251-90.70361328125-42.6333007812536-0.927405925760468-0.423405889992864-0.899928746766818-0.384020712535857-0.909806961899449-0.359992984653218-0.957040571149264-0.351322706341307-95.75439453125-33.9497070312464-0.961360134209826-0.328926289363153-0.930218515906745-0.292637941067369-0.937636120101161-0.267921552276675-0.98361294678034-0.254777123001986-100.35107421875-24.81201171875-0.983152825825528-0.231646192689368-0.948776084993369-0.19892269288539-0.95368031074031-0.173896987067565-0.997865503060893-0.156569075217703-104.49365234375-15.22021484375-0.991788981791615-0.133444585226243-0.95470789177125-0.104717330847052-0.957112675087046-0.0798010349462857-0.999003331737185-0.0586956975421344-108.182128906252-5.17431640625-1.93489002627939-0.0462461496317701-1.93489002627939 0.0462461496317701-108.182128906248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3153-95.75439453125 33.9497070312464-0.957040571149264 0.351322706341307-0.909806961899449 0.359992984653218-0.899928746766818 0.384020712535857-0.927405925760468 0.423405889992864-90.70361328125 42.6333007812536-0.783997713022472 0.37760822319251-0.744541261308768 0.378349897586304-0.735774885677529 0.395127387557295-0.757698586130573 0.427940693109122-0.510063511002954 0.299472594142571-85.19873046875 50.86279296875-0.871359191862211 0.533426105477702-0.82321124479131 0.532701840784284-0.808746780616275 0.554415592821897-0.827965799338926 0.598567361601454-79.2397460937518 58.6381835937464-0.814515079668126 0.616886836945923-0.766668525418936 0.611414414044702-0.750128454446894 0.631597589766898-0.764894866748364 0.677436364116147-72.82666015625 65.9594726562536-0.749626226373948 0.694272567478038-0.702554562729347 0.684103343097377-0.684103343093739 0.702554562725709-0.694272567476219 0.749626226373948-65.9594726562482 72.82666015625-0.677436364116147 0.764894866748364-0.631597589766898 0.750128454445076-0.611414414044702 0.766668525418936-0.616886836945923 0.814515079666307-58.6381835937509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464-0.423405889993774 0.927405925758649-0.384020712534038 0.899928746770456-0.359992984650489 0.909806961899449-0.351322706341307 0.957040571145626-33.9497070312491 95.7543945312536-0.328926289364972 0.961360134209826-0.29263794106555 0.930218515906745-0.267921552278494 0.937636120099342-0.254777123002896 0.98361294678034-24.81201171875 100.351074218746-0.23164619268664 0.983152825825528-0.198922692886299 0.948776084995188-0.173896987064836 0.95368031074031-0.156569075221341 0.997865503060893-15.2202148437509 104.49365234375-0.133444585228972 0.991788981791615-0.104717330842504 0.954707891774888-0.0798010349481046 0.957112675085227-0.0586956975421344 0.999003331737185-5.17431640624909 108.182128906254-0.0462461496317701 1.93489002627757 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464 0.37760822319251 0.783997713020653 0.378349897586304 0.744541261308768 0.395127387559114 0.735774885677529 0.427940693108212 0.757698586134211 0.299472594143481 0.510063511002954 50.86279296875 85.19873046875 0.533426105475883 0.87135919186403 0.532701840782465 0.82321124479131 0.554415592825535 0.808746780614456 0.598567361600544 0.827965799340745 58.6381835937491 79.2397460937536 0.616886836945923 0.814515079666307 0.611414414044702 0.766668525418936 0.631597589768717 0.750128454445076 0.677436364116147 0.764894866748364 65.9594726562482 72.82666015625 0.694272567476219 0.749626226373948 0.684103343095558 0.702554562725709 0.702554562727528 0.684103343097377 0.749626226375767 0.694272567478038 72.82666015625 65.95947265625 0.764894866748364 0.677436364116147 0.750128454445076 0.631597589766898 0.766668525418936 0.61141441404834 0.814515079668126 0.616886836942285 79.2397460937518 58.63818359375 0.827965799338926 0.598567361601454 0.808746780616275 0.554415592821897 0.82321124479131 0.532701840784284 0.871359191862211 0.533426105477702 85.19873046875 50.86279296875 0.510063511002954 0.299472594142571 0.757698586134211 0.427940693109122 0.735774885677529 0.395127387560933 0.744541261308768 0.378349897586304 0.783997713020653 0.37760822319251 90.70361328125 42.63330078125 0.927405925758649 0.423405889992864 0.899928746768637 0.384020712535857 0.90980696189763 0.359992984653218 0.957040571149264 0.351322706337669 95.75439453125 33.9497070312464 0.961360134209826 0.328926289366791 0.930218515906745 0.292637941063731 0.937636120099342 0.267921552276675 0.98361294678034 0.254777123001986 100.35107421875 24.8120117187536 0.983152825827347 0.231646192689368 0.948776084993369 0.19892269288539 0.953680310738491 0.173896987067565 0.997865503062712 0.156569075217703 104.49365234375 15.22021484375 0.991788981793434 0.133444585226243 0.95470789177125 0.104717330847052 0.957112675085227 0.0798010349462857 0.999003331737185 0.0586956975421344 108.182128906248 5.17431640625zM9449.36286259124-20568.3401309546l87.08152953024 40.9308174906146 81.7585991914475 48.8090688817829 76.018123500573 56.2541515088269 69.8560249037328 63.2689533561861 63.2689533561406 69.8560249036855 56.2541515088669 76.0181235006276 48.8090688817665 81.7585991914166 40.9308174906273 87.0815295302673 32.6155912544928 91.9915506186299 23.8581897442673 96.4933838050238 14.651784673455 100.591122372491 4.98800435558405 104.286805795076-4.98800435558405 104.286805795073-14.651784673455 100.591122372491-23.8581897442673 96.4933838050274-32.6155912544928 91.9915506186262-40.9308174906273 87.0815295302673-48.8090688817665 81.7585991914166-56.2541515088669 76.0181235006312-63.2689533561406 69.8560249036855-69.8560249037237 63.2689533561752-76.018123500593 56.2541515088415-81.7585991914148 48.8090688817647-87.0815295302855 40.9308174906328-91.9915506186517 32.6155912545-96.4933838049947 23.8581897442637-100.591122372498 14.6517846734569-104.286805795075 4.98800435558223-104.286805795071-4.98800435558223-100.591122372498-14.6517846734569-96.4933838049947-23.8581897442637-91.9915506186517-32.6155912545-87.0815295302855-40.9308174906328-81.7585991914257-48.8090688817683-76.0181235005857-56.2541515088378-69.8560249037164-63.2689533561643-63.2689533561443-69.8560249036964-56.2541515088688-76.0181235006312-48.8090688817638-81.7585991914166-40.9308174906291-87.0815295302673-32.6155912544955-91.9915506186335-23.8581897442655-96.4933838050129-14.6517846734541-100.591122372498-4.98800435558405-104.286805795073 4.98800435558405-104.286805795076 14.6517846734532-100.591122372491 23.85818974427-96.4933838050238 32.6155912544918-91.9915506186299 40.9308174906291-87.0815295302673 48.8090688817711-81.7585991914311 56.2541515088506-76.0181235006021 63.2689533561479-69.8560249037 69.8560249037346-63.2689533561825 76.0181235005748-56.2541515088269 81.7585991914475-48.8090688817829 87.08152953024-40.9308174906146 91.991550618679-32.6155912545073 96.4933838049856-23.85818974426 100.591122372503-14.6517846734569 104.286805795071-4.98800435558223 104.286805795075 4.98800435558223 100.591122372503 14.6517846734569 96.4933838049856 23.85818974426z"/>
          <dr3d:extrude draw:style-name="gr786" draw:layer="layout" svg:viewBox="9672 -22334 2069 2069" svg:d="M10706-20265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9672-20265zM11741-22334z"/>
          <dr3d:extrude draw:style-name="gr787" draw:layer="layout" svg:viewBox="9631.5 -22373.5 2149 2149" svg:d="M10706-20224.5l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2954-0.299472594142571 85.19873046875-50.86279296875 0.87135919186403-0.533426105474064 0.82321124479131-0.532701840784284 0.808746780616275-0.554415592825535 0.827965799338926-0.598567361601454 79.23974609375-58.6381835937536 0.814515079668126-0.616886836942285 0.766668525417117-0.61141441404834 0.750128454445076-0.631597589766898 0.764894866748364-0.677436364116147 72.82666015625-65.95947265625 0.749626226377586-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18-95.75439453125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4773 0.299472594142571-85.19873046875 50.8627929687536-0.87135919186403 0.533426105474064-0.823211244789491 0.532701840784284-0.808746780616275 0.554415592825535-0.827965799337107 0.598567361601454-79.23974609375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0.0462461496317701 1.93489002627757 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 0.351322706343126 0.957040571149264 0.35999298464958 0.909806961899449 0.384020712532219 0.89992874676318 0.423405889994683 0.927405925762287 42.63330078125 90.70361328125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7586 0.694272567478038 72.82666015625 65.95947265625 0.764894866748364 0.677436364116147 0.750128454445076 0.631597589766898 0.766668525417117 0.61141441404834 0.814515079668126 0.616886836942285 79.23974609375 58.6381835937536 0.827965799338926 0.598567361601454 0.808746780616275 0.554415592825535 0.82321124479131 0.532701840784284 0.87135919186403 0.533426105474064 85.19873046875 50.86279296875 0.510063511002954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zM11099.3628625912-22216.3401309546l87.0815295303091 40.9308174906473 81.7585991914421 48.8090688817829 76.0181235005766 56.2541515088269 69.8560249037164 63.2689533561643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32.6155912544946 91.9915506186262-40.9308174906291 87.0815295302709-48.8090688817629 81.7585991914166-56.2541515088688 76.0181235006312-63.2689533561461 69.8560249036927-69.8560249037091 63.268953356157-76.0181235006021 56.2541515088524-81.7585991914148 48.8090688817647-87.0815295303164 40.9308174906437-91.9915506185916 32.6155912544818-96.4933838050165 23.8581897442673-100.591122372505 14.6517846734569-104.286805795073 4.98800435558223-104.286805795073-4.98800435558223-100.591122372503-14.6517846734569-96.4933838050183-23.8581897442673-91.9915506185916-32.6155912544818-87.0815295303164-40.9308174906437-81.7585991914148-48.8090688817647-76.0181235006021-56.2541515088524-69.8560249037091-63.268953356157-63.2689533561461-69.8560249036927-56.2541515088688-76.0181235006312-48.8090688817629-81.7585991914166-40.9308174906291-87.0815295302709-32.6155912544928-91.9915506186262-23.8581897442691-96.4933838050274-14.6517846734532-100.591122372491-4.98800435558587-104.286805795073 4.98800435558587-104.286805795073 14.6517846734532-100.591122372491 23.8581897442691-96.4933838050274 32.6155912544928-91.9915506186262 40.9308174906291-87.0815295302709 48.8090688817701-81.7585991914311 56.2541515088506-76.0181235006021 63.268953356157-69.8560249037073 69.8560249037164-63.2689533561643 76.0181235005766-56.2541515088269 81.7585991914421-48.8090688817829 87.0815295303091-40.9308174906473 91.9915506185898-32.6155912544782 96.4933838050183-23.8581897442673 100.591122372503-14.6517846734569 104.286805795073-4.98800435558223 104.286805795073 4.98800435558223 100.591122372505 14.6517846734569 96.4933838050183 23.8581897442673z"/>
          <dr3d:extrude draw:style-name="gr788" draw:layer="layout" svg:viewBox="11318 -23981 2069 2069" svg:d="M12352-21912l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5.17431640625 108.18212890625 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zM11318-21912zM13387-23981z"/>
          <dr3d:extrude draw:style-name="gr789" draw:layer="layout" svg:viewBox="11277.5 -24020.5 2149 2149" svg:d="M12352-21871.5l1.93489002627757-0.0462461496317701 108.18212890625-5.17431640624636 0.999003331737185-0.0586956975457724 0.957112675088865-0.0798010349462857 0.95470789177125-0.104717330839776 0.991788981793434-0.133444585229881 104.49365234375-15.2202148437536 0.997865503060893-0.156569075217703 0.953680310738491-0.173896987067565 0.948776084993369-0.19892269288539 0.983152825825528-0.231646192689368 100.351074218748-24.81201171875 0.98361294678034-0.254777123001986 0.937636120099342-0.267921552276675 0.930218515908564-0.292637941067369 0.961360134209826-0.328926289363153 95.75439453125-33.9497070312464 0.957040571147445-0.351322706341307 0.909806961899449-0.359992984653218 0.899928746766818-0.384020712532219 0.927405925760468-0.423405889992864 90.7036132812518-42.63330078125 0.783997713020653-0.37760822319251 0.744541261308768-0.378349897586304 0.735774885677529-0.395127387557295 0.757698586134211-0.42794069311276 0.510063511002954-0.299472594142571 85.19873046875-50.86279296875 0.871359191862211-0.533426105474064 0.82321124479131-0.532701840784284 0.808746780616275-0.554415592825535 0.827965799340745-0.598567361601454 79.23974609375-58.63818359375 0.814515079668126-0.616886836945923 0.766668525418936-0.611414414044702 0.750128454445076-0.631597589766898 0.764894866748364-0.677436364116147 72.82666015625-65.9594726562536 0.749626226375767-0.694272567478038 0.702554562725709-0.684103343097377 0.684103343093739-0.702554562725709 0.694272567478038-0.749626226373948 65.9594726562482-72.8266601562464 0.677436364117966-0.764894866744726 0.631597589766898-0.750128454448713 0.611414414042883-0.766668525415298 0.616886836945923-0.814515079669945 58.6381835937518-79.2397460937536 0.598567361601454-0.827965799337107 0.554415592825535-0.808746780618094 0.532701840784284-0.823211244787672 0.533426105474064-0.871359191867668 50.8627929687482-85.19873046875 0.29947259414439-0.510063511002954 0.427940693109122-0.757698586130573 0.395127387557295-0.735774885681167 0.378349897586304-0.744541261308768 0.37760822319251-0.783997713020653 42.6333007812518-90.7036132812464 0.423405889994683-0.927405925758649 0.384020712532219-0.899928746770456 0.35999298464958-0.909806961899449 0.351322706343126-0.957040571145626 33.94970703125-95.7543945312536 0.328926289364972-0.961360134209826 0.29263794106555-0.930218515906745 0.267921552278494-0.937636120099342 0.254777123003805-0.98361294678034 24.81201171875-100.351074218746 0.23164619268573-0.983152825825528 0.19892269288539-0.948776084995188 0.173896987065746-0.95368031074031 0.156569075221341-0.997865503060893 15.22021484375-104.49365234375 0.133444585228062-0.991788981791615 0.104717330843414-0.954707891774888 0.0798010349481046-0.957112675085227 0.0586956975421344-0.999003331737185 5.17431640625-108.182128906254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4031-0.19892269288539-0.948776084995188-0.23164619268573-0.983152825825528-24.81201171875-100.351074218746-0.254777123003805-0.983612946776702-0.267921552278494-0.93763612010298-0.29263794106555-0.930218515906745-0.328926289364972-0.961360134209826-33.94970703125-95.7543945312536-0.351322706343126-0.957040571149264-0.35999298464958-0.909806961899449-0.384020712532219-0.89992874676318-0.423405889994683-0.927405925762287-42.6333007812518-90.7036132812464-0.37760822319251-0.783997713020653-0.378349897586304-0.744541261308768-0.395127387557295-0.735774885677529-0.427940693109122-0.757698586134211-0.29947259414439-0.510063511002954-50.8627929687482-85.19873046875-0.533426105474064-0.87135919186403-0.532701840784284-0.82321124479131-0.554415592825535-0.808746780614456-0.598567361601454-0.827965799340745-58.6381835937518-79.2397460937536-0.616886836945923-0.814515079666307-0.611414414042883-0.766668525418936-0.631597589766898-0.750128454445076-0.677436364117966-0.764894866748364-65.9594726562482-72.82666015625-0.694272567478038-0.749626226373948-0.684103343093739-0.702554562725709-0.702554562725709-0.684103343097377-0.749626226377586-0.694272567478038-72.82666015625-65.95947265625-0.764894866748364-0.677436364116147-0.750128454445076-0.631597589766898-0.766668525418936-0.61141441404834-0.814515079668126-0.616886836942285-79.23974609375-58.6381835937464-0.827965799337107-0.598567361601454-0.808746780616275-0.554415592825535-0.823211244789491-0.532701840784284-0.87135919186403-0.533426105474064-85.19873046875-50.8627929687536-0.510063511004773-0.299472594142571-0.757698586134211-0.427940693109122-0.735774885677529-0.395127387560933-0.744541261308768-0.378349897586304-0.783997713020653-0.37760822319251-90.7036132812518-42.63330078125-0.927405925760468-0.423405889992864-0.899928746766818-0.384020712535857-0.909806961899449-0.359992984653218-0.957040571147445-0.351322706337669-95.75439453125-33.9497070312464-0.961360134209826-0.328926289366791-0.930218515906745-0.292637941063731-0.937636120099342-0.267921552276675-0.98361294678034-0.254777123001986-100.351074218748-24.8120117187536-0.983152825827347-0.231646192689368-0.948776084993369-0.19892269288539-0.953680310738491-0.173896987067565-0.997865503062712-0.156569075217703-104.49365234375-15.22021484375-0.991788981793434-0.133444585226243-0.95470789177125-0.104717330847052-0.957112675085227-0.0798010349462857-0.999003331737185-0.0586956975421344-108.18212890625-5.17431640625-1.93489002627939-0.0462461496317701-1.93489002627939 0.0462461496317701-108.182128906252 5.17431640625-0.999003331737185 0.0586956975421344-0.957112675085227 0.0798010349462857-0.954707891773069 0.104717330847052-0.991788981791615 0.133444585226243-104.49365234375 15.22021484375-0.997865503062712 0.156569075217703-0.953680310738491 0.173896987067565-0.948776084993369 0.19892269288539-0.983152825827347 0.231646192689368-100.351074218748 24.8120117187536-0.98361294678034 0.254777123001986-0.937636120099342 0.267921552276675-0.930218515906745 0.292637941063731-0.961360134209826 0.328926289366791-95.75439453125 33.9497070312464-0.957040571149264 0.351322706337669-0.90980696189763 0.359992984653218-0.899928746768637 0.384020712535857-0.927405925758649 0.423405889992864-90.7036132812518 42.63330078125-0.783997713022472 0.37760822319251-0.744541261308768 0.378349897586304-0.735774885677529 0.395127387560933-0.757698586132392 0.427940693109122-0.510063511004773 0.299472594142571-85.19873046875 50.8627929687536-0.871359191862211 0.533426105474064-0.82321124479131 0.532701840784284-0.808746780616275 0.554415592825535-0.827965799337107 0.598567361601454-79.2397460937482 58.6381835937464-0.814515079668126 0.616886836942285-0.766668525418936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8717 0.750128454441438-0.611414414044702 0.766668525422574-0.616886836945923 0.814515079666307-58.63818359375 79.2397460937536-0.598567361599635 0.827965799340745-0.554415592825535 0.808746780614456-0.532701840784284 0.82321124479131-0.533426105474064 0.87135919186403-50.86279296875 85.19873046875-0.29947259414439 0.510063511002954-0.427940693107303 0.757698586134211-0.395127387559114 0.735774885677529-0.378349897586304 0.744541261308768-0.37760822319251 0.783997713020653-42.6333007812518 90.7036132812464-0.423405889992864 0.927405925762287-0.384020712535857 0.89992874676318-0.35999298464958 0.909806961899449-0.351322706341307 0.957040571149264-33.94970703125 95.7543945312536-0.328926289363153 0.961360134209826-0.292637941067369 0.930218515906745-0.267921552278494 0.93763612010298-0.254777123003805 0.98361294678034-24.8120117187482 100.351074218746-0.23164619268573 0.983152825825528-0.19892269288539 0.948776084995188-0.173896987065746 0.953680310736672-0.156569075221341 0.997865503060893-15.2202148437518 104.49365234375-0.133444585228062 0.991788981795253-0.104717330843414 0.954707891767612-0.0798010349499236 0.957112675088865-0.0586956975403155 0.999003331737185-5.17431640624818 108.18212890625-0.0462461496317701 1.93489002627757 0.0462461496317701 1.93489002627757 5.17431640624818 108.182128906254 0.0586956975403155 0.999003331737185 0.0798010349499236 0.957112675085227 0.104717330843414 0.954707891774888 0.133444585228062 0.991788981791615 15.2202148437518 104.49365234375 0.156569075221341 0.997865503060893 0.173896987065746 0.95368031074031 0.19892269288539 0.94877608499155 0.23164619268573 0.983152825825528 24.8120117187482 100.351074218746 0.254777123003805 0.983612946776702 0.267921552278494 0.93763612010298 0.292637941067369 0.930218515906745 0.328926289363153 0.961360134213464 33.94970703125 95.7543945312536 0.351322706341307 0.957040571145626 0.35999298464958 0.909806961899449 0.384020712535857 0.899928746770456 0.423405889992864 0.927405925758649 42.6333007812518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48364 0.677436364116147 0.750128454445076 0.631597589766898 0.766668525418936 0.611414414044702 0.814515079668126 0.616886836945923 79.2397460937482 58.63818359375 0.827965799338926 0.598567361601454 0.808746780616275 0.554415592825535 0.82321124479131 0.532701840784284 0.87135919186403 0.533426105474064 85.19873046875 50.86279296875 0.510063511002954 0.299472594142571 0.757698586132392 0.42794069311276 0.735774885677529 0.395127387557295 0.744541261308768 0.378349897586304 0.783997713022472 0.37760822319251 90.7036132812518 42.63330078125 0.927405925758649 0.423405889992864 0.899928746768637 0.384020712532219 0.90980696189763 0.359992984653218 0.957040571149264 0.351322706341307 95.75439453125 33.9497070312464 0.961360134209826 0.328926289363153 0.930218515906745 0.292637941067369 0.937636120101161 0.267921552276675 0.98361294678034 0.254777123001986 100.351074218748 24.81201171875 0.983152825825528 0.231646192689368 0.948776084993369 0.19892269288539 0.953680310738491 0.173896987067565 0.997865503060893 0.156569075217703 104.49365234375 15.2202148437536 0.991788981793434 0.133444585229881 0.954707891773069 0.104717330839776 0.957112675087046 0.0798010349462857 0.999003331737185 0.0586956975457724 108.182128906252 5.17431640624636zM12745.3628625912-23863.3401309546l87.0815295302782 40.9308174906291 81.7585991914421 48.8090688817829 76.0181235005766 56.2541515088269 69.8560249037164 63.2689533561643 63.2689533561552 69.8560249037073 56.2541515088506 76.0181235006057 48.8090688817701 81.7585991914311 40.9308174906309 87.0815295302673 32.6155912544909 91.9915506186226 23.8581897442727 96.493383805042 14.6517846734514 100.59112237248 4.98800435558587 104.286805795073-4.98800435558587 104.286805795076-14.6517846734514 100.59112237248-23.8581897442727 96.493383805042-32.6155912544909 91.9915506186226-40.9308174906309 87.0815295302673-48.8090688817701 81.7585991914311-56.2541515088506 76.0181235006057-63.2689533561479 69.8560249036927-69.8560249037273 63.2689533561788-76.0181235005912 56.2541515088415-81.7585991914148 48.8090688817647-87.0815295302873 40.9308174906328-91.9915506186553 32.6155912545-96.4933838049819 23.85818974426-100.591122372509 14.6517846734605-104.286805795069 4.9880043555786-104.286805795071-4.9880043555786-100.591122372509-14.6517846734605-96.4933838049819-23.85818974426-91.9915506186553-32.6155912545-87.0815295302873-40.9308174906328-81.7585991914148-48.8090688817647-76.0181235005894-56.2541515088415-69.8560249037273-63.2689533561788-63.2689533561388-69.8560249036818-56.2541515088688-76.0181235006312-48.8090688817647-81.7585991914166-40.9308174906291-87.0815295302673-32.6155912544928-91.9915506186299-23.8581897442673-96.4933838050238-14.651784673455-100.591122372491-4.98800435558405-104.286805795076 4.98800435558405-104.286805795073 14.651784673455-100.591122372491 23.8581897442673-96.4933838050238 32.6155912544928-91.9915506186299 40.9308174906291-87.0815295302673 48.8090688817647-81.7585991914166 56.2541515088688-76.0181235006312 63.2689533561461-69.8560249036964 69.8560249037164-63.2689533561643 76.0181235005748-56.2541515088269 81.7585991914421-48.8090688817829 87.0815295302782-40.9308174906291 91.9915506186517-32.6155912545 96.4933838049928-23.8581897442637 100.591122372498-14.6517846734569 104.286805795075-4.98800435558223 104.286805795073 4.98800435558223 100.591122372498 14.6517846734569 96.4933838049928 23.8581897442637z"/>
          <dr3d:extrude draw:style-name="gr790" draw:layer="layout" svg:viewBox="4725 -23981 2069 2069" svg:d="M4725-22947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4725-23981zM6794-21912z"/>
          <dr3d:extrude draw:style-name="gr791" draw:layer="layout" svg:viewBox="4684.5 -24021.5 2149 2149" svg:d="M4684.5-22947l0.0462461496317701 1.93489002627757 5.17431640625 108.18212890625 0.0586956975421344 0.999003331737185 0.0798010349481046 0.957112675085227 0.104717330843414 0.954707891774888 0.133444585228062 0.991788981791615 15.2202148437509 104.49365234375 0.156569075222251 0.997865503060893 0.173896987064836 0.95368031074031 0.198922692886299 0.948776084995188 0.23164619268573 0.983152825825528 24.81201171875 100.351074218746 0.254777123003805 0.98361294678034 0.267921552277585 0.937636120099342 0.29263794106555 0.930218515906745 0.328926289364972 0.961360134209826 33.9497070312491 95.7543945312536 0.351322706340397 0.957040571145626 0.359992984650489 0.909806961899449 0.384020712535857 0.899928746770456 0.423405889992864 0.927405925758649 42.6333007812509 90.7036132812464 0.377608223191601 0.783997713020653 0.378349897586304 0.744541261308768 0.395127387559114 0.735774885681167 0.427940693109122 0.757698586130573 0.299472594143481 0.510063511002954 50.86279296875 85.19873046875 0.533426105474973 0.871359191867668 0.532701840783375 0.823211244787672 0.554415592824626 0.808746780618094 0.598567361601454 0.827965799337107 58.6381835937491 79.2397460937536 0.616886836945923 0.814515079669945 0.611414414044702 0.766668525415298 0.631597589767807 0.750128454448713 0.677436364116147 0.764894866744726 65.95947265625 72.82666015625 0.694272567477128 0.749626226377586 0.684103343094648 0.702554562725709 0.702554562726618 0.684103343097377 0.749626226375767 0.6942725674744 72.8266601562509 65.95947265625 0.764894866748364 0.677436364116147 0.750128454445076 0.631597589766898 0.766668525418936 0.611414414044702 0.814515079669036 0.616886836945923 79.2397460937491 58.6381835937464 0.827965799338926 0.598567361601454 0.808746780614456 0.554415592821897 0.82321124479131 0.532701840784284 0.871359191863121 0.533426105477702 85.19873046875 50.8627929687536 0.510063511003864 0.299472594142571 0.757698586130573 0.42794069311276 0.735774885679348 0.395127387557295 0.744541261309678 0.378349897586304 0.783997713021563 0.37760822319251 90.70361328125 42.63330078125 0.927405925759558 0.423405889992864 0.899928746768637 0.384020712532219 0.909806961898539 0.359992984653218 0.957040571148355 0.351322706341307 95.75439453125 33.9497070312464 0.961360134208917 0.328926289363153 0.930218515907654 0.292637941067369 0.937636120098432 0.267921552276675 0.98361294678125 0.254777123001986 100.351074218751 24.8120117187536 0.983152825825528 0.23164619268573 0.948776084994279 0.198922692889028 0.953680310739401 0.173896987063927 0.997865503060893 0.156569075221341 104.49365234375 15.22021484375 0.991788981793434 0.133444585229881 0.95470789177125 0.104717330839776 0.957112675085227 0.0798010349462857 0.999003331738095 0.0586956975457724 108.18212890625 5.17431640625 1.93489002627939 0.0462461496317701 1.93489002627939-0.0462461496317701 108.182128906249-5.17431640625 0.999003331737185-0.0586956975457724 0.957112675086137-0.0798010349462857 0.954707891772159-0.104717330839776 0.991788981792524-0.133444585229881 104.49365234375-15.22021484375 0.997865503061803-0.156569075221341 0.953680310738491-0.173896987063927 0.948776084993369-0.198922692889028 0.983152825826437-0.23164619268573 100.35107421875-24.8120117187536 0.98361294678125-0.254777123001986 0.937636120098432-0.267921552276675 0.930218515907654-0.292637941067369 0.961360134208917-0.328926289363153 95.75439453125-33.9497070312464 0.957040571148355-0.351322706341307 0.909806961898539-0.359992984653218 0.899928746768637-0.384020712532219 0.927405925759558-0.423405889992864 90.70361328125-42.63330078125 0.783997713021563-0.37760822319251 0.744541261309678-0.378349897586304 0.735774885679348-0.395127387557295 0.757698586130573-0.42794069311276 0.510063511003864-0.299472594142571 85.19873046875-50.8627929687536 0.871359191863121-0.533426105477702 0.82321124479131-0.532701840784284 0.808746780614456-0.554415592821897 0.827965799338926-0.598567361601454 79.23974609375-58.6381835937464 0.814515079668126-0.616886836945923 0.766668525418936-0.611414414044702 0.750128454445076-0.631597589766898 0.764894866749273-0.677436364116147 72.8266601562509-65.95947265625 0.749626226375767-0.6942725674744 0.702554562727528-0.684103343097377 0.684103343094648-0.702554562725709 0.694272567477128-0.749626226377586 65.9594726562491-72.82666015625 0.677436364115238-0.764894866744726 0.631597589768717-0.750128454448713 0.611414414044702-0.766668525415298 0.616886836945014-0.814515079669945 58.6381835937509-79.2397460937536 0.598567361601454-0.827965799337107 0.554415592824626-0.808746780618094 0.532701840783375-0.823211244787672 0.533426105474973-0.871359191867668 50.8627929687491-85.19873046875 0.299472594143481-0.510063511002954 0.427940693108212-0.757698586130573 0.395127387559114-0.735774885681167 0.378349897586304-0.744541261308768 0.37760822319251-0.783997713020653 42.63330078125-90.7036132812464 0.423405889992864-0.927405925758649 0.384020712535857-0.899928746770456 0.359992984650489-0.909806961899449 0.351322706340397-0.957040571145626 33.94970703125-95.7543945312536 0.328926289364972-0.961360134209826 0.29263794106555-0.930218515906745 0.267921552278494-0.937636120099342 0.254777123002896-0.98361294678034 24.8120117187509-100.351074218746 0.23164619268664-0.983152825825528 0.198922692886299-0.948776084995188 0.173896987063927-0.95368031074031 0.156569075222251-0.997865503060893 15.2202148437491-104.49365234375 0.133444585228062-0.991788981791615 0.104717330843414-0.954707891774888 0.0798010349481046-0.957112675085227 0.0586956975421344-0.999003331737185 5.17431640625-108.18212890625 0.0462461496317701-1.93489002627757-0.0462461496317701-1.93489002627757-5.17431640625-108.182128906254-0.0586956975421344-0.999003331737185-0.0798010349481046-0.957112675088865-0.104717330843414-0.954707891767612-0.133444585228062-0.991788981795253-15.2202148437491-104.49365234375-0.156569075222251-0.997865503060893-0.173896987063927-0.95368031074031-0.198922692886299-0.948776084995188-0.23164619268664-0.983152825825528-24.8120117187509-100.351074218746-0.254777123002896-0.983612946776702-0.267921552278494-0.93763612010298-0.29263794106555-0.930218515906745-0.328926289364972-0.961360134209826-33.94970703125-95.7543945312536-0.351322706340397-0.957040571149264-0.359992984650489-0.909806961899449-0.384020712535857-0.89992874676318-0.423405889992864-0.927405925762287-42.63330078125-90.7036132812464-0.37760822319251-0.783997713020653-0.378349897586304-0.744541261308768-0.395127387559114-0.735774885677529-0.427940693108212-0.757698586134211-0.299472594143481-0.510063511002954-50.8627929687491-85.19873046875-0.533426105474973-0.87135919186403-0.532701840783375-0.82321124479131-0.554415592824626-0.808746780614456-0.598567361601454-0.827965799340745-58.6381835937509-79.2397460937536-0.616886836945923-0.814515079666307-0.611414414044702-0.766668525422574-0.631597589767807-0.750128454441438-0.677436364116147-0.764894866748364-65.9594726562491-72.8266601562464-0.694272567477128-0.749626226377586-0.684103343093739-0.702554562725709-0.702554562726618-0.684103343097377-0.749626226375767-0.6942725674744-72.8266601562509-65.9594726562536-0.764894866748364-0.677436364116147-0.750128454445076-0.631597589766898-0.766668525418936-0.61141441404834-0.814515079669036-0.616886836942285-79.23974609375-58.63818359375-0.827965799338926-0.598567361601454-0.808746780615365-0.554415592821897-0.82321124479131-0.532701840784284-0.87135919186403-0.533426105477702-85.19873046875-50.86279296875-0.510063511002954-0.299472594142571-0.757698586130573-0.427940693109122-0.735774885679348-0.395127387560933-0.744541261309678-0.378349897586304-0.783997713021563-0.37760822319251-90.70361328125-42.63330078125-0.927405925759558-0.423405889992864-0.899928746768637-0.384020712535857-0.909806961898539-0.359992984653218-0.957040571148355-0.351322706337669-95.75439453125-33.9497070312464-0.961360134208917-0.328926289366791-0.930218515908564-0.292637941063731-0.937636120098432-0.267921552276675-0.98361294678125-0.254777123001986-100.35107421875-24.81201171875-0.983152825825528-0.23164619268573-0.948776084993369-0.198922692889028-0.953680310738491-0.173896987063927-0.997865503060893-0.156569075221341-104.49365234375-15.2202148437536-0.991788981793434-0.133444585226243-0.95470789177125-0.104717330847052-0.957112675087046-0.0798010349462857-0.999003331737185-0.0586956975421344-108.182128906249-5.17431640625-1.93489002627939-0.0462461496317701-1.93489002627939 0.0462461496317701-108.18212890625 5.17431640625-0.999003331738095 0.0586956975421344-0.957112675086137 0.0798010349462857-0.954707891772159 0.104717330847052-0.991788981792524 0.133444585226243-104.49365234375 15.2202148437536-0.997865503061803 0.156569075221341-0.953680310737582 0.173896987063927-0.94877608499246 0.198922692889028-0.983152825826437 0.23164619268573-100.351074218751 24.81201171875-0.98361294678125 0.254777123001986-0.937636120098432 0.267921552276675-0.930218515908564 0.292637941063731-0.961360134208917 0.328926289366791-95.75439453125 33.9497070312464-0.957040571148355 0.351322706337669-0.909806961898539 0.359992984653218-0.899928746768637 0.384020712535857-0.927405925759558 0.423405889992864-90.70361328125 42.63330078125-0.783997713021563 0.37760822319251-0.744541261309678 0.378349897586304-0.735774885679348 0.395127387560933-0.757698586130573 0.427940693109122-0.510063511002954 0.299472594142571-85.19873046875 50.86279296875-0.87135919186403 0.533426105477702-0.82321124479131 0.532701840784284-0.808746780616275 0.554415592821897-0.827965799338926 0.598567361601454-79.2397460937491 58.63818359375-0.814515079668126 0.616886836942285-0.766668525418027 0.61141441404834-0.750128454445076 0.631597589766898-0.764894866749273 0.677436364116147-72.8266601562509 65.9594726562536-0.749626226374858 0.6942725674744-0.702554562727528 0.684103343097377-0.684103343094648 0.702554562725709-0.694272567476219 0.749626226377586-65.95947265625 72.8266601562464-0.677436364116147 0.764894866748364-0.631597589767807 0.750128454441438-0.611414414044702 0.766668525422574-0.616886836945923 0.814515079666307-58.6381835937491 79.2397460937536-0.598567361601454 0.827965799340745-0.554415592824626 0.808746780614456-0.532701840783375 0.82321124479131-0.533426105474973 0.87135919186403-50.86279296875 85.19873046875-0.299472594143481 0.510063511002954-0.427940693109122 0.757698586134211-0.395127387559114 0.735774885677529-0.378349897586304 0.744541261308768-0.377608223191601 0.783997713020653-42.6333007812509 90.7036132812464-0.423405889992864 0.927405925762287-0.384020712535857 0.89992874676318-0.359992984650489 0.909806961899449-0.351322706340397 0.957040571149264-33.9497070312491 95.7543945312536-0.328926289364972 0.961360134209826-0.29263794106555 0.930218515906745-0.267921552277585 0.93763612010298-0.254777123003805 0.983612946776702-24.81201171875 100.351074218746-0.23164619268573 0.983152825825528-0.198922692886299 0.948776084995188-0.173896987064836 0.95368031074031-0.156569075222251 0.997865503060893-15.2202148437509 104.49365234375-0.133444585228062 0.991788981795253-0.104717330843414 0.954707891767612-0.0798010349481046 0.957112675088865-0.0586956975421344 0.999003331737185-5.17431640625 108.182128906254zM6676.34013095464-22553.6371374088l-40.9308174906282 87.0815295302673-48.8090688817674 81.7585991914239-56.254151508856 76.018123500613-63.2689533561561 69.8560249037073-69.8560249037209 63.2689533561679-76.0181235005757 56.2541515088269-81.7585991914339 48.8090688817756-87.0815295302828 40.9308174906364-91.991550618648 32.6155912544964-96.4933838049919 23.8581897442637-100.591122372502 14.6517846734569-104.286805795071 4.98800435558223-104.286805795072-4.98800435558223-100.591122372502-14.6517846734569-96.4933838049928-23.8581897442637-91.991550618648-32.6155912544964-87.0815295302828-40.9308174906364-81.7585991914339-48.8090688817756-76.0181235005748-56.2541515088269-69.8560249037264-63.2689533561716-63.2689533561479-69.8560249037-56.2541515088578-76.0181235006166-48.8090688817683-81.7585991914239-40.9308174906291-87.0815295302673-32.6155912544918-91.9915506186299-23.85818974427-96.4933838050238-14.6517846734532-100.591122372491-4.98800435558496-104.286805795073 4.98800435558496-104.286805795076 14.6517846734532-100.591122372491 23.85818974427-96.4933838050238 32.6155912544918-91.9915506186299 40.9308174906291-87.0815295302673 48.8090688817683-81.7585991914239 56.2541515088578-76.0181235006166 63.2689533561434-69.8560249036891 69.8560249037282-63.2689533561788 76.0181235005903-56.2541515088415 81.7585991914157-48.8090688817647 87.0815295302882-40.9308174906364 91.991550618649-32.6155912544964 96.4933838049883-23.85818974426 100.591122372508-14.6517846734605 104.28680579507-4.98800435558223 104.286805795069 4.98800435558223 100.591122372508 14.6517846734605 96.4933838049874 23.85818974426 91.991550618649 32.6155912544964 87.0815295302882 40.9308174906364 81.7585991914202 48.8090688817647 76.018123500583 56.2541515088378 69.8560249037319 63.2689533561825 63.2689533561424 69.8560249036891 56.2541515088597 76.0181235006166 48.8090688817674 81.7585991914239 40.9308174906282 87.0815295302673 32.6155912544928 91.9915506186299 23.8581897442709 96.4933838050238 14.6517846734514 100.591122372491 4.98800435558496 104.286805795076-4.98800435558496 104.286805795073-14.6517846734514 100.591122372491-23.8581897442709 96.4933838050238z"/>
          <dr3d:extrude draw:style-name="gr792" draw:layer="layout" svg:viewBox="6376 -22333 2069 2069" svg:d="M6376-21299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6376-22333zM8445-20264z"/>
          <dr3d:extrude draw:style-name="gr793" draw:layer="layout" svg:viewBox="6335.5 -22373.5 2149 2149" svg:d="M6335.5-21299l0.0462461496317701 1.93489002627757 5.17431640624909 108.18212890625 0.0586956975421344 0.999003331737185 0.0798010349481046 0.957112675088865 0.104717330842504 0.954707891767612 0.133444585228972 0.991788981795253 15.2202148437509 104.49365234375 0.156569075221341 0.997865503060893 0.173896987064836 0.953680310736672 0.198922692886299 0.948776084995188 0.23164619268664 0.983152825825528 24.81201171875 100.35107421875 0.254777123004715 0.983612946776702 0.267921552276675 0.93763612010298 0.29263794106555 0.930218515906745 0.328926289364972 0.961360134213464 33.9497070312491 95.75439453125 0.351322706341307 0.957040571149264 0.359992984650489 0.909806961899449 0.384020712534038 0.89992874676318 0.423405889993774 0.927405925762287 42.6333007812509 90.70361328125 0.37760822319251 0.783997713020653 0.378349897586304 0.744541261308768 0.395127387559114 0.735774885681167 0.427940693108212 0.757698586130573 0.299472594143481 0.510063511002954 50.86279296875 85.19873046875 0.533426105475883 0.871359191867668 0.532701840782465 0.823211244787672 0.554415592825535 0.808746780618094 0.598567361600544 0.827965799337107 58.6381835937491 79.2397460937536 0.616886836945923 0.814515079669945 0.611414414044702 0.766668525415298 0.631597589768717 0.750128454448713 0.677436364116147 0.764894866744726 65.9594726562509 72.8266601562464 0.694272567477128 0.749626226373948 0.684103343093739 0.702554562725709 0.702554562726618 0.684103343097377 0.749626226375767 0.694272567478038 72.82666015625 65.95947265625 0.764894866749273 0.677436364116147 0.750128454445076 0.631597589766898 0.766668525418027 0.61141441404834 0.814515079668126 0.616886836942285 79.23974609375 58.63818359375 0.827965799338926 0.598567361601454 0.808746780615365 0.554415592821897 0.82321124479131 0.532701840784284 0.871359191863121 0.533426105477702 85.1987304687491 50.8627929687536 0.510063511003864 0.299472594142571 0.757698586131482 0.42794069311276 0.735774885679348 0.395127387557295 0.744541261309678 0.378349897586304 0.783997713021563 0.37760822319251 90.70361328125 42.6333007812464 0.927405925759558 0.423405889992864 0.899928746767728 0.384020712535857 0.90980696189763 0.359992984645942 0.957040571148355 0.351322706341307 95.7543945312509 33.94970703125 0.961360134209826 0.328926289366791 0.930218515907654 0.292637941067369 0.937636120098432 0.267921552276675 0.983612946782159 0.254777123001986 100.35107421875 24.81201171875 0.983152825825528 0.231646192689368 0.948776084993369 0.19892269288539 0.953680310738491 0.173896987067565 0.997865503061803 0.156569075217703 104.49365234375 15.22021484375 0.991788981792524 0.133444585226243 0.954707891772159 0.104717330847052 0.957112675086137 0.0798010349462857 0.999003331737185 0.0586956975421344 108.18212890625 5.17431640625 1.93489002627939 0.0462461496317701 1.93489002627939-0.0462461496317701 108.18212890625-5.17431640625 0.999003331737185-0.0586956975421344 0.957112675086137-0.0798010349462857 0.954707891772159-0.104717330847052 0.991788981792524-0.133444585226243 104.49365234375-15.22021484375 0.997865503061803-0.156569075217703 0.953680310738491-0.173896987067565 0.948776084993369-0.19892269288539 0.983152825825528-0.231646192689368 100.35107421875-24.81201171875 0.983612946782159-0.254777123001986 0.937636120099342-0.267921552276675 0.930218515908564-0.292637941067369 0.961360134208917-0.328926289366791 95.7543945312491-33.94970703125 0.957040571147445-0.351322706341307 0.90980696189763-0.359992984645942 0.899928746767728-0.384020712535857 0.927405925759558-0.423405889992864 90.70361328125-42.6333007812464 0.783997713021563-0.37760822319251 0.744541261309678-0.378349897586304 0.735774885679348-0.395127387557295 0.757698586131482-0.42794069311276 0.510063511003864-0.299472594142571 85.1987304687509-50.8627929687536 0.871359191863121-0.533426105477702 0.82321124479131-0.532701840784284 0.808746780616275-0.554415592821897 0.827965799338017-0.598567361601454 79.23974609375-58.63818359375 0.814515079668126-0.616886836942285 0.766668525418027-0.61141441404834 0.750128454445076-0.631597589766898 0.764894866749273-0.677436364116147 72.82666015625-65.95947265625 0.749626226375767-0.694272567478038 0.702554562726618-0.684103343097377 0.684103343094648-0.702554562725709 0.69427256747712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5 0.423405889994683-0.927405925762287 0.384020712532219-0.89992874676318 0.35999298464958-0.909806961899449 0.351322706343126-0.957040571149264 33.94970703125-95.75439453125 0.328926289364972-0.961360134213464 0.29263794106555-0.930218515906745 0.267921552278494-0.93763612010298 0.254777123003805-0.983612946776702 24.81201171875-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5-100.35107421875-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7128-0.749626226373948-0.684103343094648-0.702554562725709-0.702554562726618-0.684103343097377-0.749626226375767-0.694272567478038-72.82666015625-65.95947265625-0.764894866749273-0.677436364116147-0.750128454445076-0.631597589766898-0.766668525418027-0.61141441404834-0.814515079668126-0.616886836942285-79.23974609375-58.63818359375-0.827965799338926-0.598567361601454-0.808746780615365-0.554415592821897-0.82321124479131-0.532701840784284-0.87135919186403-0.533426105477702-85.1987304687509-50.86279296875-0.510063511002954-0.299472594142571-0.757698586131482-0.427940693109122-0.735774885679348-0.395127387560933-0.744541261308768-0.378349897586304-0.783997713021563-0.37760822319251-90.70361328125-42.63330078125-0.927405925759558-0.423405889992864-0.899928746768637-0.384020712535857-0.90980696189672-0.359992984645942-0.957040571148355-0.351322706341307-95.7543945312491-33.94970703125-0.961360134208917-0.328926289366791-0.930218515908564-0.292637941067369-0.937636120099342-0.267921552276675-0.983612946782159-0.254777123001986-100.35107421875-24.81201171875-0.983152825825528-0.231646192689368-0.948776084993369-0.19892269288539-0.953680310738491-0.173896987067565-0.997865503061803-0.156569075217703-104.49365234375-15.22021484375-0.991788981792524-0.133444585226243-0.954707891772159-0.104717330847052-0.957112675086137-0.0798010349462857-0.999003331737185-0.0586956975421344-108.18212890625-5.17431640625-1.93489002627939-0.0462461496317701-1.93489002627939 0.0462461496317701-108.18212890625 5.17431640625-0.999003331737185 0.0586956975421344-0.957112675086137 0.0798010349462857-0.954707891772159 0.104717330847052-0.991788981792524 0.133444585226243-104.49365234375 15.22021484375-0.997865503061803 0.156569075217703-0.953680310738491 0.173896987067565-0.948776084993369 0.19892269288539-0.983152825825528 0.231646192689368-100.35107421875 24.81201171875-0.983612946782159 0.254777123001986-0.937636120098432 0.267921552276675-0.930218515907654 0.292637941067369-0.961360134209826 0.328926289366791-95.7543945312509 33.94970703125-0.957040571148355 0.351322706341307-0.90980696189763 0.359992984645942-0.899928746768637 0.384020712535857-0.927405925759558 0.423405889992864-90.70361328125 42.63330078125-0.783997713021563 0.37760822319251-0.744541261308768 0.378349897586304-0.735774885679348 0.395127387560933-0.757698586131482 0.427940693109122-0.510063511002954 0.299472594142571-85.1987304687491 50.86279296875-0.87135919186403 0.533426105477702-0.82321124479131 0.532701840784284-0.808746780615365 0.554415592821897-0.827965799338926 0.598567361601454-79.23974609375 58.63818359375-0.814515079668126 0.616886836942285-0.766668525418027 0.61141441404834-0.750128454445076 0.631597589766898-0.764894866749273 0.677436364116147-72.82666015625 65.95947265625-0.749626226375767 0.694272567478038-0.702554562726618 0.684103343097377-0.684103343094648 0.702554562725709-0.694272567477128 0.749626226373948-65.9594726562509 72.82666015625-0.677436364115238 0.764894866748364-0.631597589768717 0.750128454441438-0.611414414044702 0.766668525422574-0.616886836945923 0.814515079666307-58.6381835937491 79.23974609375-0.598567361600544 0.827965799337107-0.554415592825535 0.808746780618094-0.532701840782465 0.823211244787672-0.533426105475883 0.871359191867668-50.86279296875 85.19873046875-0.299472594143481 0.510063511002954-0.427940693108212 0.757698586130573-0.395127387559114 0.735774885681167-0.378349897586304 0.744541261308768-0.37760822319251 0.783997713020653-42.6333007812509 90.70361328125-0.423405889993774 0.927405925762287-0.384020712534038 0.89992874676318-0.359992984650489 0.909806961899449-0.351322706341307 0.957040571149264-33.9497070312491 95.75439453125-0.328926289364972 0.961360134213464-0.29263794106555 0.930218515906745-0.267921552276675 0.93763612010298-0.254777123004715 0.983612946776702-24.81201171875 100.35107421875-0.23164619268664 0.983152825825528-0.198922692886299 0.948776084995188-0.173896987064836 0.953680310736672-0.156569075221341 0.997865503060893-15.2202148437509 104.49365234375-0.133444585228972 0.991788981795253-0.104717330842504 0.954707891767612-0.0798010349481046 0.957112675088865-0.0586956975421344 0.999003331737185-5.17431640624909 108.18212890625zM8327.34013095464-20905.6371374088l-40.9308174906291 87.0815295302709-48.8090688817629 81.7585991914166-56.2541515088633 76.0181235006239-63.2689533561479 69.8560249036964-69.8560249037219 63.2689533561679-76.0181235005839 56.2541515088378-81.758599191433 48.8090688817756-87.0815295303018 40.93081749064-91.9915506185998 32.6155912544818-96.4933838050147 23.8581897442673-100.591122372505 14.6517846734569-104.286805795072 4.98800435558223-104.286805795072-4.98800435558223-100.591122372505-14.6517846734569-96.4933838050183-23.8581897442673-91.9915506185953-32.6155912544818-87.0815295303046-40.93081749064-81.7585991914311-48.8090688817756-76.0181235005839-56.2541515088378-69.8560249037273-63.2689533561752-63.2689533561397-69.8560249036818-56.2541515088615-76.0181235006239-48.8090688817683-81.7585991914239-40.9308174906291-87.0815295302709-32.6155912544955-91.9915506186335-23.8581897442655-96.4933838050129-14.6517846734541-100.591122372498-4.98800435558405-104.286805795073 4.98800435558405-104.286805795073 14.6517846734541-100.591122372498 23.8581897442655-96.4933838050129 32.6155912544955-91.9915506186335 40.9308174906291-87.0815295302709 48.8090688817683-81.7585991914239 56.2541515088578-76.018123500613 63.2689533561488-69.8560249037 69.8560249037219-63.2689533561679 76.0181235005875-56.2541515088415 81.7585991914193-48.8090688817647 87.0815295303173-40.9308174906473 91.9915506185907-32.6155912544818 96.4933838050183-23.8581897442673 100.591122372505-14.6517846734569 104.286805795072-4.98800435558223 104.286805795072 4.98800435558223 100.591122372505 14.6517846734569 96.4933838050147 23.8581897442673 91.9915506185953 32.6155912544818 87.0815295303146 40.9308174906473 81.7585991914211 48.8090688817647 76.0181235005875 56.2541515088415 69.8560249037219 63.2689533561679 63.2689533561479 69.8560249037 56.254151508856 76.0181235006057 48.8090688817701 81.7585991914311 40.9308174906291 87.0815295302709 32.6155912544928 91.9915506186262 23.8581897442691 96.4933838050274 14.6517846734532 100.591122372491 4.98800435558587 104.286805795073-4.98800435558587 104.286805795073-14.6517846734532 100.591122372491-23.8581897442691 96.4933838050274z"/>
          <dr3d:extrude draw:style-name="gr794" draw:layer="layout" svg:viewBox="9672 -19036 2069 2069" svg:d="M9672-18002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9672-19036zM11741-16967z"/>
          <dr3d:extrude draw:style-name="gr795" draw:layer="layout" svg:viewBox="9631.5 -19076.5 2149 2149" svg:d="M9631.5-18002l0.0462461496317701 1.93489002627757 5.17431640625 108.18212890625 0.0586956975421344 0.999003331737185 0.0798010349481046 0.957112675088865 0.104717330843414 0.954707891767612 0.133444585228062 0.991788981795253 15.22021484375 104.49365234375 0.156569075221341 0.997865503060893 0.173896987065746 0.953680310736672 0.19892269288539 0.948776084995188 0.23164619268573 0.983152825825528 24.81201171875 100.35107421875 0.254777123003805 0.983612946776702 0.267921552278494 0.93763612010298 0.29263794106555 0.930218515906745 0.328926289364972 0.961360134213464 33.94970703125 95.7543945312536 0.351322706343126 0.957040571145626 0.35999298464958 0.909806961899449 0.384020712532219 0.899928746770456 0.423405889994683 0.927405925758649 42.63330078125 90.7036132812464 0.37760822319251 0.783997713020653 0.378349897586304 0.744541261308768 0.395127387559114 0.735774885681167 0.427940693107303 0.757698586130573 0.29947259414439 0.510063511002954 50.86279296875 85.19873046875 0.533426105474064 0.871359191867668 0.532701840784284 0.823211244787672 0.554415592825535 0.808746780618094 0.598567361599635 0.827965799337107 58.63818359375 79.2397460937536 0.616886836945923 0.814515079669945 0.611414414044702 0.766668525415298 0.631597589768717 0.750128454448713 0.677436364116147 0.764894866744726 65.95947265625 72.8266601562464 0.694272567478038 0.749626226373948 0.684103343093739 0.702554562725709 0.702554562725709 0.684103343097377 0.749626226375767 0.694272567478038 72.82666015625 65.9594726562536 0.764894866750183 0.677436364116147 0.750128454445076 0.631597589766898 0.766668525418936 0.611414414044702 0.814515079668126 0.616886836945923 79.23974609375 58.6381835937464 0.827965799337107 0.598567361601454 0.808746780616275 0.554415592821897 0.823211244789491 0.532701840784284 0.87135919186403 0.533426105477702 85.19873046875 50.8627929687536 0.510063511004773 0.299472594142571 0.757698586134211 0.42794069311276 0.735774885677529 0.395127387557295 0.744541261308768 0.378349897586304 0.783997713020653 0.37760822319251 90.70361328125 42.6333007812464 0.927405925758649 0.423405889992864 0.899928746770456 0.384020712535857 0.909806961895811 0.359992984645942 0.957040571149264 0.351322706341307 95.75439453125 33.94970703125 0.961360134209826 0.328926289366791 0.930218515906745 0.292637941067369 0.937636120101161 0.267921552276675 0.98361294678034 0.254777123001986 100.35107421875 24.81201171875 0.983152825825528 0.231646192689368 0.948776084993369 0.19892269288539 0.95368031074031 0.173896987067565 0.997865503060893 0.156569075217703 104.49365234375 15.22021484375 0.991788981791615 0.133444585226243 0.95470789177125 0.104717330847052 0.957112675087046 0.0798010349462857 0.999003331737185 0.0586956975421344 108.18212890625 5.17431640625 1.93489002627939 0.0462461496317701 1.93489002627939-0.0462461496317701 108.18212890625-5.17431640625 0.999003331737185-0.0586956975421344 0.957112675085227-0.0798010349462857 0.95470789177125-0.104717330847052 0.991788981793434-0.133444585226243 104.493652343752-15.22021484375 0.997865503060893-0.156569075217703 0.953680310738491-0.173896987067565 0.948776084995188-0.19892269288539 0.983152825825528-0.231646192689368 100.351074218748-24.81201171875 0.98361294678034-0.254777123001986 0.937636120101161-0.267921552276675 0.930218515906745-0.292637941067369 0.961360134209826-0.328926289366791 95.75439453125-33.94970703125 0.957040571149264-0.351322706341307 0.909806961895811-0.359992984645942 0.899928746770456-0.384020712535857 0.927405925758649-0.423405889992864 90.70361328125-42.6333007812464 0.783997713020653-0.37760822319251 0.744541261308768-0.378349897586304 0.735774885677529-0.395127387557295 0.757698586134211-0.42794069311276 0.510063511004773-0.299472594142571 85.19873046875-50.8627929687536 0.87135919186403-0.533426105477702 0.823211244789491-0.532701840784284 0.808746780616275-0.554415592821897 0.827965799337107-0.598567361601454 79.23974609375-58.6381835937464 0.814515079668126-0.616886836945923 0.766668525418936-0.611414414044702 0.750128454445076-0.631597589766898 0.764894866750183-0.677436364116147 72.82666015625-65.9594726562536 0.749626226375767-0.694272567478038 0.702554562725709-0.684103343097377 0.684103343093739-0.702554562725709 0.694272567478038-0.749626226373948 65.95947265625-72.8266601562464 0.677436364116147-0.764894866744726 0.631597589768717-0.750128454448713 0.611414414044702-0.766668525415298 0.616886836945923-0.814515079669945 58.63818359375-79.2397460937536 0.598567361599635-0.827965799337107 0.554415592825535-0.808746780618094 0.532701840784284-0.823211244787672 0.533426105474064-0.871359191867668 50.86279296875-85.19873046875 0.29947259414439-0.510063511002954 0.427940693107303-0.757698586130573 0.395127387559114-0.735774885681167 0.378349897586304-0.744541261308768 0.37760822319251-0.783997713020653 42.63330078125-90.7036132812464 0.423405889994683-0.927405925758649 0.384020712532219-0.899928746770456 0.35999298464958-0.909806961899449 0.351322706343126-0.957040571145626 33.9497070312518-95.7543945312536 0.328926289363153-0.961360134213464 0.292637941067369-0.930218515906745 0.267921552278494-0.93763612010298 0.254777123003805-0.983612946776702 24.8120117187482-100.35107421875 0.23164619268573-0.983152825825528 0.19892269288539-0.948776084995188 0.173896987065746-0.953680310736672 0.156569075221341-0.997865503060893 15.22021484375-104.49365234375 0.133444585228062-0.991788981795253 0.104717330843414-0.954707891767612 0.0798010349481046-0.957112675088865 0.0586956975421344-0.999003331737185 5.17431640625-108.18212890625 0.0462461496317701-1.93489002627757-0.0462461496317701-1.93489002627757-5.17431640625-108.18212890625-0.0586956975421344-0.999003331737185-0.0798010349481046-0.957112675088865-0.104717330843414-0.954707891767612-0.133444585228062-0.991788981795253-15.22021484375-104.49365234375-0.156569075221341-0.997865503060893-0.173896987065746-0.953680310736672-0.19892269288539-0.948776084995188-0.23164619268573-0.983152825825528-24.8120117187482-100.35107421875-0.254777123003805-0.983612946776702-0.267921552278494-0.93763612010298-0.292637941067369-0.930218515906745-0.328926289363153-0.961360134213464-33.9497070312518-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5-0.927405925758649-0.423405889992864-0.899928746768637-0.384020712535857-0.90980696189763-0.359992984645942-0.957040571149264-0.351322706341307-95.75439453125-33.94970703125-0.961360134209826-0.328926289366791-0.930218515906745-0.292637941067369-0.937636120101161-0.267921552276675-0.98361294678034-0.254777123001986-100.351074218748-24.81201171875-0.983152825825528-0.231646192689368-0.948776084995188-0.19892269288539-0.953680310738491-0.173896987067565-0.997865503060893-0.156569075217703-104.493652343752-15.22021484375-0.991788981793434-0.133444585226243-0.95470789177125-0.104717330847052-0.957112675085227-0.0798010349462857-0.999003331737185-0.0586956975421344-108.18212890625-5.17431640625-1.93489002627939-0.0462461496317701-1.93489002627939 0.0462461496317701-108.18212890625 5.17431640625-0.999003331737185 0.0586956975421344-0.957112675085227 0.0798010349462857-0.95470789177125 0.104717330847052-0.991788981793434 0.133444585226243-104.49365234375 15.22021484375-0.997865503060893 0.156569075217703-0.95368031074031 0.173896987067565-0.948776084993369 0.19892269288539-0.983152825825528 0.231646192689368-100.35107421875 24.81201171875-0.98361294678034 0.254777123001986-0.937636120101161 0.267921552276675-0.930218515906745 0.292637941067369-0.961360134209826 0.328926289366791-95.75439453125 33.94970703125-0.957040571149264 0.351322706341307-0.90980696189763 0.359992984645942-0.899928746768637 0.384020712535857-0.927405925758649 0.423405889992864-90.70361328125 42.63330078125-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0.23164619268573 0.983152825825528-0.19892269288539 0.948776084995188-0.173896987065746 0.953680310736672-0.156569075221341 0.997865503060893-15.22021484375 104.49365234375-0.133444585228062 0.991788981795253-0.104717330843414 0.954707891767612-0.0798010349481046 0.957112675088865-0.0586956975421344 0.999003331737185-5.17431640625 108.18212890625zM11623.3401309546-17608.6371374088l-40.9308174906291 87.0815295302673-48.8090688817629 81.7585991914166-56.2541515088688 76.0181235006312-63.2689533561388 69.8560249036818-69.8560249037346 63.2689533561861-76.0181235005657 56.2541515088196-81.7585991914421 48.8090688817829-87.0815295303073 40.93081749064-91.9915506185916 32.6155912544818-96.4933838050165 23.8581897442673-100.591122372505 14.6517846734569-104.286805795073 4.98800435558223-104.286805795073-4.98800435558223-100.591122372503-14.6517846734569-96.4933838050183-23.8581897442673-91.9915506185916-32.6155912544818-87.0815295303073-40.93081749064-81.7585991914421-48.8090688817829-76.0181235005657-56.2541515088196-69.8560249037346-63.2689533561861-63.2689533561388-69.8560249036818-56.2541515088688-76.0181235006312-48.8090688817629-81.7585991914166-40.9308174906291-87.0815295302673-32.6155912544928-91.9915506186299-23.8581897442691-96.4933838050274-14.6517846734532-100.591122372491-4.98800435558587-104.286805795073 4.98800435558587-104.286805795073 14.6517846734532-100.591122372491 23.8581897442691-96.4933838050274 32.6155912544928-91.9915506186262 40.9308174906291-87.0815295302709 48.809068881772-81.7585991914311 56.2541515088487-76.0181235006021 63.268953356157-69.8560249037073 69.8560249037091-63.268953356157 76.0181235006021-56.2541515088487 81.7585991914148-48.8090688817647 87.0815295303182-40.930817490651 91.9915506185898-32.6155912544782 96.4933838050183-23.8581897442673 100.591122372503-14.6517846734569 104.286805795073-4.98800435558223 104.286805795073 4.98800435558223 100.591122372505 14.6517846734569 96.4933838050165 23.8581897442673 91.9915506185898 32.6155912544818 87.0815295303182 40.9308174906473 81.7585991914148 48.8090688817647 76.0181235006021 56.2541515088487 69.8560249037091 63.268953356157 63.268953356157 69.8560249037073 56.2541515088506 76.0181235006021 48.8090688817701 81.7585991914311 40.9308174906291 87.0815295302709 32.6155912544946 91.9915506186262 23.8581897442673 96.4933838050274 14.6517846734532 100.591122372491 4.98800435558587 104.286805795073-4.98800435558587 104.286805795073-14.6517846734532 100.591122372491-23.8581897442673 96.4933838050274z"/>
          <dr3d:extrude draw:style-name="gr796" draw:layer="layout" svg:viewBox="11321 -17388 2069 2069" svg:d="M11321-16354l5.17431640625 108.18212890625 15.22021484375 104.49365234375 24.81201171875 100.35107421875 33.94970703125 95.75439453125 42.63330078125 90.70361328125 50.86279296875 85.19873046875 58.63818359375 79.23974609375 65.95947265625 72.82666015625 72.82666015625 65.95947265625 79.23974609375 58.63818359375 85.19873046875 50.86279296875 90.70361328125 42.63330078125 95.75439453125 33.94970703125 100.35107421875 24.81201171875 104.49365234375 15.22021484375 108.18212890625 5.17431640625 108.18212890625-5.17431640625 104.49365234375-15.22021484375 100.35107421875-24.81201171875 95.75439453125-33.94970703125 90.70361328125-42.63330078125 85.19873046875-50.86279296875 79.23974609375-58.63818359375 72.82666015625-65.95947265625 65.95947265625-72.82666015625 58.63818359375-79.23974609375 50.86279296875-85.19873046875 42.63330078125-90.70361328125 33.94970703125-95.75439453125 24.81201171875-100.35107421875 15.22021484375-104.49365234375 5.17431640625-108.18212890625-5.17431640625-108.18212890625-15.22021484375-104.49365234375-24.81201171875-100.35107421875-33.94970703125-95.75439453125-42.63330078125-90.70361328125-50.86279296875-85.19873046875-58.63818359375-79.23974609375-65.95947265625-72.82666015625-72.82666015625-65.95947265625-79.23974609375-58.63818359375-85.19873046875-50.86279296875-90.70361328125-42.63330078125-95.75439453125-33.94970703125-100.35107421875-24.81201171875-104.49365234375-15.22021484375-108.18212890625-5.17431640625-108.18212890625 5.17431640625-104.49365234375 15.22021484375-100.35107421875 24.81201171875-95.75439453125 33.94970703125-90.70361328125 42.63330078125-85.19873046875 50.86279296875-79.23974609375 58.63818359375-72.82666015625 65.95947265625-65.95947265625 72.82666015625-58.63818359375 79.23974609375-50.86279296875 85.19873046875-42.63330078125 90.70361328125-33.94970703125 95.75439453125-24.81201171875 100.35107421875-15.22021484375 104.49365234375zM11321-17388zM13390-15319z"/>
          <dr3d:extrude draw:style-name="gr797" draw:layer="layout" svg:viewBox="11280.5 -17428.5 2149 2149" svg:d="M11280.5-16354l0.0462461496317701 1.93489002627939 5.17431640625 108.18212890625 0.0586956975421344 0.999003331737185 0.0798010349481046 0.957112675085227 0.104717330843414 0.95470789177125 0.133444585228062 0.991788981793434 15.22021484375 104.493652343752 0.156569075221341 0.997865503060893 0.173896987065746 0.953680310738491 0.19892269288539 0.948776084995188 0.23164619268573 0.983152825825528 24.81201171875 100.351074218748 0.254777123003805 0.98361294678034 0.267921552278494 0.937636120101161 0.29263794106555 0.930218515906745 0.328926289364972 0.961360134209826 33.94970703125 95.75439453125 0.351322706343126 0.957040571149264 0.35999298464958 0.909806961895811 0.384020712532219 0.899928746770456 0.423405889994683 0.927405925758649 42.63330078125 90.7036132812518 0.377608223190691 0.783997713022472 0.378349897586304 0.744541261308768 0.395127387559114 0.735774885677529 0.427940693109122 0.757698586132392 0.29947259414439 0.510063511002954 50.86279296875 85.19873046875 0.533426105474064 0.87135919186403 0.532701840784284 0.82321124479131 0.554415592825535 0.808746780616275 0.598567361601454 0.827965799338926 58.63818359375 79.2397460937482 0.616886836945923 0.814515079668126 0.611414414044702 0.766668525417117 0.631597589766898 0.750128454445076 0.677436364116147 0.764894866748364 65.95947265625 72.82666015625 0.694272567478038 0.749626226377586 0.684103343093739 0.702554562725709 0.702554562725709 0.684103343093739 0.749626226377586 0.694272567478038 72.82666015625 65.95947265625 0.764894866748364 0.677436364116147 0.750128454445076 0.631597589766898 0.766668525417117 0.611414414044702 0.814515079668126 0.616886836945923 79.23974609375 58.63818359375 0.827965799340745 0.598567361601454 0.808746780616275 0.554415592825535 0.82321124479131 0.532701840784284 0.871359191862211 0.533426105474064 85.19873046875 50.86279296875 0.510063511002954 0.29947259414439 0.757698586134211 0.427940693107303 0.735774885677529 0.395127387559114 0.744541261306949 0.378349897586304 0.783997713020653 0.37760822319251 90.70361328125 42.6333007812518 0.927405925760468 0.423405889992864 0.899928746766818 0.384020712535857 0.909806961899449 0.35999298464958 0.957040571149264 0.351322706341307 95.75439453125 33.94970703125 0.961360134209826 0.328926289363153 0.930218515906745 0.292637941067369 0.937636120101161 0.267921552278494 0.98361294678034 0.254777123003805 100.35107421875 24.8120117187482 0.983152825825528 0.23164619268573 0.948776084993369 0.19892269288539 0.953680310738491 0.173896987065746 0.997865503060893 0.156569075221341 104.49365234375 15.2202148437518 0.991788981793434 0.133444585228062 0.95470789177125 0.104717330843414 0.957112675087046 0.0798010349499236 0.999003331737185 0.0586956975403155 108.18212890625 5.17431640624818 1.93489002627939 0.0462461496317701 1.93489002627939-0.0462461496317701 108.18212890625-5.17431640624818 0.999003331737185-0.0586956975403155 0.957112675087046-0.0798010349499236 0.95470789177125-0.104717330843414 0.991788981793434-0.133444585228062 104.49365234375-15.2202148437518 0.997865503060893-0.156569075221341 0.953680310738491-0.173896987065746 0.948776084993369-0.19892269288539 0.983152825825528-0.23164619268573 100.35107421875-24.8120117187482 0.98361294678034-0.254777123003805 0.937636120101161-0.267921552278494 0.930218515906745-0.292637941067369 0.961360134209826-0.328926289363153 95.75439453125-33.94970703125 0.957040571149264-0.351322706341307 0.909806961899449-0.35999298464958 0.899928746766818-0.384020712535857 0.927405925760468-0.423405889992864 90.70361328125-42.6333007812518 0.783997713020653-0.37760822319251 0.744541261306949-0.378349897586304 0.735774885677529-0.395127387559114 0.757698586134211-0.427940693107303 0.510063511002954-0.29947259414439 85.19873046875-50.86279296875 0.871359191862211-0.533426105474064 0.82321124479131-0.532701840784284 0.808746780616275-0.554415592825535 0.827965799340745-0.598567361601454 79.23974609375-58.63818359375 0.814515079668126-0.616886836945923 0.766668525417117-0.611414414044702 0.750128454445076-0.631597589766898 0.764894866748364-0.677436364116147 72.82666015625-65.95947265625 0.749626226377586-0.694272567478038 0.702554562725709-0.684103343093739 0.684103343093739-0.702554562725709 0.694272567478038-0.749626226377586 65.95947265625-72.82666015625 0.677436364116147-0.764894866748364 0.631597589766898-0.750128454445076 0.611414414044702-0.766668525417117 0.616886836945923-0.814515079668126 58.63818359375-79.2397460937482 0.598567361601454-0.827965799338926 0.554415592825535-0.808746780616275 0.532701840784284-0.82321124479131 0.533426105474064-0.87135919186403 50.86279296875-85.19873046875 0.29947259414439-0.510063511002954 0.427940693109122-0.757698586132392 0.395127387559114-0.735774885677529 0.378349897586304-0.744541261308768 0.377608223190691-0.783997713022472 42.63330078125-90.7036132812518 0.423405889994683-0.927405925758649 0.384020712532219-0.899928746770456 0.35999298464958-0.909806961895811 0.351322706343126-0.957040571149264 33.94970703125-95.75439453125 0.328926289364972-0.961360134209826 0.29263794106555-0.930218515906745 0.267921552278494-0.937636120101161 0.254777123003805-0.98361294678034 24.81201171875-100.351074218748 0.23164619268573-0.983152825825528 0.19892269288539-0.948776084995188 0.173896987065746-0.953680310738491 0.156569075221341-0.997865503060893 15.22021484375-104.493652343752 0.133444585228062-0.991788981793434 0.104717330843414-0.95470789177125 0.0798010349481046-0.957112675085227 0.0586956975421344-0.999003331737185 5.17431640625-108.18212890625 0.0462461496317701-1.93489002627939-0.0462461496317701-1.93489002627939-5.17431640625-108.182128906248-0.0586956975421344-0.999003331737185-0.0798010349481046-0.957112675088865-0.104717330843414-0.954707891767612-0.133444585228062-0.991788981795253-15.22021484375-104.493652343746-0.156569075221341-0.997865503060893-0.173896987065746-0.95368031074031-0.19892269288539-0.94877608499155-0.23164619268573-0.983152825825528-24.81201171875-100.351074218754-0.254777123003805-0.983612946776702-0.267921552278494-0.93763612010298-0.29263794106555-0.930218515906745-0.328926289364972-0.961360134213464-33.94970703125-95.75439453125-0.351322706343126-0.957040571149264-0.35999298464958-0.909806961899449-0.384020712532219-0.89992874676318-0.423405889994683-0.927405925762287-42.63330078125-90.70361328125-0.37760822319251-0.783997713020653-0.378349897586304-0.744541261308768-0.395127387559114-0.735774885681167-0.427940693107303-0.757698586130573-0.29947259414439-0.510063511002954-50.86279296875-85.19873046875-0.533426105474064-0.871359191867668-0.532701840784284-0.823211244787672-0.554415592825535-0.808746780618094-0.598567361601454-0.827965799337107-58.63818359375-79.23974609375-0.616886836945923-0.814515079666307-0.611414414044702-0.766668525418936-0.631597589766898-0.750128454445076-0.677436364116147-0.764894866748364-65.95947265625-72.82666015625-0.694272567478038-0.749626226373948-0.684103343093739-0.702554562725709-0.702554562725709-0.684103343097377-0.749626226377586-0.694272567478038-72.82666015625-65.95947265625-0.764894866748364-0.677436364116147-0.750128454445076-0.631597589766898-0.766668525417117-0.61141441404834-0.814515079668126-0.616886836942285-79.23974609375-58.63818359375-0.827965799340745-0.598567361601454-0.808746780616275-0.554415592821897-0.82321124479131-0.532701840784284-0.871359191862211-0.533426105477702-85.19873046875-50.86279296875-0.510063511002954-0.299472594142571-0.757698586134211-0.427940693109122-0.735774885677529-0.395127387560933-0.744541261308768-0.378349897586304-0.783997713020653-0.37760822319251-90.70361328125-42.6333007812464-0.927405925758649-0.423405889992864-0.899928746766818-0.384020712532219-0.909806961899449-0.359992984653218-0.957040571147445-0.351322706337669-95.75439453125-33.9497070312536-0.961360134209826-0.328926289366791-0.930218515908564-0.292637941067369-0.937636120101161-0.267921552276675-0.98361294678034-0.254777123001986-100.35107421875-24.81201171875-0.983152825825528-0.231646192689368-0.948776084993369-0.19892269288539-0.953680310738491-0.173896987067565-0.997865503062712-0.156569075217703-104.49365234375-15.2202148437464-0.991788981791615-0.133444585229881-0.95470789177125-0.104717330839776-0.957112675085227-0.0798010349462857-0.999003331737185-0.0586956975457724-108.18212890625-5.17431640625364-1.93489002628121-0.0462461496317701-1.93489002628121 0.0462461496317701-108.18212890625 5.17431640625364-0.999003331737185 0.0586956975457724-0.957112675085227 0.0798010349462857-0.95470789177125 0.104717330839776-0.991788981791615 0.133444585229881-104.49365234375 15.2202148437464-0.997865503062712 0.156569075217703-0.953680310738491 0.173896987067565-0.948776084993369 0.19892269288539-0.983152825825528 0.231646192689368-100.35107421875 24.81201171875-0.98361294678034 0.254777123001986-0.937636120101161 0.267921552276675-0.930218515908564 0.292637941067369-0.961360134209826 0.328926289366791-95.75439453125 33.9497070312536-0.957040571147445 0.351322706337669-0.909806961899449 0.359992984653218-0.899928746766818 0.384020712532219-0.927405925758649 0.423405889992864-90.70361328125 42.6333007812464-0.783997713020653 0.37760822319251-0.744541261308768 0.378349897586304-0.735774885677529 0.395127387560933-0.757698586134211 0.427940693109122-0.510063511002954 0.299472594142571-85.19873046875 50.86279296875-0.871359191862211 0.533426105477702-0.82321124479131 0.532701840784284-0.808746780616275 0.554415592821897-0.827965799340745 0.598567361601454-79.23974609375 58.63818359375-0.814515079668126 0.616886836942285-0.766668525417117 0.61141441404834-0.750128454445076 0.631597589766898-0.764894866748364 0.677436364116147-72.82666015625 65.95947265625-0.749626226377586 0.694272567478038-0.702554562725709 0.684103343097377-0.684103343093739 0.702554562725709-0.694272567478038 0.749626226373948-65.95947265625 72.82666015625-0.677436364116147 0.764894866748364-0.631597589766898 0.750128454445076-0.611414414044702 0.766668525418936-0.616886836945923 0.814515079666307-58.63818359375 79.23974609375-0.598567361601454 0.827965799337107-0.554415592825535 0.808746780618094-0.532701840784284 0.823211244787672-0.533426105474064 0.871359191867668-50.86279296875 85.19873046875-0.29947259414439 0.510063511002954-0.427940693107303 0.757698586130573-0.395127387559114 0.735774885681167-0.378349897586304 0.744541261308768-0.37760822319251 0.783997713020653-42.63330078125 90.70361328125-0.423405889994683 0.927405925762287-0.384020712532219 0.89992874676318-0.35999298464958 0.909806961899449-0.351322706343126 0.957040571149264-33.94970703125 95.75439453125-0.328926289364972 0.961360134213464-0.29263794106555 0.930218515906745-0.267921552278494 0.93763612010298-0.254777123003805 0.983612946776702-24.81201171875 100.351074218754-0.23164619268573 0.983152825825528-0.19892269288539 0.94877608499155-0.173896987065746 0.95368031074031-0.156569075221341 0.997865503060893-15.22021484375 104.493652343746-0.133444585228062 0.991788981795253-0.104717330843414 0.954707891767612-0.0798010349481046 0.957112675088865-0.0586956975421344 0.999003331737185-5.17431640625 108.182128906248zM13272.3401309546-15960.6371374088l-40.9308174906291 87.0815295302728-48.8090688817701 81.7585991914293-56.2541515088506 76.0181235006003-63.268953356157 69.8560249037091-69.8560249037091 63.268953356157-76.0181235006021 56.2541515088506-81.758599191422 48.8090688817665-87.0815295302855 40.9308174906364-91.9915506186135 32.6155912544891-96.4933838050365 23.8581897442691-100.591122372489 14.651784673455-104.286805795071 4.98800435558405-104.286805795071-4.98800435558405-100.591122372489-14.651784673455-96.4933838050365-23.8581897442691-91.9915506186135-32.6155912544891-87.0815295302855-40.9308174906364-81.758599191422-48.8090688817665-76.0181235006021-56.2541515088506-69.8560249037091-63.268953356157-63.268953356157-69.8560249037091-56.2541515088506-76.0181235006003-48.8090688817701-81.7585991914293-40.9308174906291-87.0815295302728-32.6155912544909-91.9915506186226-23.8581897442727-96.4933838050347-14.6517846734514-100.591122372487-4.98800435558587-104.286805795073 4.98800435558587-104.286805795075 14.6517846734532-100.591122372487 23.8581897442691-96.4933838050311 32.6155912544928-91.9915506186262 40.9308174906291-87.0815295302709 48.809068881772-81.7585991914311 56.2541515088487-76.0181235006021 63.268953356157-69.8560249037073 69.8560249037091-63.268953356157 76.0181235006021-56.2541515088487 81.7585991914148-48.8090688817647 87.0815295303109-40.9308174906437 91.9915506186026-32.6155912544891 96.4933838050129-23.8581897442637 100.591122372502-14.6517846734496 104.286805795075-4.98800435558951 104.286805795075 4.98800435558951 100.591122372502 14.6517846734496 96.4933838050129 23.8581897442637 91.9915506186026 32.6155912544891 87.0815295303109 40.9308174906437 81.7585991914148 48.8090688817647 76.0181235006021 56.2541515088487 69.8560249037091 63.268953356157 63.268953356157 69.8560249037073 56.2541515088506 76.0181235006021 48.8090688817701 81.7585991914311 40.9308174906291 87.0815295302709 32.6155912544928 91.9915506186262 23.8581897442691 96.4933838050311 14.6517846734532 100.591122372487 4.98800435558587 104.286805795073-4.98800435558587 104.286805795073-14.6517846734514 100.591122372487-23.8581897442727 96.4933838050347z"/>
        </dr3d:scene>
        <draw:frame draw:style-name="gr543" draw:text-style-name="P39" draw:layer="layout" svg:width="4.57cm" svg:height="0.784cm" svg:x="10.098cm" svg:y="1.479cm">
          <draw:text-box>
            <text:p text:style-name="P22"><text:span text:style-name="T6">Virtual Machine Host</text:span></text:p>
          </draw:text-box>
        </draw:frame>
        <draw:frame draw:style-name="gr286" draw:text-style-name="P40" draw:layer="layout" svg:width="3.248cm" svg:height="1.317cm" svg:x="1.56cm" svg:y="7.492cm">
          <draw:text-box>
            <text:p text:style-name="P22"><text:span text:style-name="T7">VLAN WLAN</text:span><text:span text:style-name="T7"><text:line-break/></text:span><text:span text:style-name="T7">172.16.16.0/24</text:span></text:p>
          </draw:text-box>
        </draw:frame>
        <draw:frame draw:style-name="gr286" draw:text-style-name="P41" draw:layer="layout" svg:width="3.248cm" svg:height="1.317cm" svg:x="1.581cm" svg:y="2.852cm">
          <draw:text-box>
            <text:p text:style-name="P22"><text:span text:style-name="T8">VLAN DMZ</text:span><text:span text:style-name="T8"><text:line-break/></text:span><text:span text:style-name="T8">172.16.17.0/24</text:span></text:p>
          </draw:text-box>
        </draw:frame>
        <draw:connector draw:style-name="gr27" draw:text-style-name="P11" draw:layer="layout" draw:line-skew="-0.797cm" svg:x1="10.232cm" svg:y1="6.399cm" svg:x2="17.018cm" svg:y2="6.858cm" draw:start-shape="id1" draw:start-glue-point="13" svg:d="M10232 6399v353h6786v106" svg:viewBox="0 0 6787 460">
          <text:p/>
        </draw:connector>
        <draw:custom-shape draw:style-name="gr798" draw:text-style-name="P43" draw:layer="layout" svg:width="2.99cm" svg:height="1.3cm" svg:x="12.717cm" svg:y="0.3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42"><text:span text:style-name="T9">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tillium Web" svg:font-family="'Titillium Web'"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draw:gradient draw:name="Gradient_20_3" draw:display-name="Gradient 3" draw:style="axial" draw:start-color="#dddddd" draw:end-color="#b2b2b2" draw:start-intensity="100%" draw:end-intensity="100%" draw:angle="0" draw:border="0%"/>
    <draw:gradient draw:name="Gradient_20_5" draw:display-name="Gradient 5" draw:style="square" draw:cx="50%" draw:cy="50%" draw:start-color="#dddddd" draw:end-color="#b2b2b2"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VRT_20_Light_20_Axial_20_V" draw:display-name="VRT Light Axial V" draw:style="axial" draw:start-color="#7fb9dd" draw:end-color="#0073bc"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Noto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6.79cm" fo:page-height="16.84cm" style:print-orientation="portrait"/>
    </style:page-layout>
    <style:style style:name="Mdp1" style:family="drawing-page">
      <style:drawing-page-properties draw:background-size="border" draw:fill="none" draw:fill-color="#add58a"/>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2T10:09:25.904041657</meta:creation-date>
    <dc:date>2019-02-01T11:18:13.370140135</dc:date>
    <meta:editing-duration>PT1H57M52S</meta:editing-duration>
    <meta:editing-cycles>26</meta:editing-cycles>
    <meta:generator>LibreOffice/6.0.7.3$Linux_X86_64 LibreOffice_project/dc89aa7a9eabfd848af146d5086077aeed2ae4a5</meta:generator>
    <meta:keyword>linuxmuster.net</meta:keyword>
    <dc:subject>Struktur</dc:subject>
    <dc:title>Struktur der VLANs mit virtualierten lmn Servern</dc:title>
    <dc:creator>Thorsten Koslowski</dc:creator>
    <meta:document-statistic meta:object-count="926"/>
    <meta:user-defined meta:name="Herausgeber">linuxmuster.net e.V.</meta:user-defined>
    <meta:user-defined meta:name="License">CC BY-SA 3.0</meta:user-defined>
  </office:meta>
</office:document-meta>
</file>